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16.348cm" fo:margin-left="-0.436cm" fo:margin-top="0cm" fo:margin-bottom="0cm" table:align="left" style:writing-mode="lr-tb"/>
    </style:style>
    <style:style style:name="Table4.A" style:family="table-column">
      <style:table-column-properties style:column-width="2.434cm"/>
    </style:style>
    <style:style style:name="Table4.B" style:family="table-column">
      <style:table-column-properties style:column-width="1.164cm"/>
    </style:style>
    <style:style style:name="Table4.C" style:family="table-column">
      <style:table-column-properties style:column-width="1.159cm"/>
    </style:style>
    <style:style style:name="Table4.D" style:family="table-column">
      <style:table-column-properties style:column-width="1.161cm"/>
    </style:style>
    <style:style style:name="Table4.I" style:family="table-column">
      <style:table-column-properties style:column-width="1.157cm"/>
    </style:style>
    <style:style style:name="Table4.1" style:family="table-row">
      <style:table-row-properties style:min-row-height="2.284cm" fo:keep-together="always"/>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0.5pt solid #000000" loext:writing-mode="bt-lr"/>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16.244cm" fo:margin-left="0.009cm" fo:margin-top="0cm" fo:margin-bottom="0cm" table:align="left" style:writing-mode="lr-tb"/>
    </style:style>
    <style:style style:name="Table5.A" style:family="table-column">
      <style:table-column-properties style:column-width="1.004cm"/>
    </style:style>
    <style:style style:name="Table5.B" style:family="table-column">
      <style:table-column-properties style:column-width="2.815cm"/>
    </style:style>
    <style:style style:name="Table5.C" style:family="table-column">
      <style:table-column-properties style:column-width="2.813cm"/>
    </style:style>
    <style:style style:name="Table5.E" style:family="table-column">
      <style:table-column-properties style:column-width="2.522cm"/>
    </style:style>
    <style:style style:name="Table5.F" style:family="table-column">
      <style:table-column-properties style:column-width="4.274cm"/>
    </style:style>
    <style:style style:name="Table5.1" style:family="table-row">
      <style:table-row-properties style:min-row-height="0.984cm" fo:keep-together="auto"/>
    </style:style>
    <style:style style:name="Table5.A1" style:family="table-cell">
      <style:table-cell-properties fo:background-color="transparent" fo:padding-left="0.191cm" fo:padding-right="0.191cm" fo:padding-top="0cm" fo:padding-bottom="0cm" fo:border="0.5pt solid #000000">
        <style:background-image/>
      </style:table-cell-properties>
    </style:style>
    <style:style style:name="Table5.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5.2" style:family="table-row">
      <style:table-row-properties style:min-row-height="0.429cm" fo:keep-together="auto"/>
    </style:style>
    <style:style style:name="Table5.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5.B2" style:family="table-cell">
      <style:table-cell-properties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5.C14" style:family="table-cell">
      <style:table-cell-properties fo:background-color="#ffff00" fo:padding-left="0.191cm" fo:padding-right="0.191cm" fo:padding-top="0cm" fo:padding-bottom="0cm" fo:border-left="none" fo:border-right="0.5pt solid #000000" fo:border-top="none" fo:border-bottom="0.5pt solid #000000">
        <style:background-image/>
      </style:table-cell-properties>
    </style:style>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Frame_20_contents">
      <style:text-properties fo:color="#000000" loext:opacity="100%" fo:language="en" fo:country="IN"/>
    </style:style>
    <style:style style:name="P4" style:family="paragraph" style:parent-style-name="Heading_20_1">
      <style:paragraph-properties fo:text-align="justify" style:justify-single-word="false"/>
      <style:text-properties fo:language="en" fo:country="IN"/>
    </style:style>
    <style:style style:name="P5" style:family="paragraph" style:parent-style-name="Heading_20_2">
      <style:paragraph-properties fo:text-align="justify" style:justify-single-word="false"/>
      <style:text-properties fo:language="en" fo:country="IN"/>
    </style:style>
    <style:style style:name="P6" style:family="paragraph" style:parent-style-name="Heading_20_3">
      <style:paragraph-properties fo:text-align="justify" style:justify-single-word="false"/>
    </style:style>
    <style:style style:name="P7" style:family="paragraph" style:parent-style-name="Heading_20_3">
      <style:paragraph-properties fo:text-align="justify" style:justify-single-word="false"/>
      <style:text-properties fo:language="en" fo:country="IN"/>
    </style:style>
    <style:style style:name="P8" style:family="paragraph" style:parent-style-name="Heading_20_4">
      <style:paragraph-properties fo:text-align="justify" style:justify-single-word="false"/>
      <style:text-properties fo:language="en" fo:country="IN"/>
    </style:style>
    <style:style style:name="P9" style:family="paragraph" style:parent-style-name="Heading_20_5">
      <style:paragraph-properties fo:text-align="justify" style:justify-single-word="false"/>
      <style:text-properties fo:language="en" fo:country="IN"/>
    </style:style>
    <style:style style:name="P10" style:family="paragraph" style:parent-style-name="Heading_20_6">
      <style:paragraph-properties fo:text-align="justify" style:justify-single-word="false"/>
      <style:text-properties fo:language="en" fo:country="IN"/>
    </style:style>
    <style:style style:name="P11" style:family="paragraph" style:parent-style-name="List_20_Paragraph">
      <style:paragraph-properties fo:margin-left="0cm" fo:margin-right="0cm" fo:text-align="justify" style:justify-single-word="false" fo:text-indent="0cm" style:auto-text-indent="false"/>
      <style:text-properties fo:language="en" fo:country="IN"/>
    </style:style>
    <style:style style:name="P12" style:family="paragraph" style:parent-style-name="List_20_Paragraph">
      <style:paragraph-properties fo:margin-left="0cm" fo:margin-right="0cm" fo:text-align="justify" style:justify-single-word="false" fo:text-indent="0cm" style:auto-text-indent="false"/>
      <style:text-properties fo:color="#806000" loext:opacity="100%" fo:language="en" fo:country="IN"/>
    </style:style>
    <style:style style:name="P13"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1" style:font-size-asian="11pt" style:language-asian="en" style:country-asian="US" style:font-weight-asian="bold" style:font-name-complex="Mangal" style:font-size-complex="11pt" style:language-complex="ar" style:country-complex="SA"/>
    </style:style>
    <style:style style:name="P14"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style:letter-kerning="false" style:font-name-asian="Calibri1" style:font-size-asian="11pt" style:language-asian="en" style:country-asian="US" style:font-name-complex="Mangal" style:font-size-complex="11pt" style:language-complex="ar" style:country-complex="SA"/>
    </style:style>
    <style:style style:name="P15"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16" style:family="paragraph" style:parent-style-name="Standard">
      <style:paragraph-properties fo:margin-left="0.635cm" fo:margin-right="0cm" fo:text-align="justify" style:justify-single-word="false" fo:text-indent="0cm" style:auto-text-indent="false"/>
      <style:text-properties fo:language="en" fo:country="IN"/>
    </style:style>
    <style:style style:name="P17" style:family="paragraph" style:parent-style-name="List_20_Paragraph">
      <style:paragraph-properties fo:margin-left="0.199cm" fo:margin-right="0.199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1" style:font-size-asian="11pt" style:language-asian="en" style:country-asian="US" style:font-weight-asian="bold" style:font-name-complex="Mangal" style:font-size-complex="11pt" style:language-complex="ar" style:country-complex="SA"/>
    </style:style>
    <style:style style:name="P18" style:family="paragraph" style:parent-style-name="Standard">
      <style:paragraph-properties fo:text-align="justify" style:justify-single-word="false"/>
      <style:text-properties fo:language="en" fo:country="IN"/>
    </style:style>
    <style:style style:name="P19"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 fo:font-size="11pt" fo:language="en" fo:country="IN" style:letter-kerning="false" style:font-name-asian="Calibri1" style:font-size-asian="11pt" style:language-asian="en" style:country-asian="US" style:font-name-complex="Mangal" style:font-size-complex="11pt" style:language-complex="ar" style:country-complex="SA"/>
    </style:style>
    <style:style style:name="P20" style:family="paragraph" style:parent-style-name="Standard">
      <style:paragraph-properties fo:margin-top="0cm" fo:margin-bottom="0cm" style:contextual-spacing="false" fo:line-height="100%" fo:text-align="justify" style:justify-single-word="false" fo:orphans="0" fo:widows="0"/>
      <style:text-properties fo:color="#000000" loext:opacity="100%" fo:font-size="9pt" fo:language="en" fo:country="IN" style:font-name-asian="Times New Roman" style:font-size-asian="9pt" style:language-asian="en" style:country-asian="IN" style:font-name-complex="Calibri1" style:font-size-complex="9pt" style:language-complex="mr" style:country-complex="IN"/>
    </style:style>
    <style:style style:name="P21" style:family="paragraph" style:parent-style-name="Standard">
      <style:paragraph-properties fo:margin-top="0cm" fo:margin-bottom="0cm" style:contextual-spacing="false" fo:text-align="justify" style:justify-single-word="false"/>
      <style:text-properties fo:language="en" fo:country="IN"/>
    </style:style>
    <style:style style:name="P22" style:family="paragraph" style:parent-style-name="Standard">
      <style:paragraph-properties fo:margin-top="0cm" fo:margin-bottom="0cm" style:contextual-spacing="false" fo:text-align="justify" style:justify-single-word="false"/>
      <style:text-properties style:font-name="Courier New" fo:font-size="9pt" fo:language="en" fo:country="IN" style:font-size-asian="9pt" style:font-name-complex="Courier New1" style:font-size-complex="9pt"/>
    </style:style>
    <style:style style:name="P23"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language="en" fo:country="IN"/>
    </style:style>
    <style:style style:name="P24"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1" style:font-size-complex="9pt"/>
    </style:style>
    <style:style style:name="P25"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1" style:font-size-complex="9pt"/>
    </style:style>
    <style:style style:name="P26" style:family="paragraph" style:parent-style-name="Standard">
      <style:paragraph-properties fo:margin-left="0cm" fo:margin-right="0cm" fo:text-align="justify" style:justify-single-word="false" fo:text-indent="0.635cm" style:auto-text-indent="false"/>
      <style:text-properties fo:language="en" fo:country="IN"/>
    </style:style>
    <style:style style:name="P27" style:family="paragraph" style:parent-style-name="Heading_20_4">
      <style:paragraph-properties fo:text-align="justify" style:justify-single-word="false"/>
      <style:text-properties fo:language="en" fo:country="IN" fo:font-style="normal" style:font-style-asian="normal" style:font-style-complex="normal"/>
    </style:style>
    <style:style style:name="P28" style:family="paragraph" style:parent-style-name="List_20_Paragraph" style:list-style-name="WWNum11">
      <style:paragraph-properties fo:text-align="justify" style:justify-single-word="false"/>
      <style:text-properties fo:language="en" fo:country="IN"/>
    </style:style>
    <style:style style:name="P29" style:family="paragraph" style:parent-style-name="List_20_Paragraph" style:list-style-name="WWNum90">
      <style:paragraph-properties fo:text-align="justify" style:justify-single-word="false"/>
      <style:text-properties fo:language="en" fo:country="IN"/>
    </style:style>
    <style:style style:name="P30" style:family="paragraph" style:parent-style-name="List_20_Paragraph" style:list-style-name="WWNum91">
      <style:paragraph-properties fo:text-align="justify" style:justify-single-word="false"/>
      <style:text-properties fo:language="en" fo:country="IN"/>
    </style:style>
    <style:style style:name="P31" style:family="paragraph" style:parent-style-name="List_20_Paragraph" style:list-style-name="WWNum35">
      <style:paragraph-properties fo:text-align="justify" style:justify-single-word="false"/>
      <style:text-properties fo:language="en" fo:country="IN"/>
    </style:style>
    <style:style style:name="P32" style:family="paragraph" style:parent-style-name="List_20_Paragraph" style:list-style-name="WWNum36">
      <style:paragraph-properties fo:text-align="justify" style:justify-single-word="false"/>
      <style:text-properties fo:language="en" fo:country="IN"/>
    </style:style>
    <style:style style:name="P33" style:family="paragraph" style:parent-style-name="List_20_Paragraph" style:list-style-name="WWNum16">
      <style:paragraph-properties fo:text-align="justify" style:justify-single-word="false"/>
      <style:text-properties fo:language="en" fo:country="IN"/>
    </style:style>
    <style:style style:name="P34" style:family="paragraph" style:parent-style-name="List_20_Paragraph" style:list-style-name="WWNum15">
      <style:paragraph-properties fo:text-align="justify" style:justify-single-word="false"/>
      <style:text-properties fo:language="en" fo:country="IN"/>
    </style:style>
    <style:style style:name="P35" style:family="paragraph" style:parent-style-name="List_20_Paragraph" style:list-style-name="WWNum17">
      <style:paragraph-properties fo:text-align="justify" style:justify-single-word="false"/>
      <style:text-properties fo:language="en" fo:country="IN"/>
    </style:style>
    <style:style style:name="P36" style:family="paragraph" style:parent-style-name="List_20_Paragraph" style:list-style-name="WWNum37">
      <style:paragraph-properties fo:text-align="justify" style:justify-single-word="false"/>
      <style:text-properties fo:language="en" fo:country="IN"/>
    </style:style>
    <style:style style:name="P37" style:family="paragraph" style:parent-style-name="List_20_Paragraph" style:list-style-name="WWNum92">
      <style:paragraph-properties fo:text-align="justify" style:justify-single-word="false"/>
      <style:text-properties fo:language="en" fo:country="IN"/>
    </style:style>
    <style:style style:name="P38" style:family="paragraph" style:parent-style-name="List_20_Paragraph" style:list-style-name="WWNum18">
      <style:paragraph-properties fo:text-align="justify" style:justify-single-word="false"/>
      <style:text-properties fo:language="en" fo:country="IN"/>
    </style:style>
    <style:style style:name="P39" style:family="paragraph" style:parent-style-name="List_20_Paragraph" style:list-style-name="WWNum20">
      <style:paragraph-properties fo:text-align="justify" style:justify-single-word="false"/>
      <style:text-properties fo:language="en" fo:country="IN"/>
    </style:style>
    <style:style style:name="P40" style:family="paragraph" style:parent-style-name="List_20_Paragraph" style:list-style-name="WWNum19">
      <style:paragraph-properties fo:text-align="justify" style:justify-single-word="false"/>
      <style:text-properties fo:language="en" fo:country="IN"/>
    </style:style>
    <style:style style:name="P41" style:family="paragraph" style:parent-style-name="List_20_Paragraph" style:list-style-name="WWNum25">
      <style:paragraph-properties fo:text-align="justify" style:justify-single-word="false"/>
      <style:text-properties fo:language="en" fo:country="IN"/>
    </style:style>
    <style:style style:name="P42" style:family="paragraph" style:parent-style-name="List_20_Paragraph" style:list-style-name="WWNum23">
      <style:paragraph-properties fo:text-align="justify" style:justify-single-word="false"/>
      <style:text-properties fo:language="en" fo:country="IN"/>
    </style:style>
    <style:style style:name="P43" style:family="paragraph" style:parent-style-name="List_20_Paragraph" style:list-style-name="WWNum37">
      <style:paragraph-properties fo:text-align="justify" style:justify-single-word="false"/>
      <style:text-properties fo:color="#000000" loext:opacity="100%" fo:language="en" fo:country="IN"/>
    </style:style>
    <style:style style:name="P44" style:family="paragraph" style:parent-style-name="List_20_Paragraph" style:list-style-name="WWNum14">
      <style:paragraph-properties fo:margin-left="0.635cm" fo:margin-right="0cm" fo:text-align="justify" style:justify-single-word="false" fo:text-indent="-0.635cm" style:auto-text-indent="false"/>
      <style:text-properties fo:language="en" fo:country="IN"/>
    </style:style>
    <style:style style:name="P45" style:family="paragraph" style:parent-style-name="List_20_Paragraph" style:list-style-name="WWNum21">
      <style:paragraph-properties fo:margin-left="0.635cm" fo:margin-right="0cm" fo:text-align="justify" style:justify-single-word="false" fo:text-indent="-0.635cm" style:auto-text-indent="false"/>
      <style:text-properties fo:language="en" fo:country="IN"/>
    </style:style>
    <style:style style:name="P46" style:family="paragraph" style:parent-style-name="List_20_Paragraph" style:list-style-name="WWNum22">
      <style:paragraph-properties fo:margin-left="0.635cm" fo:margin-right="0cm" fo:text-align="justify" style:justify-single-word="false" fo:text-indent="-0.635cm" style:auto-text-indent="false"/>
      <style:text-properties fo:language="en" fo:country="IN"/>
    </style:style>
    <style:style style:name="P47" style:family="paragraph" style:parent-style-name="Standard">
      <style:paragraph-properties fo:text-align="justify" style:justify-single-word="false"/>
      <style:text-properties fo:language="en" fo:country="IN" fo:font-weight="bold" style:font-weight-asian="bold"/>
    </style:style>
    <style:style style:name="P48" style:family="paragraph" style:parent-style-name="Standard">
      <style:paragraph-properties fo:text-align="justify" style:justify-single-word="false"/>
      <style:text-properties fo:language="en" fo:country="IN" fo:background-color="#ffff00"/>
    </style:style>
    <style:style style:name="P49" style:family="paragraph" style:parent-style-name="Standard">
      <style:paragraph-properties fo:text-align="justify" style:justify-single-word="false"/>
      <style:text-properties style:font-name="Courier New" fo:font-size="9pt" fo:language="en" fo:country="IN" style:font-size-asian="9pt" style:font-name-complex="Courier New1" style:font-size-complex="9pt"/>
    </style:style>
    <style:style style:name="P50" style:family="paragraph" style:parent-style-name="Standard">
      <style:paragraph-properties fo:margin-top="0cm" fo:margin-bottom="0cm" style:contextual-spacing="false" fo:text-align="justify" style:justify-single-word="false"/>
      <style:text-properties style:font-name="Courier New" fo:font-size="9pt" fo:language="en" fo:country="IN" style:font-size-asian="9pt" style:font-name-complex="Courier New1" style:font-size-complex="9pt"/>
    </style:style>
    <style:style style:name="P51" style:family="paragraph" style:parent-style-name="Standard">
      <style:paragraph-properties fo:margin-top="0cm" fo:margin-bottom="0cm" style:contextual-spacing="false" fo:text-align="justify" style:justify-single-word="false"/>
      <style:text-properties style:font-name="Courier New" fo:font-size="10pt" fo:language="en" fo:country="IN" style:font-size-asian="10pt" style:font-name-complex="Courier New1" style:font-size-complex="10pt"/>
    </style:style>
    <style:style style:name="P52" style:family="paragraph" style:parent-style-name="Standard">
      <style:paragraph-properties fo:margin-top="0cm" fo:margin-bottom="0cm" style:contextual-spacing="false" fo:text-align="justify" style:justify-single-word="false"/>
      <style:text-properties fo:color="#767171" loext:opacity="100%" style:font-name="Courier New" fo:font-size="9pt" fo:language="en" fo:country="IN" style:font-size-asian="9pt" style:font-name-complex="Courier New1" style:font-size-complex="9pt"/>
    </style:style>
    <style:style style:name="P53" style:family="paragraph" style:parent-style-name="Standard">
      <style:paragraph-properties fo:margin-top="0cm" fo:margin-bottom="0cm" style:contextual-spacing="false" fo:text-align="justify" style:justify-single-word="false"/>
      <style:text-properties fo:color="#8496b0" loext:opacity="100%" style:font-name="Courier New" fo:font-size="9pt" fo:language="en" fo:country="IN" style:font-size-asian="9pt" style:font-name-complex="Courier New1" style:font-size-complex="9pt"/>
    </style:style>
    <style:style style:name="P54"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1" style:font-size-complex="9pt"/>
    </style:style>
    <style:style style:name="P55"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color="#8496b0" loext:opacity="100%" style:font-name="Courier New" fo:font-size="9pt" fo:language="en" fo:country="IN" style:font-size-asian="9pt" style:font-name-complex="Courier New1" style:font-size-complex="9pt"/>
    </style:style>
    <style:style style:name="P56"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1" style:font-size-complex="9pt"/>
    </style:style>
    <style:style style:name="P57"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fo:color="#8496b0" loext:opacity="100%" style:font-name="Courier New" fo:font-size="9pt" fo:language="en" fo:country="IN" style:font-size-asian="9pt" style:font-name-complex="Courier New1" style:font-size-complex="9pt"/>
    </style:style>
    <style:style style:name="P58"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9pt" fo:language="en" fo:country="IN" style:font-size-asian="9pt" style:font-name-complex="Courier New1" style:font-size-complex="9pt"/>
    </style:style>
    <style:style style:name="P59"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10pt" fo:language="en" fo:country="IN" style:font-size-asian="10pt" style:font-name-complex="Courier New1" style:font-size-complex="10pt"/>
    </style:style>
    <style:style style:name="P60" style:family="paragraph" style:parent-style-name="Standard">
      <style:paragraph-properties fo:margin-left="0cm" fo:margin-right="0cm" fo:text-align="justify" style:justify-single-word="false" fo:text-indent="0.635cm" style:auto-text-indent="false"/>
      <style:text-properties fo:language="en" fo:country="IN" fo:font-weight="bold" style:font-weight-asian="bold"/>
    </style:style>
    <style:style style:name="P61" style:family="paragraph" style:parent-style-name="Standard">
      <style:paragraph-properties fo:margin-left="0cm" fo:margin-right="0cm" fo:text-align="justify" style:justify-single-word="false" fo:text-indent="0.635cm" style:auto-text-indent="false"/>
      <style:text-properties fo:language="en" fo:country="IN" style:font-weight-complex="bold"/>
    </style:style>
    <style:style style:name="P62" style:family="paragraph" style:parent-style-name="Standard">
      <style:paragraph-properties fo:margin-left="0cm" fo:margin-right="0cm" fo:text-align="justify" style:justify-single-word="false" fo:text-indent="0.635cm" style:auto-text-indent="false"/>
      <style:text-properties fo:color="#222222" loext:opacity="100%" fo:language="en" fo:country="IN" fo:background-color="#ffffff" style:font-name-complex="Calibri1" style:font-weight-complex="bold"/>
    </style:style>
    <style:style style:name="P63" style:family="paragraph">
      <loext:graphic-properties draw:fill="solid" draw:fill-color="#ffffff"/>
      <style:paragraph-properties fo:text-align="center"/>
      <style:text-properties fo:color="#000000" loext:opacity="100%" fo:font-size="18pt"/>
    </style:style>
    <style:style style:name="P64" style:family="paragraph">
      <loext:graphic-properties draw:fill="none"/>
      <style:paragraph-properties fo:text-align="center"/>
      <style:text-properties fo:font-size="18pt"/>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8496b0" loext:opacity="100%" style:font-name="Courier New" fo:font-size="9pt" style:font-size-asian="9pt" style:font-name-complex="Courier New1" style:font-size-complex="9pt"/>
    </style:style>
    <style:style style:name="T4" style:family="text">
      <style:text-properties fo:color="#323e4f" loext:opacity="100%" fo:font-size="12pt" style:font-size-asian="12pt" style:font-size-complex="12pt"/>
    </style:style>
    <style:style style:name="T5" style:family="text">
      <style:text-properties fo:language="en" fo:country="IN"/>
    </style:style>
    <style:style style:name="T6" style:family="text">
      <style:text-properties fo:font-weight="bold" style:font-weight-asian="bold"/>
    </style:style>
    <style:style style:name="T7" style:family="text">
      <style:text-properties fo:color="#806000" loext:opacity="100%"/>
    </style:style>
    <style:style style:name="T8" style:family="text">
      <style:text-properties style:text-position="super 58%"/>
    </style:style>
    <style:style style:name="T9" style:family="text">
      <style:text-properties fo:color="#000000" loext:opacity="100%" style:font-name="Calibri" style:font-name-asian="Times New Roman" style:font-name-complex="Calibri1"/>
    </style:style>
    <style:style style:name="T10" style:family="text">
      <style:text-properties fo:color="#333333" loext:opacity="100%" style:font-name="Droid Serif"/>
    </style:style>
    <style:style style:name="T11" style:family="text">
      <style:text-properties style:font-name="Courier New" fo:font-size="9pt" style:font-size-asian="9pt" style:font-name-complex="Courier New1" style:font-size-complex="9pt"/>
    </style:style>
    <style:style style:name="T12" style:family="text">
      <style:text-properties style:font-name="Courier New" fo:font-size="10pt" style:font-size-asian="10pt" style:font-name-complex="Courier New1" style:font-size-complex="10pt"/>
    </style:style>
    <style:style style:name="T13" style:family="text">
      <style:text-properties fo:color="#767171" loext:opacity="100%" style:font-name="Courier New" fo:font-size="9pt" style:font-size-asian="9pt" style:font-name-complex="Courier New1" style:font-size-complex="9pt"/>
    </style:style>
    <style:style style:name="T14" style:family="text">
      <style:text-properties fo:color="#767171" loext:opacity="100%" style:font-name="Courier New" fo:font-size="10pt" style:font-size-asian="10pt" style:font-name-complex="Courier New1" style:font-size-complex="10pt"/>
    </style:style>
    <style:style style:name="T15" style:family="text">
      <style:text-properties fo:color="#767171" loext:opacity="100%" style:font-name="Arial" fo:background-color="#ffffff" loext:char-shading-value="0" style:font-name-complex="Arial1"/>
    </style:style>
    <style:style style:name="T16" style:family="text">
      <style:text-properties style:font-name-complex="Calibri1" style:font-weight-complex="bold"/>
    </style:style>
    <style:style style:name="T17" style:family="text">
      <style:text-properties fo:color="#222222" loext:opacity="100%" fo:background-color="#ffffff" loext:char-shading-value="0" style:font-name-complex="Calibri1" style:font-weight-complex="bold"/>
    </style:style>
    <style:style style:name="T18" style:family="text">
      <style:text-properties fo:color="#222222" loext:opacity="100%" fo:background-color="#ffffe0" loext:char-shading-value="0" style:font-name-complex="Calibri1" style:font-weight-complex="bold"/>
    </style:style>
    <style:style style:name="T19" style:family="text">
      <style:text-properties style:font-name="Wingdings" style:font-name-asian="Wingdings1" style:font-name-complex="Wingdings1"/>
    </style:style>
    <style:style style:name="fr1" style:family="graphic" style:parent-style-name="Frame">
      <style:graphic-properties fo:margin-left="0cm" fo:margin-right="0cm"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OLE">
      <style:graphic-properties style:vertical-pos="top" style:vertical-rel="baseline" draw:ole-draw-aspect="1" draw:visible-area-top="0cm" draw:visible-area-width="10.001cm" draw:visible-area-height="10.001cm"/>
    </style:style>
    <style:style style:name="fr3" style:family="graphic" style:parent-style-name="OLE">
      <style:graphic-properties style:vertical-pos="top" style:vertical-rel="baseline" draw:ole-draw-aspect="1"/>
    </style:style>
    <style:style style:name="gr1" style:family="graphic">
      <style:graphic-properties draw:stroke="none" svg:stroke-width="0.018cm" draw:fill="solid" draw:fill-color="#ffffff" draw:textarea-vertical-align="top" draw:auto-grow-height="false" fo:min-height="0.436cm" fo:min-width="1.29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solid" draw:fill-color="#ffffff" draw:textarea-vertical-align="top" draw:auto-grow-height="false" fo:min-height="0.436cm" fo:min-width="6.5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18cm" draw:fill="solid" draw:fill-color="#ffffff" draw:textarea-vertical-align="top" draw:auto-grow-height="false" fo:min-height="2.473cm" fo:min-width="0.235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ed_20__28_var_29__20_2"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ppendix B: Design of Product Domain</text:h>
      <text:h text:style-name="P5" text:outline-level="2">Product</text:h>
      <text:p text:style-name="P18">Product business domain represents every product not just as a sellable commodity but as an active contributor to the business, which has its own characteristics and responsibilities. </text:p>
      <text:p text:style-name="P18">As we discussed earlier all the products which exhibit periodic buying pattern become the obvious candidates for the subscription business. <text:s/>The Product domain each such product which has been registered with the ecosystem and now ready to receive orders through multiple subscriptions.</text:p>
      <text:p text:style-name="P18">The domain driven business model of subscription ecosystem considers product as an intelligent business agent which is capable of going through its own lifecycle and making decisions appropriate to ups and downs in its performance during this lifecycle.</text:p>
      <text:p text:style-name="P18">A product does not survive as a sole, isolated entity of the business but life of each product is usually closely associated with life of other products in the same category. Hence a close correlations among the products in same/different categories provide useful inferences to the ecosystem so that it can take appropriate decisions so as to ensure sustainable business. I term it as ‘product collaboration model’. Here a product observes its own performance as well as performance of other products in its category and initiates appropriate corrections in its business parameters. When a product succeeds it tries to help other products for recovering from crisis. On the other hand a product can ask for help from other products for fighting with instantaneous business challenges. A product complements some other products whereas it substitutes some other. In order to understand this philosophy let’s first try to understand broad categories in which any products can be classified.</text:p>
      <text:h text:style-name="P6" text:outline-level="3"><text:span text:style-name="Heading_20_4_20_Char"><text:span text:style-name="T5">Product Categories</text:span></text:span><text:span text:style-name="T5">.</text:span></text:h>
      <text:h text:style-name="P8" text:outline-level="4">Essential vs. Optional products</text:h>
      <text:p text:style-name="P11">Depending on region of sale and lifestyle/culture of its citizens, few products can be categorized as essential (mandatorily needed) products whereas few others may be considered as optional (occasionally/optionally needed) products. This categorization cannot be universal and needs to be fine-tuned as per geographic needs.</text:p>
      <text:p text:style-name="P11">Example: In India Tea can be considered as an essential product, as drinking tea is an inevitable part of Indian culture in most areas. But the same is not true in case of European countries. Here Corn Flakes may fall into essential category.</text:p>
      <text:h text:style-name="P8" text:outline-level="4">High/Low demand products</text:h>
      <text:p text:style-name="P11">Among the range of products being sold in a category, some of them are well established brands, whereas others are relatively less popular and trying to establish themselves. </text:p>
      <text:p text:style-name="P11">The high demand products ensure a sustainable sale as well as steady state growth. Their sale volume is also relatively higher than their low demand counterparts. </text:p>
      <text:p text:style-name="P11">The popular brands usually offer lesser profit margins to merchants (due to their monopoly) as compared to their less popular competitors. </text:p>
      <text:p text:style-name="P11">So a merchant needs to balance the sales targets as well as sale prices for both types of brands, so as to ensure repeatable and consistent profit margins on the reliable brands whereas putting extra efforts on enhancing the sale of less popular brands, thereby making more money on them. <text:s/>For enhancing the sale of medium/low demand brands typical ways to <text:soft-page-break/>maximize sale is by offering them at discounted prices or provide some offers/schemes (example: one unit free on the other) on them etc.</text:p>
      <text:p text:style-name="P11">Example: Colgate is a more popular brand than Pepsodent, Nescafe is a higher demand product brand than its competitor Bru, Dove is more popular than Rexona etc.</text:p>
      <text:h text:style-name="P27" text:outline-level="4">High/Low velocity /frequency products</text:h>
      <text:p text:style-name="P11">Some products are needed in daily life and hence their consumption is faster and more. It results into more frequent demands for them.</text:p>
      <text:p text:style-name="P11">Example: Toothpaste, washing powder, deodorants and corn flakes are more needed than cosmetics, biscuits, tooth brushes.</text:p>
      <text:p text:style-name="P11">High frequency products are those which are ordered at high periodicity (2 per month or 4 per quarter) than the low frequency products (tooth brushes (once per half year per person), lipstick (one per quarter) etc.</text:p>
      <text:p text:style-name="P11">Even if some of the high frequency items are getting consumed with low demands (than their competitors) they may yield better revenues due to higher frequency nature.</text:p>
      <text:h text:style-name="P8" text:outline-level="4">Generation influencing products</text:h>
      <text:p text:style-name="P11">Some product brands influence specific generations. Example: <text:s/>Pampers and Huggies are inevitable brands for children in the range of 0 – 24 months, Axe/Old Spice/Fogg deodorants attract young generation, whereas <text:s/>kiwi shoe polish is more used among middle aged members.</text:p>
      <text:p text:style-name="P11">Companies promote their brands through various innovative ways of sales promotion due to which even if a product is not an essential commodity item, but still attracts handsome demand among people under specific age/income classes.</text:p>
      <text:h text:style-name="P8" text:outline-level="4">Seasonal products</text:h>
      <text:p text:style-name="P11">Some products do business in specific seasons. </text:p>
      <text:p text:style-name="P11">Example: Fruit squashes and Sharabats are sold mainly during summer season. Demand for Food mixes (Git sweet mixes), chocolates increases mainly in festive seasons (Diwali, Christmas).</text:p>
      <text:p text:style-name="P11">In some cases some brands are capable of recovering their expected gains in merely few months, which is their peak season. Setting targets for them is not as uniform per month as the other categories, but higher targets are set for their peak seasons and negligible targets are set for other months.</text:p>
      <text:h text:style-name="P8" text:outline-level="4">Substitutes and Complements</text:h>
      <text:p text:style-name="P11">Some products invite sale of their peers, and this behaviour can be understood by analysing historical data.</text:p>
      <text:p text:style-name="P11">Example: Does a customer buys cheese or button when he/she buys bread? Does a customer ordering schezwan sauce most of the times he/she orders noodles? Does a customer ordering condensed milk when he/she mostly orders dry fruits? Does a customer always order sugar when he/she orders coffee?</text:p>
      <text:p text:style-name="P11">Based on the territory the sale is intended, historical data analysis can reveal such facts. In which the product which creates need for a peer product can be considered as a sale promoter for the peer product and should deserve a due credit while setting the price for it. These are the <text:span text:style-name="T6">Complements</text:span>.</text:p>
      <text:p text:style-name="P11"><text:soft-page-break/>On the contrary, some products are competitors of each other. Think of apple juice and orange juice. If a customer has ordered apple juice there is a less likelihood that he will order orange juice. These are called <text:span text:style-name="T6">substitutes</text:span>. Similarly when a customer is buying coffee there is a less likelihood of him/her buying tea.</text:p>
      <text:p text:style-name="P11">Typically brands of same product type are always substitutes. Example: Maggy Tomato Sauce and Heinz Tomato Sauce.</text:p>
      <text:p text:style-name="P11">If demand for a product decreases, there is a more likelihood that demand of few of its substitutes may increase and vice versa. Thus it will impact pricing decisions for that product itself as well as of its substitutes.</text:p>
      <text:h text:style-name="P8" text:outline-level="4">Regional products</text:h>
      <text:p text:style-name="P11">Some products are sold more in some region than the others. Example: <text:s/>Sambar Masala may be less popular/regular in southern states(because people prefer to use homemade masala) but will sale more in metro cities as well as in northern regions, Condensed milk is more sought in Northern states due to more frequent sweets making.</text:p>
      <text:p text:style-name="P18">For an online business it is very challenging to offer regional prices at an item level but this categorization may help us in determining basket level offers based on number of regional products contained in it.</text:p>
      <text:p text:style-name="P18">That’s it on the product categories. The next question is, when a product gets registered what product category should be associated with it. We have earlier seen that since the units of the same product are delivered to the subscriber through periodic deliveries, the question on price commitment for that product arises and the same should be informed to the subscriber so that he/she will not feel being cheated if he/she sees the unit price changing at every delivery. So let’s understand pricing categories in detail. </text:p>
      <text:h text:style-name="P7" text:outline-level="3">Pricing categories</text:h>
      <text:p text:style-name="P18">As we described earlier depending upon the price dynamics of a product, which are mainly associated with impact of various factors on its supply and demand, each product should be priced into one of the following pricing categories.</text:p>
      <text:list xml:id="list3825975768" text:style-name="WWNum11">
        <text:list-item>
          <text:p text:style-name="P28">Price Committed Products: In case of price committed products, price of a product committed to a subscriber at the time of subscription, should remain same until end of his current active subscription (contract period with merchant). This should hold true even if the product may be incurring losses on that product (after committing price) OR <text:s/>even if offer price that product gets changed one/many times during subscription period (after committing one price). Commitment of an offer price is only applicable to few subscribers who booked that product with that offer price. Offer price can undergo change and any new subscribers subscribing thereafter will book that product with new offer price and so on.</text:p>
        </text:list-item>
        <text:list-item>
          <text:p text:style-name="P28">Percentage Discount Committed Products: In case of percentage discount committed products a subscriber should be committed a constant percentage discount on the latest MRP at the time of every delivery. In this case the actual price to be paid by subscriber may vary as the percentage discount is calculated on latest MRP at the time of every delivery. Again, as in case of price committed products, percentage discount commitment is an agreement only with few subscribers who booked it at the published percentage <text:soft-page-break/>discount. The percentage can change and any new subscribers booking that product thereafter will be committed new percentage discount. </text:p>
        </text:list-item>
        <text:list-item>
          <text:p text:style-name="P28">None Committed Products: <text:tab/>In case of no commitment products, all the subscribers have to pay latest offered price on the product at every delivery. Some time it can be much lesser than the one shown at the time of subscription and sometimes it may be considerably more. </text:p>
        </text:list-item>
      </text:list>
      <text:p text:style-name="P18">The price categories suggest following things</text:p>
      <text:list xml:id="list2277835332" text:style-name="WWNum90">
        <text:list-item>
          <text:p text:style-name="P29">A committed price /discount percentage is applicable to only those subscriptions which got registered/renewed when that price/percentage discount was active. As pricing is determined periodically depending upon product performance, there can be multiple ‘active‘ prices/discount percentage at any point of time which are associated with different subscription( registered at different times) .</text:p>
        </text:list-item>
        <text:list-item>
          <text:p text:style-name="P29">In case of ‘none committed’ products, there is a single universal offer price applicable to all active subscription at that time. When this price undergoes change the new price becomes applicable to all active subscriptions and so on.</text:p>
        </text:list-item>
      </text:list>
      <text:p text:style-name="P18">This is a unique phenomenon applicable only to subscription business model. IN instantaneous business such a multi-version pricing does not exist.</text:p>
      <text:p text:style-name="P18">It gives rise to following questions</text:p>
      <text:list xml:id="list3489632938" text:style-name="WWNum91">
        <text:list-item>
          <text:p text:style-name="P30">How multiple active prices for a single product can be maintained?</text:p>
        </text:list-item>
        <text:list-item>
          <text:p text:style-name="P30">When an active price gets expired?</text:p>
        </text:list-item>
        <text:list-item>
          <text:p text:style-name="P30">How to determine revenue and profit/loss contribution of a product (as it has multiple active prices at a time having different number of subscriptions affiliated to each price).</text:p>
        </text:list-item>
      </text:list>
      <text:p text:style-name="P18">In order to answer the above questions, I am introducing a notion of a ‘price bucket’. Let’s understand what it is.</text:p>
      <text:p text:style-name="P18"/>
      <text:h text:style-name="P7" text:outline-level="3">Product </text:h>
      <text:p text:style-name="P11">In order to achieve the objective of an intelligent product, each product will be associated with following attributes which will help define the product to be uniquely distinguished, as well as help determine various expenses incurred by each unit of that product, it also helps configure the product so that various decisions can be made by the ecosystem intelligently for that product based on the set thresholds.</text:p>
      <text:list xml:id="list1871417801" text:style-name="WWNum14">
        <text:list-item>
          <text:p text:style-name="P44">Unique product identifier and name to distinguish it from other products</text:p>
        </text:list-item>
        <text:list-item>
          <text:p text:style-name="P44">Category/sub category of product describing the product belonging to which family and if there is any sub category where they are further classified into. Products in the same category/sub category may be substitutes or complements of that product.</text:p>
        </text:list-item>
        <text:list-item>
          <text:p text:style-name="P44">Weight of the product which will help in precisely identifying a specific product subtype among all variants of the same product/brand as well as it will be used to calculate the delivery charges required to deliver each unit of that product. </text:p>
        </text:list-item>
        <text:list-item>
          <text:p text:style-name="P44">Unit of measurement for the weight/volume (ml, gram, kg etc.)</text:p>
        </text:list-item>
        <text:list-item>
          <text:p text:style-name="P44">List of its substitutes and complements; as demand and price changes for any of them also influence pricing of the product in discussion.</text:p>
        </text:list-item>
        <text:list-item>
          <text:p text:style-name="P44"><text:soft-page-break/>Target change threshold for price change: Every product offers a different demand growth rates. Few monopolistic products grow very fast whereas others offer a relatively slow rate. Based on this growth rate a threshold value is defined for a product as percentage value. This threshold percentage determine the difference percentage between forecasted total subscription count and actual total subscription count, which when exceeded will trigger calculation of new offer price.</text:p>
        </text:list-item>
        <text:list-item>
          <text:p text:style-name="P44">Pricing strategy: <text:s/>Subscription ecosystem is expected to provide various pricing determination strategies, each applicable in specific situation and product type. For example: When lot of historical demand data is not present, some instantaneous pricing strategy which is capable of determining new offer price based on available data is useful, when considerable demand data is available then regression based or machine learning based pricing strategy should be put in place. Also some pricing strategy may consider the product in concern alone, whereas other strategies may consider impact of substitutes and complements on the offer price of a product.</text:p>
        </text:list-item>
        <text:list-item>
          <text:p text:style-name="P44">Demand curve period: Too old historical data may distort the predictions as trends changes and very old demand dynamics for a product may no more hold valid. So it is important to define how old historical data is permitted for being used by any pricing strategy. </text:p>
        </text:list-item>
        <text:list-item>
          <text:p text:style-name="P44">Pricing Options: Ecosystem should be capable of providing multiple price determination algorithms and merchant may choose one of them for each product OR for some products he/she may wish to rely on his/her own judgement instead of getting offer price from the ecosystem. So three pricing options should be available for him/her, either of which he/she be configure for each product. </text:p>
        </text:list-item>
      </text:list>
      <text:list xml:id="list3904535174" text:style-name="WWNum35">
        <text:list-item>
          <text:p text:style-name="P31">Manual: No pricing recommendation is required from the ecosystem and merchant may decide offer price changes by himself/herself.</text:p>
        </text:list-item>
        <text:list-item>
          <text:p text:style-name="P31">Recommendation: Merchant may get recommendation from ecosystem on offer price changes by may accept the recommendation or override the same.</text:p>
        </text:list-item>
        <text:list-item>
          <text:p text:style-name="P31">Automated: Merchant wishes to rely on ecosystem to automatically determine/change offer price of a product.</text:p>
        </text:list-item>
      </text:list>
      <text:list xml:id="list164014678570127" text:continue-list="list1871417801" text:style-name="WWNum14">
        <text:list-item>
          <text:p text:style-name="P44">Demand density of the product. It defines the percentage share of a product in its category against all its substitutes/competition. Here assumption is made that total demand in market for given type of product is 100.If product A is sold 20 out of 100 then its demand density is 20(%).Demand density indicates a product’s market share against all its competitors. It should be periodically recalculated so as to see if the product is getting stronger or weaker against its competitors.</text:p>
        </text:list-item>
      </text:list>
      <text:h text:style-name="P7" text:outline-level="3">Product Account</text:h>
      <text:p text:style-name="P18"/>
      <text:p text:style-name="P18">Product account is responsible for maintaining financial attributes and metrics associated with a product. </text:p>
      <text:list xml:id="list3712957852" text:style-name="WWNum36">
        <text:list-item>
          <text:p text:style-name="P32">Product Pricing Category: Product account maintains pricing category of the product. Every product can be categorized either as “Price Committed”, “Percent Discount Committed” or “None committed” depending upon, the type of commitment is being offered to subscribers for that product. This category determines how the price buckets are managed (multiple price buckets for committed price or various committed discount percentages or single price bucket because for a “None Committed” product).</text:p>
        </text:list-item>
        <text:list-item>
          <text:p text:style-name="P32"><text:soft-page-break/>Tagged Price Versions: The list maintains versions of purchase price and MRP pairs that have associated active subscriptions. During lifetime of a registered product, its purchase price and MRP undergoes changes multiple times. When purchase price (and MRP) of the product undergoes change, this pair should get added as a new version of ‘Tagged’ price in this list. A tagged price version should be active until active subscriptions are associated with it. When a new offer price is calculated its base price (used to determine breakeven price) is dependent on the latest tagged price version. Hence each price bucket created for a newly created offer price maintains its appropriate tagged price version. Multiple price buckets may correspond to same tagged price version. When all price buckets corresponding to a tagged price version get exhausted, then that tagged version no more remains ‘active’ and should be archived.</text:p>
        </text:list-item>
        <text:list-item>
          <text:p text:style-name="P32">Fixed Expense Versions and Variable Expense Versions: The business is expected to report total monthly fixed and variable expenses. The same should be distributed to each product (as expense per unit) depending upon how that product has contributed to these expenses. Total expense (addition of all fixed and variable expenses per unit of a product) incurred by a unit of product is used to determine its breakeven price, which in turn determines its offered price. A sophisticated expense-distribution algorithm is required to distribute these expenses across all subscriptionable products. We will understand more about this algorithm in the subscription domain. For a product, when it receives its contribution of fixed and variable expenses it should add a new version of fixed/variable operating expenses in the versions list maintained by Product account.</text:p>
        </text:list-item>
        <text:list-item>
          <text:p text:style-name="P32">Current Stock of Units: The parent business is expected to keep track of periodic demand and supply of stock for each product. The business is expected to periodically inform current stock of every product against which subscriptions can be received. When the stock information arrives, and if it is different than earlier one, it should be updated in “current Stock of units” attribute.</text:p>
        </text:list-item>
      </text:list>
      <text:p text:style-name="P15">When a new subscriber subscribes for specific number of units of a product, this number should get added to the ‘booked number of units’. Thus it will indicate how much current stock business has and out of which how many of them have been already subscribed for by subscribers.</text:p>
      <text:p text:style-name="P15"/>
      <text:p text:style-name="P15">When a delivery is made containing few units of a product to a subscriber the same number should be deducted from booked units and from current stock of units to update the latest stock situation.</text:p>
      <text:list xml:id="list164014096720246" text:continue-numbering="true" text:style-name="WWNum36">
        <text:list-item>
          <text:p text:style-name="P32">List of active price buckets: When a new price is generated it will cause a new price bucket to be formed (except for none committed price bucket). The price bucket indicates a specific offer price and lifecycle of subscriptions associated with that price. A price bucket should exist until it has any active subscriptions associated with it. All price buckets, each having active subscriptions associated with it is called as active price buckets. We will get more description about them under Price Buckets section.</text:p>
        </text:list-item>
        <text:list-item>
          <text:p text:style-name="P32">Registered Purchase Cost: When new volume of a product are procured from respective supplier they are purchased with the latest purchase price per unit. Assuming that purchase price per unit may change multiple times in a year, it is essential for a product to keep track of how much money it has invested in purchase of its volume. Purchasing of goods is outside of purview of this ecosystem. The ecosystem is expected to receive an intimation from time to time from some external system on the volume of units purchase <text:soft-page-break/>per product and purchase price per unit, when fresh purchases are made. The ‘registered purchase cost’ should maintain and update the value of <text:s text:c="2"/>total purchase cost for a product when such intimation is received by a simple arithmetic.</text:p>
        </text:list-item>
        <text:list-item>
          <text:p text:style-name="P32">Registered Revenue: When few units of a subscribed product are delivered to a subscriber, the revenue corresponding to those delivered units is expected to get accumulated in the ‘registered revenue’ attribute. This attribute is expected to get flushed at the end of every financial year, so that it will always represent the annual revenue registered by each product. The revenue accumulated from all product should get reconciled with annual revenue figure managed by business account.</text:p>
        </text:list-item>
        <text:list-item>
          <text:p text:style-name="P32">Registered profit: When few units of a subscribed product are delivered to a subscriber, the profit corresponding to those delivered units is expected to get accumulated in the ‘registered profit’ attribute. This attribute is expected to get flushed at the end of every financial year, so that it will always represent the annual profit registered by each product. The annual accumulated profit registered by all products should get reconciled with annual profit figure managed by business account.</text:p>
        </text:list-item>
        <text:list-item>
          <text:p text:style-name="P32">Credit points: As described in product collaboration model, product donates its excess profit (profit earned above set target) to an intermediary “nodal” account. When it does that it earns some credit points for each unit of money donated. These credit points indicate credibility of a product as well as help it get financial help in crisis situation or during execution of expansion plans</text:p>
        </text:list-item>
      </text:list>
      <text:h text:style-name="P7" text:outline-level="3">Price Bucket </text:h>
      <text:p text:style-name="P18">In instantaneous business, offered price for a product remains active only until a new offer price replaces it. So any customer who is buying the same product at different times may likely pay different prices. But since his/her nature of association with merchant (for the purpose of buying a specific product) is instantaneous, he/she may agree to pay different price for same product for different association instances. <text:s text:c="2"/></text:p>
      <text:p text:style-name="P18">Subscription approach intends to have long term association with every subscriber. So charging different prices for a subscribed product at different times in the same subscription agreement, may ruin the trust of the subscriber. <text:s/>Hence subscription approach should try to provide some level of price assurance wherever possible to the subscribers, in order to make the commitments bidirectional. Of course complete price assurance for all types of products will be practically impossible, as their demand vs supply equations are different and hence prices of <text:s/>few products may vary significantly and such products may not be offered with absolute price assurance. In case of other products though the changes are less frequent impact of inflation is going to influence its pricing, resulting into increase(most of the times) in their base prices. So we have to answer find solution to the challenge of price assurance.</text:p>
      <text:p text:style-name="P18">Subscription business may commit an offer price for a product to its new subscribers so that they will keep receiving the product with same offered price (regardless of changes in its base price). Alternatively it may offer commitment on discount percentage, where subscriber will always gain a committed percentage discount on latest MRP. </text:p>
      <text:p text:style-name="P18">In case of any committed price category, when its offer price changes, a new price bucket gets created and any new subscribers thereon get associated with the latest/new price bucket. Earlier active subscriber still remain associated with earlier price buckets. If a subscriber <text:soft-page-break/>remains associated with a single price/percentage discount or should be paying new price every time is determined by the pricing category of the product.</text:p>
      <text:p text:style-name="P18">This results into multiple offer prices being active for every product at any time, until each of them has at least one active subscriber. Price bucket represents these prices and number of subscribers associated with each of them. </text:p>
      <text:h text:style-name="P10" text:outline-level="6">Price Bucket for Price Committed products</text:h>
      <text:p text:style-name="P12"/>
      <text:p text:style-name="P11"><text:span text:style-name="T7">When a product is launched for subscriptions, its first price bucket is created for it, having some offer price</text:span>. All subscribers subscribing to that product at the same time get registered with this price. Hence they are made to get associated with corresponding bucket. Then onwards until the end of their subscription all of these subscribers are assured of getting the same price.</text:p>
      <text:p text:style-name="P11"/>
      <text:p text:style-name="P11"><text:span text:style-name="T7">Offered (sale) price of a product may keep changing due to dynamics of its demand OR due to change in the base (purchase and MRP) prices. For every changed offered price, a new price bucket will get created</text:span> with a new offer price. Subscribers subscribing on/after the price change are registered with this latest price.</text:p>
      <text:p text:style-name="P18">Following are the attributes of a price bucket.</text:p>
      <text:list xml:id="list1162784785" text:style-name="WWNum16">
        <text:list-item>
          <text:p text:style-name="P33">Offer price per unit</text:p>
        </text:list-item>
        <text:list-item>
          <text:p text:style-name="P33">Start and end date of the offered price</text:p>
        </text:list-item>
        <text:list-item>
          <text:p text:style-name="P33">Tagged price version providing base purchase price and MRP on which this offer price is being determined</text:p>
        </text:list-item>
        <text:list-item>
          <text:p text:style-name="P33">Number of new subscriptions getting associated with this offered price</text:p>
        </text:list-item>
        <text:list-item>
          <text:p text:style-name="P33">Number of subscriptions( registered with this offer price) churned out</text:p>
        </text:list-item>
        <text:list-item>
          <text:p text:style-name="P33">Total number of subscriptions registered with this price at any point of time.</text:p>
        </text:list-item>
        <text:list-item>
          <text:p text:style-name="P33">Total number of subscriptions delivered, so far from this price bucket.</text:p>
        </text:list-item>
        <text:list-item>
          <text:p text:style-name="P33">Status of price bucket( CREATED,ACTIVE, EXPIRED)</text:p>
        </text:list-item>
        <text:list-item>
          <text:p text:style-name="P33">Total profit earned by a price bucket(on account of subscriptions earned on the given offer price)</text:p>
        </text:list-item>
      </text:list>
      <text:p text:style-name="P18">Example: Consider that On 1<text:span text:style-name="T8">st</text:span> January 2016 purchase price of product X is 45 Rs., MRP is 90 Rs..On the same day platform generated a new offer price of 72 Rs.. A new price bucket has been created on 1<text:span text:style-name="T8">st</text:span> Jan 2016, in which it has offered sale price as 72 Rs. The new/churned and total subscription count is 0 at present.</text:p>
      <text:p text:style-name="P18">A subscriber has subscribed to two units of product X per month (for one year) on the same day. Subscriber’s total subscription count (2 units per month * 12 months=24 units) gets add to “Number of New Subscriptions” attribute of this bucket. Also the price bucket ID gets registered in his/her subscription definition (so as to remember which offer price has been committed to him/her).Thus all the subscribers, who have subscribed to product X on the same day/time, will get registered with the same price bucket. Also until new price bucket gets created, all subscriptions to product X will continue getting registered with the same price bucket.</text:p>
      <text:p text:style-name="P18"><text:soft-page-break/>After a few days the offered price has been changed from 72 Rs. to 69 Rs.. A new price bucket gets created. Now onwards any new subscriptions will get registered with this new bucket.</text:p>
      <text:p text:style-name="P18">In case of price committed products, though purchase price of the product has changed, offer prices committed to subscribers so far, cannot be changed. But the same will get changed for any new subscribers subscribing after purchase price change. Change of purchase price will trigger new price calculation and it will result into calculating new offer price, thereby creating a new price bucket.</text:p>
      <text:h text:style-name="P10" text:outline-level="6">Price Bucket for Percentage discount committed products </text:h>
      <text:p text:style-name="P11"/>
      <text:p text:style-name="P11">In case of <text:s text:c="2"/>percentage discount committed products too, price buckets get created in the same way as described in above category. But instead of offer price attribute they will have percentage discount attribute associated with them. It will denote percentage of discount on the latest MRP that the associated subscribers will get.</text:p>
      <text:p text:style-name="P11"/>
      <text:p text:style-name="P11">Periodically based on performance of a product or based on the base price changes new price buckets keep getting created (as in price committed category).But each price bucket ill offer a different percentage discount on latest MRP. Subscribers associated with each of these buckets will enjoy the offered discount prescribed in that price bucket.</text:p>
      <text:p text:style-name="P11"/>
      <text:p text:style-name="P11">In case base price (purchase price and MRP) of the product undergoes change, it gets reflected to all the price buckets. From that day subscribers so far associated with different price buckets will be charged new offer price though having different fixed (committed) percentage discount. This is because these discounts are applied on new MRP. </text:p>
      <text:p text:style-name="P18">Following are the attributes of a price bucket.</text:p>
      <text:list xml:id="list297823314" text:style-name="WWNum15">
        <text:list-item>
          <text:p text:style-name="P34">Offered discount percentage(on MRP)</text:p>
        </text:list-item>
        <text:list-item>
          <text:p text:style-name="P34">Start and end date of the offered price</text:p>
        </text:list-item>
        <text:list-item>
          <text:p text:style-name="P34">Tagged price version providing base purchase price and MRP on which this price is being offered</text:p>
        </text:list-item>
        <text:list-item>
          <text:p text:style-name="P34">Number of new subscriptions getting associated with this discount percentage</text:p>
        </text:list-item>
        <text:list-item>
          <text:p text:style-name="P34">Number of subscriptions churned out from this discount percentage</text:p>
        </text:list-item>
        <text:list-item>
          <text:p text:style-name="P34">Total number of subscriptions associated at any point of time.</text:p>
        </text:list-item>
        <text:list-item>
          <text:p text:style-name="P34">Total number of subscriptions delivered from this price bucket.</text:p>
        </text:list-item>
        <text:list-item>
          <text:p text:style-name="P34">Status of price bucket( CREATED,ACTIVE, EXPIRED)</text:p>
        </text:list-item>
        <text:list-item>
          <text:p text:style-name="P34">Total profit earned by a price bucket( on account of subscriptions earned on the given price discount) </text:p>
        </text:list-item>
      </text:list>
      <text:p text:style-name="P18">Example: Consider the same example given for price committed price bucket. But now assume that instead of committed price the product is offering percent discount commitment.</text:p>
      <text:p text:style-name="P18">So on 1<text:span text:style-name="T8">st</text:span> January 2016 platform has created a new price bucket for product X where 7% discount (on latest MRP) has been committed; gets created. As a new subscriber subscribed for 24 units of product X for one year, 24 units (2 units per month subscribed by a subscriber for 12 months) get added to “new subscription count” of this price bucket. All subscribers <text:soft-page-break/>subscribing to product X on and after 1<text:span text:style-name="T8">st</text:span> Jan 2016 will be committed 7% discount on latest MRP. </text:p>
      <text:p text:style-name="P18">In case base tagged price (pair of purchase price and MRP) undergoes change, the new tagged price version will override current tagged price version the only available price bucket. Hence the actual offer price subscribers of this price bucket will have to pay, will also change, despite of the discount percentage being constant. This is because this 7% discount will now be calculated on new MRP.</text:p>
      <text:p text:style-name="P18">Whenever a new tagged price version gets registers, it overrides all the price buckets of category ‘percentage discount committed’. This is because the different percentages of discounts offered by different price buckets have to be applied on the ‘latest’ MRP.</text:p>
      <text:p text:style-name="P18">When platform changes the discount percentage from 7% to say 6%, a new price bucket gets created. Any new subscriptions after this time will get associated with this price bucket.</text:p>
      <text:h text:style-name="P10" text:outline-level="6">Price Buckets with ‘None’ commitment</text:h>
      <text:p text:style-name="P18"/>
      <text:p text:style-name="P18">There is no need to form multiple price buckets in case of products configured with ‘None’ commitment as all subscribers of this products will always be paying the latest offer price. A single price bucket will be created with latest offered price. All subscribers to that product are associated with same price bucket (regardless of when they have subscribed for the product). As and when offered price changes, the same will be reflected as offer price in this price bucket and the same will be applicable to all its subscribers. Structure of this price bucket is same as the one for price committed products. Only difference is, in this case a single price bucket is created per product.</text:p>
      <text:list xml:id="list1705310295" text:style-name="WWNum17">
        <text:list-item>
          <text:p text:style-name="P35">Offered price per unit</text:p>
        </text:list-item>
        <text:list-item>
          <text:p text:style-name="P35">Start and end date of the offered price</text:p>
        </text:list-item>
        <text:list-item>
          <text:p text:style-name="P35">Tagged price version providing base purchase price and MRP on which this price is being offered</text:p>
        </text:list-item>
        <text:list-item>
          <text:p text:style-name="P35">Number of new subscriptions getting associated with this offered price</text:p>
        </text:list-item>
        <text:list-item>
          <text:p text:style-name="P35">Number of subscriptions churned out from the offered price</text:p>
        </text:list-item>
        <text:list-item>
          <text:p text:style-name="P35">Total number of subscriptions associated at any point of time</text:p>
        </text:list-item>
        <text:list-item>
          <text:p text:style-name="P35">Total number of subscriptions delivered from this price bucket.</text:p>
        </text:list-item>
        <text:list-item>
          <text:p text:style-name="P35">Status of price bucket( CREATED,ACTIVE, EXPIRED)</text:p>
        </text:list-item>
        <text:list-item>
          <text:p text:style-name="P35">Total profit earned by a price bucket( on account of subscriptions earned on the given price discount) <text:s/></text:p>
        </text:list-item>
      </text:list>
      <text:p text:style-name="P18">Example: In a country which imports Lentil, the lentil prices are very volatile due to supply vs demand dynamics and uncertainty of international lentil price. Lentil prices keep changing so frequently that it is impossible for a merchant to offer them using either of “price committed” or “percent discount committed” approach. So merchants may usually configure lentil as a “None Committed” price category.</text:p>
      <text:p text:style-name="P18">A single price bucket gets created for Lentil product item with latest offer price say 100 Rs per Kg. If a subscriber A has subscribed to 1 Kg lentil per month for 12 months, a subscription count of 12 units gets added to “New subscription Count” attribute of this price bucket.</text:p>
      <text:p text:style-name="P18"><text:soft-page-break/>Very soon offer price of Lentil has risen to 120 Rs per Kg. In this case subscriber A ( and all subscribers subscribed for Lentil earlier and new) will have to pay 120 Rs per Kg from now onwards.</text:p>
      <text:p text:style-name="P18">As subscribers have chosen this item for subscription despite of its published pricing category being “None Committed”, they are made aware of volatility in its offer price and hence should be ready to pay the price differences, if any.</text:p>
      <text:h text:style-name="P7" text:outline-level="3">Product Performance Tracker</text:h>
      <text:p text:style-name="P18"/>
      <text:p text:style-name="P18">Product performance tracker keeps track of periodic performance metrics of a product. Number of metrics are defined below which indicate health of subscription business for a given product. Merchant can decide at what periodicity he/she wants the metrics to be calculated (default is monthly). The same are then used to monitor performance of a product on individual basis as well as comparison with substitutes.</text:p>
      <text:p text:style-name="P18">A domain “Business Activity Monitoring” makes use of this performance data of each product to monitor overall business progress at a business level as well as at individual product level.</text:p>
      <text:h text:style-name="P9" text:outline-level="5">Product Level Metrics </text:h>
      <text:p text:style-name="P18">Performance of a product in the business is tracked using following metrics</text:p>
      <text:list xml:id="list252246601" text:style-name="WWNum37">
        <text:list-item>
          <text:p text:style-name="P36">Number of new subscriptions each month : New subscriptions registered with a product in given month</text:p>
        </text:list-item>
        <text:list-item>
          <text:p text:style-name="P36">Number of churned subscriptions each month: Subscriptions related to a product those are churned (cancelled) in a given month.</text:p>
        </text:list-item>
        <text:list-item>
          <text:p text:style-name="P36">Total subscriptions per month: Total subscriptions of last month + number of new subscriptions in current month – number of churned subscriptions in current month.</text:p>
        </text:list-item>
        <text:list-item>
          <text:p text:style-name="P36">Monthly operational expenses to be borne per product (per unit). This calculation of operating expense per product per unit is done by operating expense distribution job described in coming section.</text:p>
        </text:list-item>
        <text:list-item>
          <text:p text:style-name="P36">Monthly sales and marketing expenses (Optional) : In case merchant is making any sales and marketing expenses in order to promote a product</text:p>
        </text:list-item>
        <text:list-item>
          <text:p text:style-name="P36">Net new subscriptions =<text:span text:style-name="T9"># New subscriptions + #churned subscriptions ( here we assume that churned subscription are denoted by minus(-) sign)</text:span></text:p>
        </text:list-item>
        <text:list-item>
          <text:p text:style-name="P36">Total subscriptions per month to indicate demand = <text:span text:style-name="T9">Total # subscriptions of last month+ Net new subscriptions of current month</text:span></text:p>
        </text:list-item>
        <text:list-item>
          <text:p text:style-name="P36">% subscriptions <text:s/>churn per month = - (#number of churned subscriptions for current month/total # subscriptions at last month)</text:p>
        </text:list-item>
        <text:list-item>
          <text:p text:style-name="P36">New MRR: Monthly recurring revenue due to new subscriptions in a month (to different offer prices) = Σ (number of NEW subscriptions for each offer price * offer price).</text:p>
        </text:list-item>
        <text:list-item>
          <text:p text:style-name="P36">Churned MRR: Monthly churned revenue due subscribers associated with different offer prices getting churned. = - Σ ( number of churned subscriptions per offer price* offer price)</text:p>
        </text:list-item>
        <text:list-item>
          <text:p text:style-name="P36">Net new MRR = New MRR + Churned MRR</text:p>
        </text:list-item>
        <text:list-item>
          <text:p text:style-name="P36">Ending MRR = Ending MRR of last period( month) + Net new MRR</text:p>
        </text:list-item>
        <text:list-item>
          <text:p text:style-name="P36"><text:soft-page-break/>Starting MRR= Ending MRR of last period (month).</text:p>
        </text:list-item>
        <text:list-item>
          <text:p text:style-name="P36">Percentage net MRR churn= churned MRR/starting MRR</text:p>
        </text:list-item>
        <text:list-item>
          <text:p text:style-name="P43">Ratio of Its expected quantity demanded <text:s/>per period(month) against total quantity demanded of all products in the same category( product and all its substitutes)</text:p>
        </text:list-item>
        <text:list-item>
          <text:p text:style-name="P36">Periodical(monthly) Average revenue per NEW subscriptions (ARPS (New) = New MRR/# New Customers *1000) </text:p>
        </text:list-item>
        <text:list-item>
          <text:p text:style-name="P36">Average revenue per total subscriptions (ARPS= Ending MRR/# total subscriptions*1000).</text:p>
        </text:list-item>
        <text:list-item>
          <text:p text:style-name="P36">Total periodical (monthly) revenue = Ending MRR.</text:p>
        </text:list-item>
        <text:list-item>
          <text:p text:style-name="P36">Total Cost of goods sold (COGS)= Σ (Total subscriptions for a purchase price* purchase price)) </text:p>
        </text:list-item>
      </text:list>
      <text:p text:style-name="P15"/>
      <text:p text:style-name="P15">Though subscribers are committed the latest sale price of a product at the time of registration, they are periodically dispatched these products at different times during subscription period. At every dispatch time, the product being dispatched may have been purchased at different purchase price. This metric captures the total cost of number of product units dispatched in the current month having different purchase prices. This is an important indicator of impact of change in product price on the revenue and margin. </text:p>
      <text:list xml:id="list164015036789475" text:continue-numbering="true" text:style-name="WWNum37">
        <text:list-item>
          <text:p text:style-name="P36">Gross Margin = Revenue - COGS</text:p>
        </text:list-item>
        <text:list-item>
          <text:p text:style-name="P36">Operating profit/loss =gross margin – operational expenses </text:p>
        </text:list-item>
        <text:list-item>
          <text:p text:style-name="P36">Operating profit/loss percentage= (operating profit or Loss/COGS) *100</text:p>
        </text:list-item>
        <text:list-item>
          <text:p text:style-name="P36">Subscription Lifetime Value(SLV): ARPS(New)*Gross margin%/%MRR churn</text:p>
        </text:list-item>
        <text:list-item>
          <text:p text:style-name="P36">Subscription lifetime period = 1/%customer churn</text:p>
        </text:list-item>
        <text:list-item>
          <text:p text:style-name="P36">Cost of Acquiring a subscriptions (CAC)=(sales&amp; marketing expense/number of new subscriptions) *1000) </text:p>
        </text:list-item>
        <text:list-item>
          <text:p text:style-name="P36">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36">Months to recover CAC= CAC/ (ARPS (New)*Gross Margin %) . This indicates how many months (minimum) an average subscription should be retained in order to at least recover cost of acquiring it.</text:p>
        </text:list-item>
      </text:list>
      <text:p text:style-name="P18"/>
      <text:h text:style-name="P7" text:outline-level="3">Lifecycle</text:h>
      <text:h text:style-name="P8" text:outline-level="4">Product Registration &amp; Configuration</text:h>
      <text:list xml:id="list3544063755" text:style-name="WWNum92">
        <text:list-item>
          <text:p text:style-name="P37">Product should get registered with Subscription ecosystem in order to be identified as a “subscriptionable” product, product to which subscribers can choose to buy. This distinction also helps merchant who are also doing instantaneous business to distinguish the products which are available for subscription business form the range of products that they offer. In order to register a product following set of activities need to be performed.</text:p>
          <text:list>
            <text:list-item>
              <text:p text:style-name="P37">Assign unique product identifier and name to a product to distinguish it from other products.</text:p>
            </text:list-item>
            <text:list-item>
              <text:p text:style-name="P37">List the product in appropriate category and sub category describing the product family and if there is any sub category where they are further classified into. <text:soft-page-break/>Products in the same category/sub category may be substitutes or complements of that product. Merchant can opt to define his own categories based on the product offerings he have. For retail business product categories mentioned earlier can be sued as reference point to start defining categories. </text:p>
            </text:list-item>
            <text:list-item>
              <text:p text:style-name="P37">Define Weight/volume of the product which will help in precisely identifying a specific product subtype among all variants of the same product/brand as well as it will be used to calculate the delivery charges required to deliver product. </text:p>
            </text:list-item>
            <text:list-item>
              <text:p text:style-name="P37">Define Unit of measurement in which product is measured (ml, gram, kg etc.)</text:p>
            </text:list-item>
            <text:list-item>
              <text:p text:style-name="P37">For each product list of all identifiers of its substitutes and complements; as price changes in them are impacting pricing of the product. It also helps in comparing product’s performance against its substitutes and complements.</text:p>
            </text:list-item>
            <text:list-item>
              <text:p text:style-name="P37">Sensitivity characteristic of the product to illustrate if product is consuming more electricity or more space. Per unit operating expenses are calculated according to the sensitivity characteristic of the product.</text:p>
            </text:list-item>
            <text:list-item>
              <text:p text:style-name="P37">Assign appropriate pricing category to the product to describe if product is ‘Price Committed’ or ‘Percent Discount Committed’ or ‘None Committed’. </text:p>
            </text:list-item>
            <text:list-item>
              <text:p text:style-name="P37">Define base purchase price of the product. This is the purchase price the merchant is paying at the time of product registration.</text:p>
            </text:list-item>
            <text:list-item>
              <text:p text:style-name="P37">Define base MRP of the product. This is the MRP of the product at the time of registration. Since purchase price and MRP of the product are going to change multiple times in future this initial purchase price and MRP pair is maintained as first element of tagged price version, a collection which keeps versions of changed pairs of purchase price and MRP. </text:p>
            </text:list-item>
          </text:list>
        </text:list-item>
        <text:list-item>
          <text:p text:style-name="P37">Registration is followed by configuration. It’s configuration should dictate how and how much it can contribute in the subscription business. Following configuration attributes are set which determine how the product is going to be managed during its life. This configuration is required mainly in case the product forecasting and pricing is driven by a computer based system. In that case the system should know how to determine the forecast and which factors will contribute to the price determination of a product. <text:s/></text:p>
          <text:list>
            <text:list-item>
              <text:p text:style-name="P37">Define Pricing Strategy Type: In case merchant is practicing multiple pricing algorithms for price determination of different products, pricing strategy determine which one should be applied to determine/change the price of a specific product. There can be multiple strategies in place such as demand based price calculation strategy, demand and cost based pricing strategy, instantaneous pricing strategy etc. We will see the different strategies in the “Pricing” section. Depending upon price elasticity of the product merchant need to decide which pricing strategy should be adopted by a product. Thus different products are configures with different pricing strategies. </text:p>
            </text:list-item>
            <text:list-item>
              <text:p text:style-name="P37">Decide aggregation period for target forecast: When a forecast is to be made it can be weekly, monthly, quarterly, yearly depending upon nature of analysis. <text:s/>The subscription model should keep flexibility for the merchant to choose appropriate forecast granularity depending upon price elasticity of a product and amount of historical data available for future predictions. A merchant may wish to use different forecasting intervals for various products to forecast demand and churn of a product. <text:s/>In case forecast aggregation interval of 15 days then existing daily actuals data of demand and churn is aggregated into chunk of 15 days the such as <text:soft-page-break/>list of demands /churns each of which is 15 days is fed to the forecasting mechanism so that next forecasts those are derived are also spaced at 15 days intervals. For some products he may wish monthly aggregation of actual data so that he will get monthly forecasts and so on. Thus depending on demand and churn frequency he may choose to apply different forecasting intervals.</text:p>
            </text:list-item>
            <text:list-item>
              <text:p text:style-name="P37">Determine target change threshold for price change: New price needs to be calculated for a product if the difference between its forecasted demand and actual demand is consistently more than certain threshold value for a specific duration. This threshold is configurable as ‘Target Change Threshold for Price Change’. So if merchant sets this threshold as 10%, then price will be recalculated when the difference between forecasted demand and actual demand is consistently +/- 10% over a specific duration. This setting acts as a trigger to initiate price recalculations for various product and its value will be product specific.</text:p>
            </text:list-item>
            <text:list-item>
              <text:p text:style-name="P37">Decide if Cross price elasticity should be considered for price determination. The demand function for computing price may include cross price elasticity. Cross price elasticity denotes impact of price change in substitute products on demand of this product (and thereby price of the product). In case merchant wants to include cross price elasticity in price determination it will indicate so by setting this flag.</text:p>
            </text:list-item>
            <text:list-item>
              <text:p text:style-name="P37">Decide if impact of advertising expenses should be considered on price determination: The demand function to be used to determine price of a product at certain demand can also encompass impact of advertising expense on increase in demand (thereby increase in price).SO merchant can determine if this impact needs to be considered during price calculation for some products.</text:p>
            </text:list-item>
            <text:list-item>
              <text:p text:style-name="P37">Determine the extent of old /historical data to be used for forecasting (Demand Curve Period). While forecasting for a product too old data may add noise to the forecast quality. This is because in case of products where trend has drastically changed the data depicting too old trend may not have large relevance. But on the other hand too less data may provide inaccurate forecast due to insufficient quality of behavioural patterns exhibited by it. So one can set how much period is appropriate for a product to determine its forecast by setting appropriate period for this attribute. </text:p>
            </text:list-item>
            <text:list-item>
              <text:p text:style-name="P37">Determine which Pricing Options is opted by the merchant. In case automated price determination is happening merchant can decide whether he wish to rely fully on this price generation OR whether he wishes to have a recommendation of price <text:s/>from the pricing system (which he may or may not accept) OR whether he does not want to use pricing system. In case he decides to fully rely on automatic price generation then the price get computed when certain demand/supply thresholds are met and automatically gets set as new offered price. If he has chosen the option of getting ‘recommendation’ then newly calculated price is shown to him for ‘acceptance’. He may accept the same or may override it. In last case where he has not opted for automated price calculation option, the price will not be calculated by the system and he will drive the price of that product manually based on his experience.</text:p>
            </text:list-item>
          </text:list>
        </text:list-item>
      </text:list>
      <text:h text:style-name="P8" text:outline-level="4">Manual Forecasting</text:h>
      <text:p text:style-name="P18">Forecast is used to extract all the information about the future that is already present in the past.</text:p>
      <text:p text:style-name="P18"><text:soft-page-break/>Typically when a product is launched in the market, it has a specific volume of fan followings. So its demands starts growing from 0 at a rate proportional to the popularity and need for it. At certain point it reaches to some saturation level and then its demand becomes constant.</text:p>
      <text:p text:style-name="P18">In case trend changes or a product starts losing its popularity, its demand starts decreasing at a rate proportional to the change sweep in the market. In that case too, the rate of decline is predictable to a great extent. </text:p>
      <text:p text:style-name="P18">Rise in demand of a product and fall in its demand is stored as the historical demand information and its probable behaviour (demand trend) in near future can be “forecasted” by using this historical data.</text:p>
      <text:p text:style-name="P18">In absence of any historical data, forecasting starts with demand predictions manually set by merchant, based on experts’ judgements and experience. Since these predictions are merely expert guesses about the rate of demand growth they may not be close to reality. Actual performance of the product may go vastly different than these predictions. As actual performance of a product starts getting captured, it gets used to correct the manual forecast figures (through automated forecasting) so as to match it with current demand/churn trend for that product. </text:p>
      <text:p text:style-name="P18">Manual forecasting is a prerequisite lifecycle activity (after product registration and configuration) in order to launch a product for subscriptions, in case no historical demand information is available for a product.</text:p>
      <text:p text:style-name="P18">As we have seen before demand of a product depends on various factors. Many of them are related to regional dynamics, trends as well as different personas and their preferences and hence are not under the control of business. The only element that has considerable impact on demand for most of the products, is the offer price of a product. Hence the rate at which demand changes is correlated with price to determine right price which will help boost demand.</text:p>
      <text:p text:style-name="P18">Assuming that a product is launched with a clean slate (no historical data), for first few days merchant has to manually set following attributes as a forecast of the product. </text:p>
      <text:list xml:id="list3305384099" text:style-name="WWNum18">
        <text:list-item>
          <text:p text:style-name="P38">Define periodicity of each forecast (Weekly, monthly, quarterly etc.): Merchant can decide to set weekly / half monthly/ monthly/ quarterly/half yearly data as a forecast (projections). <text:s/>Based on the periodicity of this data, forecast engine should compute future forecast values in the same periodicity cycle. For example if merchant has manually set demand projections of a product at monthly periodicity for first four months, say for January, February, March and April then using this demand values the forecast engine will project next two forecast values which will also be monthly, viz. May and June. The software system should provide this flexibility to choose projection period for every projection as start and end dates for the projection element (daily /weekly/monthly etc.) </text:p>
        </text:list-item>
        <text:list-item>
          <text:p text:style-name="P38">Define purchase price per each forecast: <text:s text:c="2"/>Based on visibility of the merchant he can predict if the same purchase price will continue until the end of forecast that he has defined or whether there is a likelihood of change in it, what will be the changed purchase price and in which forecast period it will change.</text:p>
        </text:list-item>
        <text:list-item>
          <text:p text:style-name="P38"><text:soft-page-break/><text:s/>Define MRP per each forecast: Similar to purchase price the merchant can predict if the same purchase price will continue until the end of forecast that he has defined or whether there is a likelihood of change in it, what will be the changed MRP and in which forecast period it will change.</text:p>
        </text:list-item>
        <text:list-item>
          <text:p text:style-name="P38">Define number of new subscriptions per forecast: Merchant based on his experience will try to predict how much will be number of new subscriptions for a product in each forecast unit period. </text:p>
        </text:list-item>
        <text:list-item>
          <text:p text:style-name="P38">Define number of churned subscriptions per forecast: Merchant based on his experience will try to predict how much will be number of subscriptions for a product those will be churned in each forecast unit period. Based on the predictions on new subscriptions and churned subscriptions number of total subscriptions can be derived.</text:p>
        </text:list-item>
      </text:list>
      <text:p text:style-name="P15">Example: new subscriptions of first month for product X are 1245, number of churned subscriptions for X for same month are 0, So total subscriptions for X in first month are 1245. Now if number of new subscriptions for X in second month are 1356 and churned subscriptions for the same period are 124 then </text:p>
      <text:p text:style-name="P15">Total subscriptions for X at the end of second month= Total subscriptions at the end of first month + new subscriptions in second month – churned subscriptions in second month. <text:s text:c="2"/></text:p>
      <text:p text:style-name="P15">Total subscriptions for X at the end of second month= 1245+1356-124 = 2477</text:p>
      <text:list xml:id="list164014707433278" text:continue-numbering="true" text:style-name="WWNum18">
        <text:list-item>
          <text:p text:style-name="P38">After defining the forecast values for some period when the actual subscriptions start getting registered for a product then they are used correct the values for remaining future forecasts. When earlier forecast for a period gets overridden then earlier forecast value gets expired and new forecast value is tagged as ‘Active’.</text:p>
        </text:list-item>
      </text:list>
      <text:p text:style-name="P18">Example input parameters table will look like this</text:p>
      <table:table table:name="Table4" table:style-name="Table4">
        <table:table-column table:style-name="Table4.A"/>
        <table:table-column table:style-name="Table4.B"/>
        <table:table-column table:style-name="Table4.C"/>
        <table:table-column table:style-name="Table4.D"/>
        <table:table-column table:style-name="Table4.C" table:number-columns-repeated="4"/>
        <table:table-column table:style-name="Table4.I"/>
        <table:table-column table:style-name="Table4.C" table:number-columns-repeated="3"/>
        <table:table-column table:style-name="Table4.D"/>
        <table:table-row table:style-name="Table4.1">
          <table:table-cell table:style-name="Table4.A1" office:value-type="string">
            <text:p text:style-name="P13">Parameter</text:p>
          </table:table-cell>
          <table:table-cell table:style-name="Table4.B1" office:value-type="string">
            <text:p text:style-name="P17">Month1</text:p>
          </table:table-cell>
          <table:table-cell table:style-name="Table4.B1" office:value-type="string">
            <text:p text:style-name="P17">Month2</text:p>
          </table:table-cell>
          <table:table-cell table:style-name="Table4.B1" office:value-type="string">
            <text:p text:style-name="P17">Month3</text:p>
          </table:table-cell>
          <table:table-cell table:style-name="Table4.B1" office:value-type="string">
            <text:p text:style-name="P17">Month4</text:p>
          </table:table-cell>
          <table:table-cell table:style-name="Table4.B1" office:value-type="string">
            <text:p text:style-name="P17">Month5</text:p>
          </table:table-cell>
          <table:table-cell table:style-name="Table4.B1" office:value-type="string">
            <text:p text:style-name="P17">Month6</text:p>
          </table:table-cell>
          <table:table-cell table:style-name="Table4.B1" office:value-type="string">
            <text:p text:style-name="P17">Month7 </text:p>
          </table:table-cell>
          <table:table-cell table:style-name="Table4.B1" office:value-type="string">
            <text:p text:style-name="P17">Month8</text:p>
          </table:table-cell>
          <table:table-cell table:style-name="Table4.B1" office:value-type="string">
            <text:p text:style-name="P17">Month9</text:p>
          </table:table-cell>
          <table:table-cell table:style-name="Table4.B1" office:value-type="string">
            <text:p text:style-name="P17">Month10</text:p>
          </table:table-cell>
          <table:table-cell table:style-name="Table4.B1" office:value-type="string">
            <text:p text:style-name="P17">Month11</text:p>
          </table:table-cell>
          <table:table-cell table:style-name="Table4.B1" office:value-type="string">
            <text:p text:style-name="P17">Month12</text:p>
          </table:table-cell>
        </table:table-row>
        <table:table-row table:style-name="Table4.2">
          <table:table-cell table:style-name="Table4.A1" office:value-type="string">
            <text:p text:style-name="P14">Purchase Price</text:p>
          </table:table-cell>
          <table:table-cell table:style-name="Table4.A1" office:value-type="string">
            <text:p text:style-name="P19">45</text:p>
          </table:table-cell>
          <table:table-cell table:style-name="Table4.A1" office:value-type="string">
            <text:p text:style-name="P19">45</text:p>
          </table:table-cell>
          <table:table-cell table:style-name="Table4.A1" office:value-type="string">
            <text:p text:style-name="P19">45</text:p>
          </table:table-cell>
          <table:table-cell table:style-name="Table4.A1" office:value-type="string">
            <text:p text:style-name="P19">48</text:p>
          </table:table-cell>
          <table:table-cell table:style-name="Table4.A1" office:value-type="string">
            <text:p text:style-name="P19">48</text:p>
          </table:table-cell>
          <table:table-cell table:style-name="Table4.A1" office:value-type="string">
            <text:p text:style-name="P19">48</text:p>
          </table:table-cell>
          <table:table-cell table:style-name="Table4.A1" office:value-type="string">
            <text:p text:style-name="P19">48</text:p>
          </table:table-cell>
          <table:table-cell table:style-name="Table4.A1" office:value-type="string">
            <text:p text:style-name="P19">48</text:p>
          </table:table-cell>
          <table:table-cell table:style-name="Table4.A1" office:value-type="string">
            <text:p text:style-name="P19">48</text:p>
          </table:table-cell>
          <table:table-cell table:style-name="Table4.A1" office:value-type="string">
            <text:p text:style-name="P19">48</text:p>
          </table:table-cell>
          <table:table-cell table:style-name="Table4.A1" office:value-type="string">
            <text:p text:style-name="P19">48</text:p>
          </table:table-cell>
          <table:table-cell table:style-name="Table4.A1" office:value-type="string">
            <text:p text:style-name="P19">48</text:p>
          </table:table-cell>
        </table:table-row>
        <table:table-row table:style-name="Table4.3">
          <table:table-cell table:style-name="Table4.A1" office:value-type="string">
            <text:p text:style-name="P14">MRP</text:p>
          </table:table-cell>
          <table:table-cell table:style-name="Table4.A1" office:value-type="string">
            <text:p text:style-name="P19">75</text:p>
          </table:table-cell>
          <table:table-cell table:style-name="Table4.A1" office:value-type="string">
            <text:p text:style-name="P19">75</text:p>
          </table:table-cell>
          <table:table-cell table:style-name="Table4.A1" office:value-type="string">
            <text:p text:style-name="P19">75</text:p>
          </table:table-cell>
          <table:table-cell table:style-name="Table4.A1" office:value-type="string">
            <text:p text:style-name="P19">80</text:p>
          </table:table-cell>
          <table:table-cell table:style-name="Table4.A1" office:value-type="string">
            <text:p text:style-name="P19">80</text:p>
          </table:table-cell>
          <table:table-cell table:style-name="Table4.A1" office:value-type="string">
            <text:p text:style-name="P19">80</text:p>
          </table:table-cell>
          <table:table-cell table:style-name="Table4.A1" office:value-type="string">
            <text:p text:style-name="P19">80</text:p>
          </table:table-cell>
          <table:table-cell table:style-name="Table4.A1" office:value-type="string">
            <text:p text:style-name="P19">80</text:p>
          </table:table-cell>
          <table:table-cell table:style-name="Table4.A1" office:value-type="string">
            <text:p text:style-name="P19">80</text:p>
          </table:table-cell>
          <table:table-cell table:style-name="Table4.A1" office:value-type="string">
            <text:p text:style-name="P19">80</text:p>
          </table:table-cell>
          <table:table-cell table:style-name="Table4.A1" office:value-type="string">
            <text:p text:style-name="P19">80</text:p>
          </table:table-cell>
          <table:table-cell table:style-name="Table4.A1" office:value-type="string">
            <text:p text:style-name="P19">80</text:p>
          </table:table-cell>
        </table:table-row>
        <table:table-row table:style-name="Table4.4">
          <table:table-cell table:style-name="Table4.A1" office:value-type="string">
            <text:p text:style-name="P14">Average Offered price</text:p>
          </table:table-cell>
          <table:table-cell table:style-name="Table4.A1" office:value-type="string">
            <text:p text:style-name="P19">65</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cell table:style-name="Table4.A1" office:value-type="string">
            <text:p text:style-name="P19">66</text:p>
          </table:table-cell>
        </table:table-row>
        <table:table-row table:style-name="Table4.5">
          <table:table-cell table:style-name="Table4.A1" office:value-type="string">
            <text:p text:style-name="P14">New subscriptions</text:p>
          </table:table-cell>
          <table:table-cell table:style-name="Table4.A1" office:value-type="string">
            <text:p text:style-name="P14">3000</text:p>
          </table:table-cell>
          <table:table-cell table:style-name="Table4.A1" office:value-type="string">
            <text:p text:style-name="P14">2300</text:p>
          </table:table-cell>
          <table:table-cell table:style-name="Table4.A1" office:value-type="string">
            <text:p text:style-name="P14">2400</text:p>
          </table:table-cell>
          <table:table-cell table:style-name="Table4.A1" office:value-type="string">
            <text:p text:style-name="P14">2540</text:p>
          </table:table-cell>
          <table:table-cell table:style-name="Table4.A1" office:value-type="string">
            <text:p text:style-name="P14">2600</text:p>
          </table:table-cell>
          <table:table-cell table:style-name="Table4.A1" office:value-type="string">
            <text:p text:style-name="P14">3200</text:p>
          </table:table-cell>
          <table:table-cell table:style-name="Table4.A1" office:value-type="string">
            <text:p text:style-name="P14">2800</text:p>
          </table:table-cell>
          <table:table-cell table:style-name="Table4.A1" office:value-type="string">
            <text:p text:style-name="P14">3500</text:p>
          </table:table-cell>
          <table:table-cell table:style-name="Table4.A1" office:value-type="string">
            <text:p text:style-name="P14">3200</text:p>
          </table:table-cell>
          <table:table-cell table:style-name="Table4.A1" office:value-type="string">
            <text:p text:style-name="P14">3300</text:p>
          </table:table-cell>
          <table:table-cell table:style-name="Table4.A1" office:value-type="string">
            <text:p text:style-name="P14">3100</text:p>
          </table:table-cell>
          <table:table-cell table:style-name="Table4.A1" office:value-type="string">
            <text:p text:style-name="P14">2800</text:p>
          </table:table-cell>
        </table:table-row>
        <table:table-row table:style-name="Table4.6">
          <table:table-cell table:style-name="Table4.A1" office:value-type="string">
            <text:p text:style-name="P14">Churned subscriptions</text:p>
          </table:table-cell>
          <table:table-cell table:style-name="Table4.A1" office:value-type="string">
            <text:p text:style-name="P14">300</text:p>
          </table:table-cell>
          <table:table-cell table:style-name="Table4.A1" office:value-type="string">
            <text:p text:style-name="P14">200</text:p>
          </table:table-cell>
          <table:table-cell table:style-name="Table4.A1" office:value-type="string">
            <text:p text:style-name="P14">120</text:p>
          </table:table-cell>
          <table:table-cell table:style-name="Table4.A1" office:value-type="string">
            <text:p text:style-name="P14">160</text:p>
          </table:table-cell>
          <table:table-cell table:style-name="Table4.A1" office:value-type="string">
            <text:p text:style-name="P14">150</text:p>
          </table:table-cell>
          <table:table-cell table:style-name="Table4.A1" office:value-type="string">
            <text:p text:style-name="P14">210</text:p>
          </table:table-cell>
          <table:table-cell table:style-name="Table4.A1" office:value-type="string">
            <text:p text:style-name="P14">160</text:p>
          </table:table-cell>
          <table:table-cell table:style-name="Table4.A1" office:value-type="string">
            <text:p text:style-name="P14">140</text:p>
          </table:table-cell>
          <table:table-cell table:style-name="Table4.A1" office:value-type="string">
            <text:p text:style-name="P14">120</text:p>
          </table:table-cell>
          <table:table-cell table:style-name="Table4.A1" office:value-type="string">
            <text:p text:style-name="P14">100</text:p>
          </table:table-cell>
          <table:table-cell table:style-name="Table4.A1" office:value-type="string">
            <text:p text:style-name="P14">130</text:p>
          </table:table-cell>
          <table:table-cell table:style-name="Table4.A1" office:value-type="string">
            <text:p text:style-name="P14">170</text:p>
          </table:table-cell>
        </table:table-row>
        <table:table-row table:style-name="Table4.7">
          <table:table-cell table:style-name="Table4.A1" office:value-type="string">
            <text:p text:style-name="P14">Merchant’s expected profit (%)</text:p>
          </table:table-cell>
          <table:table-cell table:style-name="Table4.A1" office:value-type="string">
            <text:p text:style-name="P14">10</text:p>
          </table:table-cell>
          <table:table-cell table:style-name="Table4.A1" office:value-type="string">
            <text:p text:style-name="P14">10</text:p>
          </table:table-cell>
          <table:table-cell table:style-name="Table4.A1" office:value-type="string">
            <text:p text:style-name="P14">10</text:p>
          </table:table-cell>
          <table:table-cell table:style-name="Table4.A1" office:value-type="string">
            <text:p text:style-name="P14">10</text:p>
          </table:table-cell>
          <table:table-cell table:style-name="Table4.A1" office:value-type="string">
            <text:p text:style-name="P14">12</text:p>
          </table:table-cell>
          <table:table-cell table:style-name="Table4.A1" office:value-type="string">
            <text:p text:style-name="P14">12</text:p>
          </table:table-cell>
          <table:table-cell table:style-name="Table4.A1" office:value-type="string">
            <text:p text:style-name="P14">12</text:p>
          </table:table-cell>
          <table:table-cell table:style-name="Table4.A1" office:value-type="string">
            <text:p text:style-name="P14">14</text:p>
          </table:table-cell>
          <table:table-cell table:style-name="Table4.A1" office:value-type="string">
            <text:p text:style-name="P14">14</text:p>
          </table:table-cell>
          <table:table-cell table:style-name="Table4.A1" office:value-type="string">
            <text:p text:style-name="P14">15</text:p>
          </table:table-cell>
          <table:table-cell table:style-name="Table4.A1" office:value-type="string">
            <text:p text:style-name="P14">15</text:p>
          </table:table-cell>
          <table:table-cell table:style-name="Table4.A1" office:value-type="string">
            <text:p text:style-name="P14">15</text:p>
          </table:table-cell>
        </table:table-row>
      </table:table>
      <text:p text:style-name="P18"/>
      <text:p text:style-name="P18">Merchant will set above mentioned forecast attributes for first few weeks/months. Based on actual performance (actual changes in purchase price/MRP, actual increase in new <text:soft-page-break/>subscriptions/churned subscriptions) he should keep on correcting the forecast figures for respective periods manually. This is because actual forecasting/pricing calculation algorithm will be able to execute only after having at least 10/15 forecast entries. <text:s/>Manual forecast will not be required once appropriate historical demand data for a product is available.</text:p>
      <text:p text:style-name="P18"><draw:frame draw:style-name="fr3" draw:name="1" text:anchor-type="as-char" svg:width="15.921cm" svg:height="7.832cm" draw:z-index="0"><draw:object xlink:href="./Object 1" xlink:type="simple" xlink:show="embed" xlink:actuate="onLoad"/><draw:image xlink:href="./ObjectReplacements/Object 1" xlink:type="simple" xlink:show="embed" xlink:actuate="onLoad"/><svg:desc>chart</svg:desc></draw:frame></text:p>
      <text:p text:style-name="P18"/>
      <text:p text:style-name="P18">The above graph represent a two months snapshot of forecasting of total daily subscriptions and daily churned subscriptions of a product. This a plain forecast representation forecast a product without considering impact of actual performance of product in the forecast. It will help us understand how the forecast undergo corrections due to deviations of actual performance from the forecasted figures.</text:p>
      <text:p text:style-name="P18">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18">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18">He witnessed that 2200 subscriptions are covered in first 5 weeks. So he /she again corrected subscription prediction for current month to 2400 (from earlier 2200), changed the price to 50 Rs, and predicted subscription count of 3200 for the third month.</text:p>
      <text:p text:style-name="P18">Thus initially he made few predictions manually as well as made manual offer pricing decisions. Based on the actual response to the sale, he/she keeps on repeatedly correcting forecasts as well as trying to offer products at more lucrative prices in order to attract more demand.</text:p>
      <text:p text:style-name="P18">His predictions (new subscription count, churned subscription count, total subscription count) are stored in repository and corrected time to time when he manually modifies them. Also the <text:soft-page-break/>actual daily subscriptions to product X are also stored in repository. After having sufficient actual subscription counts and offer price records in “actuals” repository, the same can be picked by appropriate forecasting algorithm for automated forecasts for the future period.</text:p>
      <text:p text:style-name="P18"/>
      <text:h text:style-name="P8" text:outline-level="4">Periodic Automated Forecasting and forecast correction.</text:h>
      <text:p text:style-name="P18">Merchant will set manual forecast for each product as described above and keeps on correcting them manually based on the actual performance for first few months/weeks(depending upon unit of forecast period selected) and then can trigger the automated forecast.</text:p>
      <text:p text:style-name="P18">Once automated forecasting for a product is triggered it is expected to run periodically at a defined schedule (let’s say every day/week at a specific time). But performance of a product does not deviate every day. Then why do we need to run the forecasting every day? But on the other side, if we decide not to trigger forecasting every day, then how will we come to know when to trigger it?</text:p>
      <text:p text:style-name="P18">There is a relationship between pricing and forecasting here. <text:s/>The flow of activities is determined as follows</text:p>
      <text:list xml:id="list515159772" text:style-name="WWNum20">
        <text:list-item>
          <text:p text:style-name="P39">A product forecast job once run, defines forecast for some future period (few weeks or months). </text:p>
        </text:list-item>
        <text:list-item>
          <text:p text:style-name="P39">Every day a product keeps gaining new subscriptions as well as keeps churning few existing subscriptions. These are tracked as actual demand of the product. <text:s/></text:p>
        </text:list-item>
        <text:list-item>
          <text:p text:style-name="P39">On every run of forecast job this actual demand (and churn) of a product gets compared with its predicted value for that day. </text:p>
        </text:list-item>
        <text:list-item>
          <text:p text:style-name="P39">When actual demand of a product starts deviating from its forecasted value by more than ‘target change threshold for price change’ for that product, it means that the product’s actual performance is considerably different than its prediction. </text:p>
        </text:list-item>
        <text:list-item>
          <text:p text:style-name="P39">It also means that current offer price, which was set for a predicted demand (according to earlier demand trend) is not appropriate for its actual current demand, and hence the pricing algorithm gets triggered to reset the price to a new value. </text:p>
        </text:list-item>
        <text:list-item>
          <text:p text:style-name="P39">It also means that current forecast is no more valid and hence it needs to be recalibrated according to the new actual demand trend. So day on which the difference between forecast and actual demand <text:s/>of a product exceeds its threshold, the pricing job sets the next forecast date for that product as current date plus the aggregation period (denoting if we need weekly forecast or monthly forecast or so on). </text:p>
        </text:list-item>
        <text:list-item>
          <text:p text:style-name="P39">Also at this point the earlier forecast values for demand are marked as ‘invalid’ and history of actual demand values is going to be used for calculating series of next forecast values.</text:p>
        </text:list-item>
      </text:list>
      <text:p text:style-name="P18">Thus forecast calculation job gets triggered every day <text:s/>but it will only triggers forecast for those products for which the next forecast date is set( by their pricing events) <text:s/>as the current execution day.</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style-name="Table5.1">
          <table:table-cell table:style-name="Table5.A1" office:value-type="string">
            <text:p text:style-name="P20">Day</text:p>
          </table:table-cell>
          <table:table-cell table:style-name="Table5.B1" office:value-type="string">
            <text:p text:style-name="P20">Forecasted total subscriptions1</text:p>
          </table:table-cell>
          <table:table-cell table:style-name="Table5.B1" office:value-type="string">
            <text:p text:style-name="P20">Forecasted total subscriptions2</text:p>
          </table:table-cell>
          <table:table-cell table:style-name="Table5.B1" office:value-type="string">
            <text:p text:style-name="P20">Forecasted total subscriptions3</text:p>
          </table:table-cell>
          <table:table-cell table:style-name="Table5.B1" office:value-type="string">
            <text:p text:style-name="P20">Actual total subscriptions</text:p>
          </table:table-cell>
          <table:table-cell table:style-name="Table5.B1" office:value-type="string">
            <text:p text:style-name="P20">% difference between latest forecast and actuals</text:p>
          </table:table-cell>
        </table:table-row>
        <table:table-row table:style-name="Table5.2">
          <table:table-cell table:style-name="Table5.A2" office:value-type="string">
            <text:p text:style-name="P20">1</text:p>
          </table:table-cell>
          <table:table-cell table:style-name="Table5.B2" office:value-type="string">
            <text:p text:style-name="P20">530</text:p>
          </table:table-cell>
          <table:table-cell table:style-name="Table5.B2" office:value-type="string">
            <text:p text:style-name="P20">521</text:p>
          </table:table-cell>
          <table:table-cell table:style-name="Table5.B2" office:value-type="string">
            <text:p text:style-name="P20">521</text:p>
          </table:table-cell>
          <table:table-cell table:style-name="Table5.B2" office:value-type="string">
            <text:p text:style-name="P20">521</text:p>
          </table:table-cell>
          <table:table-cell table:style-name="Table5.B2" office:value-type="string">
            <text:p text:style-name="P20">1.698113208</text:p>
          </table:table-cell>
        </table:table-row>
        <table:table-row table:style-name="Table5.2">
          <table:table-cell table:style-name="Table5.A2" office:value-type="string">
            <text:p text:style-name="P20">2</text:p>
          </table:table-cell>
          <table:table-cell table:style-name="Table5.B2" office:value-type="string">
            <text:p text:style-name="P20">750</text:p>
          </table:table-cell>
          <table:table-cell table:style-name="Table5.B2" office:value-type="string">
            <text:p text:style-name="P20">680</text:p>
          </table:table-cell>
          <table:table-cell table:style-name="Table5.B2" office:value-type="string">
            <text:p text:style-name="P20">680</text:p>
          </table:table-cell>
          <table:table-cell table:style-name="Table5.B2" office:value-type="string">
            <text:p text:style-name="P20">680</text:p>
          </table:table-cell>
          <table:table-cell table:style-name="Table5.B2" office:value-type="string">
            <text:p text:style-name="P20">9.333333333</text:p>
          </table:table-cell>
        </table:table-row>
        <text:soft-page-break/>
        <table:table-row table:style-name="Table5.2">
          <table:table-cell table:style-name="Table5.A2" office:value-type="string">
            <text:p text:style-name="P20">3</text:p>
          </table:table-cell>
          <table:table-cell table:style-name="Table5.B2" office:value-type="string">
            <text:p text:style-name="P20">970</text:p>
          </table:table-cell>
          <table:table-cell table:style-name="Table5.B2" office:value-type="string">
            <text:p text:style-name="P20">880</text:p>
          </table:table-cell>
          <table:table-cell table:style-name="Table5.B2" office:value-type="string">
            <text:p text:style-name="P20">880</text:p>
          </table:table-cell>
          <table:table-cell table:style-name="Table5.B2" office:value-type="string">
            <text:p text:style-name="P20">880</text:p>
          </table:table-cell>
          <table:table-cell table:style-name="Table5.B2" office:value-type="string">
            <text:p text:style-name="P20">9.278350515</text:p>
          </table:table-cell>
        </table:table-row>
        <table:table-row table:style-name="Table5.2">
          <table:table-cell table:style-name="Table5.A2" office:value-type="string">
            <text:p text:style-name="P20">4</text:p>
          </table:table-cell>
          <table:table-cell table:style-name="Table5.B2" office:value-type="string">
            <text:p text:style-name="P20">1250</text:p>
          </table:table-cell>
          <table:table-cell table:style-name="Table5.B2" office:value-type="string">
            <text:p text:style-name="P20">1080</text:p>
          </table:table-cell>
          <table:table-cell table:style-name="Table5.B2" office:value-type="string">
            <text:p text:style-name="P20">1080</text:p>
          </table:table-cell>
          <table:table-cell table:style-name="Table5.B2" office:value-type="string">
            <text:p text:style-name="P20">1080</text:p>
          </table:table-cell>
          <table:table-cell table:style-name="Table5.B2" office:value-type="string">
            <text:p text:style-name="P20">13.6</text:p>
          </table:table-cell>
        </table:table-row>
        <table:table-row table:style-name="Table5.2">
          <table:table-cell table:style-name="Table5.A2" office:value-type="string">
            <text:p text:style-name="P20">5</text:p>
          </table:table-cell>
          <table:table-cell table:style-name="Table5.B2" office:value-type="string">
            <text:p text:style-name="P20">1580</text:p>
          </table:table-cell>
          <table:table-cell table:style-name="Table5.B2" office:value-type="string">
            <text:p text:style-name="P20">1379</text:p>
          </table:table-cell>
          <table:table-cell table:style-name="Table5.B2" office:value-type="string">
            <text:p text:style-name="P20">1379</text:p>
          </table:table-cell>
          <table:table-cell table:style-name="Table5.B2" office:value-type="string">
            <text:p text:style-name="P20">1379</text:p>
          </table:table-cell>
          <table:table-cell table:style-name="Table5.B2" office:value-type="string">
            <text:p text:style-name="P20">12.72151899</text:p>
          </table:table-cell>
        </table:table-row>
        <table:table-row table:style-name="Table5.2">
          <table:table-cell table:style-name="Table5.A2" office:value-type="string">
            <text:p text:style-name="P20">6</text:p>
          </table:table-cell>
          <table:table-cell table:style-name="Table5.B2" office:value-type="string">
            <text:p text:style-name="P20">1720</text:p>
          </table:table-cell>
          <table:table-cell table:style-name="Table5.B2" office:value-type="string">
            <text:p text:style-name="P20">1480</text:p>
          </table:table-cell>
          <table:table-cell table:style-name="Table5.B2" office:value-type="string">
            <text:p text:style-name="P20">1480</text:p>
          </table:table-cell>
          <table:table-cell table:style-name="Table5.B2" office:value-type="string">
            <text:p text:style-name="P20">1480</text:p>
          </table:table-cell>
          <table:table-cell table:style-name="Table5.B2" office:value-type="string">
            <text:p text:style-name="P20">13.95348837</text:p>
          </table:table-cell>
        </table:table-row>
        <table:table-row table:style-name="Table5.2">
          <table:table-cell table:style-name="Table5.A2" office:value-type="string">
            <text:p text:style-name="P20">7</text:p>
          </table:table-cell>
          <table:table-cell table:style-name="Table5.B2" office:value-type="string">
            <text:p text:style-name="P20">2100</text:p>
          </table:table-cell>
          <table:table-cell table:style-name="Table5.B2" office:value-type="string">
            <text:p text:style-name="P20">1899</text:p>
          </table:table-cell>
          <table:table-cell table:style-name="Table5.B2" office:value-type="string">
            <text:p text:style-name="P20">1899</text:p>
          </table:table-cell>
          <table:table-cell table:style-name="Table5.B2" office:value-type="string">
            <text:p text:style-name="P20">1899</text:p>
          </table:table-cell>
          <table:table-cell table:style-name="Table5.B2" office:value-type="string">
            <text:p text:style-name="P20">9.571428571</text:p>
          </table:table-cell>
        </table:table-row>
        <table:table-row table:style-name="Table5.2">
          <table:table-cell table:style-name="Table5.A2" office:value-type="string">
            <text:p text:style-name="P20">8</text:p>
          </table:table-cell>
          <table:table-cell table:style-name="Table5.B2" office:value-type="string">
            <text:p text:style-name="P20">2250</text:p>
          </table:table-cell>
          <table:table-cell table:style-name="Table5.B2" office:value-type="string">
            <text:p text:style-name="P20">1956</text:p>
          </table:table-cell>
          <table:table-cell table:style-name="Table5.B2" office:value-type="string">
            <text:p text:style-name="P20">1956</text:p>
          </table:table-cell>
          <table:table-cell table:style-name="Table5.B2" office:value-type="string">
            <text:p text:style-name="P20">1956</text:p>
          </table:table-cell>
          <table:table-cell table:style-name="Table5.B2" office:value-type="string">
            <text:p text:style-name="P20">13.06666667</text:p>
          </table:table-cell>
        </table:table-row>
        <table:table-row table:style-name="Table5.2">
          <table:table-cell table:style-name="Table5.A2" office:value-type="string">
            <text:p text:style-name="P20">9</text:p>
          </table:table-cell>
          <table:table-cell table:style-name="Table5.B2" office:value-type="string">
            <text:p text:style-name="P20">2460</text:p>
          </table:table-cell>
          <table:table-cell table:style-name="Table5.B2" office:value-type="string">
            <text:p text:style-name="P20">2356</text:p>
          </table:table-cell>
          <table:table-cell table:style-name="Table5.B2" office:value-type="string">
            <text:p text:style-name="P20">2356</text:p>
          </table:table-cell>
          <table:table-cell table:style-name="Table5.B2" office:value-type="string">
            <text:p text:style-name="P20">2356</text:p>
          </table:table-cell>
          <table:table-cell table:style-name="Table5.B2" office:value-type="string">
            <text:p text:style-name="P20">4.227642276</text:p>
          </table:table-cell>
        </table:table-row>
        <table:table-row table:style-name="Table5.2">
          <table:table-cell table:style-name="Table5.A2" office:value-type="string">
            <text:p text:style-name="P20">10</text:p>
          </table:table-cell>
          <table:table-cell table:style-name="Table5.B2" office:value-type="string">
            <text:p text:style-name="P20">2890</text:p>
          </table:table-cell>
          <table:table-cell table:style-name="Table5.B2" office:value-type="string">
            <text:p text:style-name="P20">2678</text:p>
          </table:table-cell>
          <table:table-cell table:style-name="Table5.B2" office:value-type="string">
            <text:p text:style-name="P20">2678</text:p>
          </table:table-cell>
          <table:table-cell table:style-name="Table5.B2" office:value-type="string">
            <text:p text:style-name="P20">2678</text:p>
          </table:table-cell>
          <table:table-cell table:style-name="Table5.B2" office:value-type="string">
            <text:p text:style-name="P20">7.335640138</text:p>
          </table:table-cell>
        </table:table-row>
        <table:table-row table:style-name="Table5.2">
          <table:table-cell table:style-name="Table5.A2" office:value-type="string">
            <text:p text:style-name="P20">11</text:p>
          </table:table-cell>
          <table:table-cell table:style-name="Table5.B2" office:value-type="string">
            <text:p text:style-name="P20">3000</text:p>
          </table:table-cell>
          <table:table-cell table:style-name="Table5.B2" office:value-type="string">
            <text:p text:style-name="P20">3145</text:p>
          </table:table-cell>
          <table:table-cell table:style-name="Table5.B2" office:value-type="string">
            <text:p text:style-name="P20">3145</text:p>
          </table:table-cell>
          <table:table-cell table:style-name="Table5.B2" office:value-type="string">
            <text:p text:style-name="P20">3145</text:p>
          </table:table-cell>
          <table:table-cell table:style-name="Table5.B2" office:value-type="string">
            <text:p text:style-name="P20">-4.833333333</text:p>
          </table:table-cell>
        </table:table-row>
        <table:table-row table:style-name="Table5.2">
          <table:table-cell table:style-name="Table5.A2" office:value-type="string">
            <text:p text:style-name="P20">12</text:p>
          </table:table-cell>
          <table:table-cell table:style-name="Table5.B2" office:value-type="string">
            <text:p text:style-name="P20">3120</text:p>
          </table:table-cell>
          <table:table-cell table:style-name="Table5.B2" office:value-type="string">
            <text:p text:style-name="P20">3657</text:p>
          </table:table-cell>
          <table:table-cell table:style-name="Table5.B2" office:value-type="string">
            <text:p text:style-name="P20">3657</text:p>
          </table:table-cell>
          <table:table-cell table:style-name="Table5.B2" office:value-type="string">
            <text:p text:style-name="P20">3657</text:p>
          </table:table-cell>
          <table:table-cell table:style-name="Table5.B2" office:value-type="string">
            <text:p text:style-name="P20">-17.21153846</text:p>
          </table:table-cell>
        </table:table-row>
        <table:table-row table:style-name="Table5.2">
          <table:table-cell table:style-name="Table5.A2" office:value-type="string">
            <text:p text:style-name="P20">13</text:p>
          </table:table-cell>
          <table:table-cell table:style-name="Table5.B2" office:value-type="string">
            <text:p text:style-name="P20">3478</text:p>
          </table:table-cell>
          <table:table-cell table:style-name="Table5.C14" office:value-type="string">
            <text:p text:style-name="P20">4217</text:p>
          </table:table-cell>
          <table:table-cell table:style-name="Table5.C14" office:value-type="string">
            <text:p text:style-name="P20">4217</text:p>
          </table:table-cell>
          <table:table-cell table:style-name="Table5.C14" office:value-type="string">
            <text:p text:style-name="P20">4217</text:p>
          </table:table-cell>
          <table:table-cell table:style-name="Table5.B2" office:value-type="string">
            <text:p text:style-name="P20">-21.24784359</text:p>
          </table:table-cell>
        </table:table-row>
        <table:table-row table:style-name="Table5.2">
          <table:table-cell table:style-name="Table5.A2" office:value-type="string">
            <text:p text:style-name="P20">14</text:p>
          </table:table-cell>
          <table:table-cell table:style-name="Table5.B2" office:value-type="string">
            <text:p text:style-name="P20">3750</text:p>
          </table:table-cell>
          <table:table-cell table:style-name="Table5.B2" office:value-type="string">
            <text:p text:style-name="P20">4446</text:p>
          </table:table-cell>
          <table:table-cell table:style-name="Table5.B2" office:value-type="string">
            <text:p text:style-name="P20">4675</text:p>
          </table:table-cell>
          <table:table-cell table:style-name="Table5.B2" office:value-type="string">
            <text:p text:style-name="P20">4675</text:p>
          </table:table-cell>
          <table:table-cell table:style-name="Table5.B2" office:value-type="string">
            <text:p text:style-name="P20">-5.150697256</text:p>
          </table:table-cell>
        </table:table-row>
        <table:table-row table:style-name="Table5.2">
          <table:table-cell table:style-name="Table5.A2" office:value-type="string">
            <text:p text:style-name="P20">15</text:p>
          </table:table-cell>
          <table:table-cell table:style-name="Table5.B2" office:value-type="string">
            <text:p text:style-name="P20">3930</text:p>
          </table:table-cell>
          <table:table-cell table:style-name="Table5.B2" office:value-type="string">
            <text:p text:style-name="P20">4678</text:p>
          </table:table-cell>
          <table:table-cell table:style-name="Table5.B2" office:value-type="string">
            <text:p text:style-name="P20">4698</text:p>
          </table:table-cell>
          <table:table-cell table:style-name="Table5.B2" office:value-type="string">
            <text:p text:style-name="P20">4698</text:p>
          </table:table-cell>
          <table:table-cell table:style-name="Table5.B2" office:value-type="string">
            <text:p text:style-name="P20">-0.427533134</text:p>
          </table:table-cell>
        </table:table-row>
        <table:table-row table:style-name="Table5.2">
          <table:table-cell table:style-name="Table5.A2" office:value-type="string">
            <text:p text:style-name="P20">16</text:p>
          </table:table-cell>
          <table:table-cell table:style-name="Table5.B2" office:value-type="string">
            <text:p text:style-name="P20">4357</text:p>
          </table:table-cell>
          <table:table-cell table:style-name="Table5.B2" office:value-type="string">
            <text:p text:style-name="P20">4789</text:p>
          </table:table-cell>
          <table:table-cell table:style-name="Table5.B2" office:value-type="string">
            <text:p text:style-name="P20">4765</text:p>
          </table:table-cell>
          <table:table-cell table:style-name="Table5.B2" office:value-type="string">
            <text:p text:style-name="P20">4765</text:p>
          </table:table-cell>
          <table:table-cell table:style-name="Table5.B2" office:value-type="string">
            <text:p text:style-name="P20">0.501148465</text:p>
          </table:table-cell>
        </table:table-row>
        <table:table-row table:style-name="Table5.2">
          <table:table-cell table:style-name="Table5.A2" office:value-type="string">
            <text:p text:style-name="P20">17</text:p>
          </table:table-cell>
          <table:table-cell table:style-name="Table5.B2" office:value-type="string">
            <text:p text:style-name="P20">4400</text:p>
          </table:table-cell>
          <table:table-cell table:style-name="Table5.B2" office:value-type="string">
            <text:p text:style-name="P20">4965</text:p>
          </table:table-cell>
          <table:table-cell table:style-name="Table5.B2" office:value-type="string">
            <text:p text:style-name="P20">5217</text:p>
          </table:table-cell>
          <table:table-cell table:style-name="Table5.B2" office:value-type="string">
            <text:p text:style-name="P20">5217</text:p>
          </table:table-cell>
          <table:table-cell table:style-name="Table5.B2" office:value-type="string">
            <text:p text:style-name="P20">-5.075528701</text:p>
          </table:table-cell>
        </table:table-row>
        <table:table-row table:style-name="Table5.2">
          <table:table-cell table:style-name="Table5.A2" office:value-type="string">
            <text:p text:style-name="P20">18</text:p>
          </table:table-cell>
          <table:table-cell table:style-name="Table5.B2" office:value-type="string">
            <text:p text:style-name="P20">4690</text:p>
          </table:table-cell>
          <table:table-cell table:style-name="Table5.B2" office:value-type="string">
            <text:p text:style-name="P20">5100</text:p>
          </table:table-cell>
          <table:table-cell table:style-name="Table5.B2" office:value-type="string">
            <text:p text:style-name="P20">5469</text:p>
          </table:table-cell>
          <table:table-cell table:style-name="Table5.B2" office:value-type="string">
            <text:p text:style-name="P20">5469</text:p>
          </table:table-cell>
          <table:table-cell table:style-name="Table5.B2" office:value-type="string">
            <text:p text:style-name="P20">-7.235294118</text:p>
          </table:table-cell>
        </table:table-row>
        <table:table-row table:style-name="Table5.2">
          <table:table-cell table:style-name="Table5.A2" office:value-type="string">
            <text:p text:style-name="P20">19</text:p>
          </table:table-cell>
          <table:table-cell table:style-name="Table5.B2" office:value-type="string">
            <text:p text:style-name="P20">5360</text:p>
          </table:table-cell>
          <table:table-cell table:style-name="Table5.B2" office:value-type="string">
            <text:p text:style-name="P20">5360</text:p>
          </table:table-cell>
          <table:table-cell table:style-name="Table5.B2" office:value-type="string">
            <text:p text:style-name="P20">5683</text:p>
          </table:table-cell>
          <table:table-cell table:style-name="Table5.B2" office:value-type="string">
            <text:p text:style-name="P20">5683</text:p>
          </table:table-cell>
          <table:table-cell table:style-name="Table5.B2" office:value-type="string">
            <text:p text:style-name="P20">-6.026119403</text:p>
          </table:table-cell>
        </table:table-row>
        <table:table-row table:style-name="Table5.2">
          <table:table-cell table:style-name="Table5.A2" office:value-type="string">
            <text:p text:style-name="P20">20</text:p>
          </table:table-cell>
          <table:table-cell table:style-name="Table5.B2" office:value-type="string">
            <text:p text:style-name="P20">5470</text:p>
          </table:table-cell>
          <table:table-cell table:style-name="Table5.B2" office:value-type="string">
            <text:p text:style-name="P20">5570</text:p>
          </table:table-cell>
          <table:table-cell table:style-name="Table5.B2" office:value-type="string">
            <text:p text:style-name="P20">5890</text:p>
          </table:table-cell>
          <table:table-cell table:style-name="Table5.B2" office:value-type="string">
            <text:p text:style-name="P20">5890</text:p>
          </table:table-cell>
          <table:table-cell table:style-name="Table5.B2" office:value-type="string">
            <text:p text:style-name="P20">-5.745062837</text:p>
          </table:table-cell>
        </table:table-row>
        <table:table-row table:style-name="Table5.2">
          <table:table-cell table:style-name="Table5.A2" office:value-type="string">
            <text:p text:style-name="P20">21</text:p>
          </table:table-cell>
          <table:table-cell table:style-name="Table5.B2" office:value-type="string">
            <text:p text:style-name="P20">5890</text:p>
          </table:table-cell>
          <table:table-cell table:style-name="Table5.B2" office:value-type="string">
            <text:p text:style-name="P20">5890</text:p>
          </table:table-cell>
          <table:table-cell table:style-name="Table5.B2" office:value-type="string">
            <text:p text:style-name="P20">6234</text:p>
          </table:table-cell>
          <table:table-cell table:style-name="Table5.B2" office:value-type="string">
            <text:p text:style-name="P20">6234</text:p>
          </table:table-cell>
          <table:table-cell table:style-name="Table5.B2" office:value-type="string">
            <text:p text:style-name="P20">-5.84040747</text:p>
          </table:table-cell>
        </table:table-row>
        <table:table-row table:style-name="Table5.2">
          <table:table-cell table:style-name="Table5.A2" office:value-type="string">
            <text:p text:style-name="P20">22</text:p>
          </table:table-cell>
          <table:table-cell table:style-name="Table5.B2" office:value-type="string">
            <text:p text:style-name="P20">5930</text:p>
          </table:table-cell>
          <table:table-cell table:style-name="Table5.B2" office:value-type="string">
            <text:p text:style-name="P20">5966</text:p>
          </table:table-cell>
          <table:table-cell table:style-name="Table5.B2" office:value-type="string">
            <text:p text:style-name="P20">6643</text:p>
          </table:table-cell>
          <table:table-cell table:style-name="Table5.B2" office:value-type="string">
            <text:p text:style-name="P20">6643</text:p>
          </table:table-cell>
          <table:table-cell table:style-name="Table5.B2" office:value-type="string">
            <text:p text:style-name="P20">-11.34763661</text:p>
          </table:table-cell>
        </table:table-row>
        <table:table-row table:style-name="Table5.2">
          <table:table-cell table:style-name="Table5.A2" office:value-type="string">
            <text:p text:style-name="P20">23</text:p>
          </table:table-cell>
          <table:table-cell table:style-name="Table5.B2" office:value-type="string">
            <text:p text:style-name="P20">6170</text:p>
          </table:table-cell>
          <table:table-cell table:style-name="Table5.B2" office:value-type="string">
            <text:p text:style-name="P20">6270</text:p>
          </table:table-cell>
          <table:table-cell table:style-name="Table5.B2" office:value-type="string">
            <text:p text:style-name="P20">6899</text:p>
          </table:table-cell>
          <table:table-cell table:style-name="Table5.B2" office:value-type="string">
            <text:p text:style-name="P20">6899</text:p>
          </table:table-cell>
          <table:table-cell table:style-name="Table5.B2" office:value-type="string">
            <text:p text:style-name="P20">-10.03189793</text:p>
          </table:table-cell>
        </table:table-row>
        <table:table-row table:style-name="Table5.2">
          <table:table-cell table:style-name="Table5.A2" office:value-type="string">
            <text:p text:style-name="P20">24</text:p>
          </table:table-cell>
          <table:table-cell table:style-name="Table5.B2" office:value-type="string">
            <text:p text:style-name="P20">6250</text:p>
          </table:table-cell>
          <table:table-cell table:style-name="Table5.B2" office:value-type="string">
            <text:p text:style-name="P20">6532</text:p>
          </table:table-cell>
          <table:table-cell table:style-name="Table5.B2" office:value-type="string">
            <text:p text:style-name="P20">7235</text:p>
          </table:table-cell>
          <table:table-cell table:style-name="Table5.B2" office:value-type="string">
            <text:p text:style-name="P20">7235</text:p>
          </table:table-cell>
          <table:table-cell table:style-name="Table5.B2" office:value-type="string">
            <text:p text:style-name="P20">-10.76240049</text:p>
          </table:table-cell>
        </table:table-row>
        <table:table-row table:style-name="Table5.2">
          <table:table-cell table:style-name="Table5.A2" office:value-type="string">
            <text:p text:style-name="P20">25</text:p>
          </table:table-cell>
          <table:table-cell table:style-name="Table5.B2" office:value-type="string">
            <text:p text:style-name="P20">6570</text:p>
          </table:table-cell>
          <table:table-cell table:style-name="Table5.B2" office:value-type="string">
            <text:p text:style-name="P20">6790</text:p>
          </table:table-cell>
          <table:table-cell table:style-name="Table5.B2" office:value-type="string">
            <text:p text:style-name="P20">7488</text:p>
          </table:table-cell>
          <table:table-cell table:style-name="Table5.B2" office:value-type="string">
            <text:p text:style-name="P20">7488</text:p>
          </table:table-cell>
          <table:table-cell table:style-name="Table5.B2" office:value-type="string">
            <text:p text:style-name="P20">-10.27982327</text:p>
          </table:table-cell>
        </table:table-row>
        <table:table-row table:style-name="Table5.2">
          <table:table-cell table:style-name="Table5.A2" office:value-type="string">
            <text:p text:style-name="P20">26</text:p>
          </table:table-cell>
          <table:table-cell table:style-name="Table5.B2" office:value-type="string">
            <text:p text:style-name="P20">6780</text:p>
          </table:table-cell>
          <table:table-cell table:style-name="Table5.B2" office:value-type="string">
            <text:p text:style-name="P20">6998</text:p>
          </table:table-cell>
          <table:table-cell table:style-name="Table5.B2" office:value-type="string">
            <text:p text:style-name="P20">7755</text:p>
          </table:table-cell>
          <table:table-cell table:style-name="Table5.B2" office:value-type="string">
            <text:p text:style-name="P20">7755</text:p>
          </table:table-cell>
          <table:table-cell table:style-name="Table5.B2" office:value-type="string">
            <text:p text:style-name="P20">-10.81737639</text:p>
          </table:table-cell>
        </table:table-row>
        <table:table-row table:style-name="Table5.2">
          <table:table-cell table:style-name="Table5.A2" office:value-type="string">
            <text:p text:style-name="P20">27</text:p>
          </table:table-cell>
          <table:table-cell table:style-name="Table5.B2" office:value-type="string">
            <text:p text:style-name="P20">7120</text:p>
          </table:table-cell>
          <table:table-cell table:style-name="Table5.B2" office:value-type="string">
            <text:p text:style-name="P20">7256</text:p>
          </table:table-cell>
          <table:table-cell table:style-name="Table5.B2" office:value-type="string">
            <text:p text:style-name="P20">7994</text:p>
          </table:table-cell>
          <table:table-cell table:style-name="Table5.B2" office:value-type="string">
            <text:p text:style-name="P20">7994</text:p>
          </table:table-cell>
          <table:table-cell table:style-name="Table5.B2" office:value-type="string">
            <text:p text:style-name="P20">-10.17089305</text:p>
          </table:table-cell>
        </table:table-row>
        <table:table-row table:style-name="Table5.2">
          <table:table-cell table:style-name="Table5.A2" office:value-type="string">
            <text:p text:style-name="P20">28</text:p>
          </table:table-cell>
          <table:table-cell table:style-name="Table5.B2" office:value-type="string">
            <text:p text:style-name="P20">7250</text:p>
          </table:table-cell>
          <table:table-cell table:style-name="Table5.B2" office:value-type="string">
            <text:p text:style-name="P20">7250</text:p>
          </table:table-cell>
          <table:table-cell table:style-name="Table5.B2" office:value-type="string">
            <text:p text:style-name="P20">8345</text:p>
          </table:table-cell>
          <table:table-cell table:style-name="Table5.B2" office:value-type="string">
            <text:p text:style-name="P20">8345</text:p>
          </table:table-cell>
          <table:table-cell table:style-name="Table5.B2" office:value-type="string">
            <text:p text:style-name="P20">-15.10344828</text:p>
          </table:table-cell>
        </table:table-row>
        <table:table-row table:style-name="Table5.2">
          <table:table-cell table:style-name="Table5.A2" office:value-type="string">
            <text:p text:style-name="P20">29</text:p>
          </table:table-cell>
          <table:table-cell table:style-name="Table5.B2" office:value-type="string">
            <text:p text:style-name="P20">7540</text:p>
          </table:table-cell>
          <table:table-cell table:style-name="Table5.B2" office:value-type="string">
            <text:p text:style-name="P20">7540</text:p>
          </table:table-cell>
          <table:table-cell table:style-name="Table5.B2" office:value-type="string">
            <text:p text:style-name="P20">8890</text:p>
          </table:table-cell>
          <table:table-cell table:style-name="Table5.B2" office:value-type="string">
            <text:p text:style-name="P20">8890</text:p>
          </table:table-cell>
          <table:table-cell table:style-name="Table5.B2" office:value-type="string">
            <text:p text:style-name="P20">-17.90450928</text:p>
          </table:table-cell>
        </table:table-row>
        <table:table-row table:style-name="Table5.2">
          <table:table-cell table:style-name="Table5.A2" office:value-type="string">
            <text:p text:style-name="P20">30</text:p>
          </table:table-cell>
          <table:table-cell table:style-name="Table5.B2" office:value-type="string">
            <text:p text:style-name="P20">7750</text:p>
          </table:table-cell>
          <table:table-cell table:style-name="Table5.C14" office:value-type="string">
            <text:p text:style-name="P20">7750</text:p>
          </table:table-cell>
          <table:table-cell table:style-name="Table5.C14" office:value-type="string">
            <text:p text:style-name="P20">9426</text:p>
          </table:table-cell>
          <table:table-cell table:style-name="Table5.C14" office:value-type="string">
            <text:p text:style-name="P20">9426</text:p>
          </table:table-cell>
          <table:table-cell table:style-name="Table5.B2" office:value-type="string">
            <text:p text:style-name="P20">-21.62580645</text:p>
          </table:table-cell>
        </table:table-row>
        <table:table-row table:style-name="Table5.2">
          <table:table-cell table:style-name="Table5.A2" office:value-type="string">
            <text:p text:style-name="P20">31</text:p>
          </table:table-cell>
          <table:table-cell table:style-name="Table5.B2" office:value-type="string">
            <text:p text:style-name="P20">8000</text:p>
          </table:table-cell>
          <table:table-cell table:style-name="Table5.B2" office:value-type="string">
            <text:p text:style-name="P20">8325</text:p>
          </table:table-cell>
          <table:table-cell table:style-name="Table5.B2" office:value-type="string">
            <text:p text:style-name="P20">10232</text:p>
          </table:table-cell>
          <table:table-cell table:style-name="Table5.B2" office:value-type="string">
            <text:p text:style-name="P20">10245</text:p>
          </table:table-cell>
          <table:table-cell table:style-name="Table5.B2" office:value-type="string">
            <text:p text:style-name="P20">-0.127052385</text:p>
          </table:table-cell>
        </table:table-row>
        <table:table-row table:style-name="Table5.2">
          <table:table-cell table:style-name="Table5.A2" office:value-type="string">
            <text:p text:style-name="P20">32</text:p>
          </table:table-cell>
          <table:table-cell table:style-name="Table5.B2" office:value-type="string">
            <text:p text:style-name="P20">8130</text:p>
          </table:table-cell>
          <table:table-cell table:style-name="Table5.B2" office:value-type="string">
            <text:p text:style-name="P20">8890</text:p>
          </table:table-cell>
          <table:table-cell table:style-name="Table5.B2" office:value-type="string">
            <text:p text:style-name="P20">11342</text:p>
          </table:table-cell>
          <table:table-cell table:style-name="Table5.B2" office:value-type="string">
            <text:p text:style-name="P20">11678</text:p>
          </table:table-cell>
          <table:table-cell table:style-name="Table5.B2" office:value-type="string">
            <text:p text:style-name="P20">-2.962440487</text:p>
          </table:table-cell>
        </table:table-row>
        <table:table-row table:style-name="Table5.2">
          <table:table-cell table:style-name="Table5.A2" office:value-type="string">
            <text:p text:style-name="P20">33</text:p>
          </table:table-cell>
          <table:table-cell table:style-name="Table5.B2" office:value-type="string">
            <text:p text:style-name="P20">8680</text:p>
          </table:table-cell>
          <table:table-cell table:style-name="Table5.B2" office:value-type="string">
            <text:p text:style-name="P20">9234</text:p>
          </table:table-cell>
          <table:table-cell table:style-name="Table5.B2" office:value-type="string">
            <text:p text:style-name="P20">11897</text:p>
          </table:table-cell>
          <table:table-cell table:style-name="Table5.B2" office:value-type="string">
            <text:p text:style-name="P20">12457</text:p>
          </table:table-cell>
          <table:table-cell table:style-name="Table5.B2" office:value-type="string">
            <text:p text:style-name="P20">-4.707069009</text:p>
          </table:table-cell>
        </table:table-row>
        <table:table-row table:style-name="Table5.2">
          <table:table-cell table:style-name="Table5.A2" office:value-type="string">
            <text:p text:style-name="P20">34</text:p>
          </table:table-cell>
          <table:table-cell table:style-name="Table5.B2" office:value-type="string">
            <text:p text:style-name="P20">8780</text:p>
          </table:table-cell>
          <table:table-cell table:style-name="Table5.B2" office:value-type="string">
            <text:p text:style-name="P20">9765</text:p>
          </table:table-cell>
          <table:table-cell table:style-name="Table5.B2" office:value-type="string">
            <text:p text:style-name="P20">12632</text:p>
          </table:table-cell>
          <table:table-cell table:style-name="Table5.B2" office:value-type="string">
            <text:p text:style-name="P20">13441</text:p>
          </table:table-cell>
          <table:table-cell table:style-name="Table5.B2" office:value-type="string">
            <text:p text:style-name="P20">-6.404369854</text:p>
          </table:table-cell>
        </table:table-row>
        <table:table-row table:style-name="Table5.2">
          <table:table-cell table:style-name="Table5.A2" office:value-type="string">
            <text:p text:style-name="P20">35</text:p>
          </table:table-cell>
          <table:table-cell table:style-name="Table5.B2" office:value-type="string">
            <text:p text:style-name="P20">9000</text:p>
          </table:table-cell>
          <table:table-cell table:style-name="Table5.B2" office:value-type="string">
            <text:p text:style-name="P20">10342</text:p>
          </table:table-cell>
          <table:table-cell table:style-name="Table5.B2" office:value-type="string">
            <text:p text:style-name="P20">13421</text:p>
          </table:table-cell>
          <table:table-cell table:style-name="Table5.B2" office:value-type="string">
            <text:p text:style-name="P20">14302</text:p>
          </table:table-cell>
          <table:table-cell table:style-name="Table5.B2" office:value-type="string">
            <text:p text:style-name="P20">-6.564339468</text:p>
          </table:table-cell>
        </table:table-row>
        <table:table-row table:style-name="Table5.2">
          <table:table-cell table:style-name="Table5.A2" office:value-type="string">
            <text:p text:style-name="P20">36</text:p>
          </table:table-cell>
          <table:table-cell table:style-name="Table5.B2" office:value-type="string">
            <text:p text:style-name="P20">9321</text:p>
          </table:table-cell>
          <table:table-cell table:style-name="Table5.B2" office:value-type="string">
            <text:p text:style-name="P20">11421</text:p>
          </table:table-cell>
          <table:table-cell table:style-name="Table5.B2" office:value-type="string">
            <text:p text:style-name="P20">14666</text:p>
          </table:table-cell>
          <table:table-cell table:style-name="Table5.B2" office:value-type="string">
            <text:p text:style-name="P20">15671</text:p>
          </table:table-cell>
          <table:table-cell table:style-name="Table5.B2" office:value-type="string">
            <text:p text:style-name="P20">-6.852584208</text:p>
          </table:table-cell>
        </table:table-row>
        <table:table-row table:style-name="Table5.2">
          <table:table-cell table:style-name="Table5.A2" office:value-type="string">
            <text:p text:style-name="P20">37</text:p>
          </table:table-cell>
          <table:table-cell table:style-name="Table5.B2" office:value-type="string">
            <text:p text:style-name="P20">9560</text:p>
          </table:table-cell>
          <table:table-cell table:style-name="Table5.B2" office:value-type="string">
            <text:p text:style-name="P20">12012</text:p>
          </table:table-cell>
          <table:table-cell table:style-name="Table5.B2" office:value-type="string">
            <text:p text:style-name="P20">15321</text:p>
          </table:table-cell>
          <table:table-cell table:style-name="Table5.B2" office:value-type="string">
            <text:p text:style-name="P20">15701</text:p>
          </table:table-cell>
          <table:table-cell table:style-name="Table5.B2" office:value-type="string">
            <text:p text:style-name="P20">-2.480255858</text:p>
          </table:table-cell>
        </table:table-row>
        <table:table-row table:style-name="Table5.2">
          <table:table-cell table:style-name="Table5.A2" office:value-type="string">
            <text:p text:style-name="P20">38</text:p>
          </table:table-cell>
          <table:table-cell table:style-name="Table5.B2" office:value-type="string">
            <text:p text:style-name="P20">9750</text:p>
          </table:table-cell>
          <table:table-cell table:style-name="Table5.B2" office:value-type="string">
            <text:p text:style-name="P20">12987</text:p>
          </table:table-cell>
          <table:table-cell table:style-name="Table5.B2" office:value-type="string">
            <text:p text:style-name="P20">16201</text:p>
          </table:table-cell>
          <table:table-cell table:style-name="Table5.B2" office:value-type="string">
            <text:p text:style-name="P20">16012</text:p>
          </table:table-cell>
          <table:table-cell table:style-name="Table5.B2" office:value-type="string">
            <text:p text:style-name="P20">1.166594655</text:p>
          </table:table-cell>
        </table:table-row>
        <table:table-row table:style-name="Table5.2">
          <table:table-cell table:style-name="Table5.A2" office:value-type="string">
            <text:p text:style-name="P20">39</text:p>
          </table:table-cell>
          <table:table-cell table:style-name="Table5.B2" office:value-type="string">
            <text:p text:style-name="P20">10020</text:p>
          </table:table-cell>
          <table:table-cell table:style-name="Table5.B2" office:value-type="string">
            <text:p text:style-name="P20">13367</text:p>
          </table:table-cell>
          <table:table-cell table:style-name="Table5.B2" office:value-type="string">
            <text:p text:style-name="P20">17002</text:p>
          </table:table-cell>
          <table:table-cell table:style-name="Table5.B2" office:value-type="string">
            <text:p text:style-name="P20">16987</text:p>
          </table:table-cell>
          <table:table-cell table:style-name="Table5.B2" office:value-type="string">
            <text:p text:style-name="P20">0.088224915</text:p>
          </table:table-cell>
        </table:table-row>
        <table:table-row table:style-name="Table5.2">
          <table:table-cell table:style-name="Table5.A2" office:value-type="string">
            <text:p text:style-name="P20">40</text:p>
          </table:table-cell>
          <table:table-cell table:style-name="Table5.B2" office:value-type="string">
            <text:p text:style-name="P20">10078</text:p>
          </table:table-cell>
          <table:table-cell table:style-name="Table5.B2" office:value-type="string">
            <text:p text:style-name="P20">14685</text:p>
          </table:table-cell>
          <table:table-cell table:style-name="Table5.B2" office:value-type="string">
            <text:p text:style-name="P20">17998</text:p>
          </table:table-cell>
          <table:table-cell table:style-name="Table5.B2" office:value-type="string">
            <text:p text:style-name="P20">17345</text:p>
          </table:table-cell>
          <table:table-cell table:style-name="Table5.B2" office:value-type="string">
            <text:p text:style-name="P20">3.628180909</text:p>
          </table:table-cell>
        </table:table-row>
        <table:table-row table:style-name="Table5.2">
          <table:table-cell table:style-name="Table5.A2" office:value-type="string">
            <text:p text:style-name="P20">41</text:p>
          </table:table-cell>
          <table:table-cell table:style-name="Table5.B2" office:value-type="string">
            <text:p text:style-name="P20">10567</text:p>
          </table:table-cell>
          <table:table-cell table:style-name="Table5.B2" office:value-type="string">
            <text:p text:style-name="P20">15399</text:p>
          </table:table-cell>
          <table:table-cell table:style-name="Table5.B2" office:value-type="string">
            <text:p text:style-name="P20">18793</text:p>
          </table:table-cell>
          <table:table-cell table:style-name="Table5.B2" office:value-type="string">
            <text:p text:style-name="P20">18342</text:p>
          </table:table-cell>
          <table:table-cell table:style-name="Table5.B2" office:value-type="string">
            <text:p text:style-name="P20">2.399829724</text:p>
          </table:table-cell>
        </table:table-row>
        <table:table-row table:style-name="Table5.2">
          <table:table-cell table:style-name="Table5.A2" office:value-type="string">
            <text:p text:style-name="P20">42</text:p>
          </table:table-cell>
          <table:table-cell table:style-name="Table5.B2" office:value-type="string">
            <text:p text:style-name="P20">10750</text:p>
          </table:table-cell>
          <table:table-cell table:style-name="Table5.B2" office:value-type="string">
            <text:p text:style-name="P20">16201</text:p>
          </table:table-cell>
          <table:table-cell table:style-name="Table5.B2" office:value-type="string">
            <text:p text:style-name="P20">19578</text:p>
          </table:table-cell>
          <table:table-cell table:style-name="Table5.B2" office:value-type="string">
            <text:p text:style-name="P20">18999</text:p>
          </table:table-cell>
          <table:table-cell table:style-name="Table5.B2" office:value-type="string">
            <text:p text:style-name="P20">2.957401165</text:p>
          </table:table-cell>
        </table:table-row>
        <table:table-row table:style-name="Table5.2">
          <table:table-cell table:style-name="Table5.A2" office:value-type="string">
            <text:p text:style-name="P20">43</text:p>
          </table:table-cell>
          <table:table-cell table:style-name="Table5.B2" office:value-type="string">
            <text:p text:style-name="P20">11900</text:p>
          </table:table-cell>
          <table:table-cell table:style-name="Table5.B2" office:value-type="string">
            <text:p text:style-name="P20">17092</text:p>
          </table:table-cell>
          <table:table-cell table:style-name="Table5.B2" office:value-type="string">
            <text:p text:style-name="P20">20345</text:p>
          </table:table-cell>
          <table:table-cell table:style-name="Table5.B2" office:value-type="string">
            <text:p text:style-name="P20">19869</text:p>
          </table:table-cell>
          <table:table-cell table:style-name="Table5.B2" office:value-type="string">
            <text:p text:style-name="P20">2.339641189</text:p>
          </table:table-cell>
        </table:table-row>
        <table:table-row table:style-name="Table5.2">
          <table:table-cell table:style-name="Table5.A2" office:value-type="string">
            <text:p text:style-name="P20">44</text:p>
          </table:table-cell>
          <table:table-cell table:style-name="Table5.B2" office:value-type="string">
            <text:p text:style-name="P20">12012</text:p>
          </table:table-cell>
          <table:table-cell table:style-name="Table5.B2" office:value-type="string">
            <text:p text:style-name="P20">17989</text:p>
          </table:table-cell>
          <table:table-cell table:style-name="Table5.B2" office:value-type="string">
            <text:p text:style-name="P20">21783</text:p>
          </table:table-cell>
          <table:table-cell table:style-name="Table5.B2" office:value-type="string">
            <text:p text:style-name="P20">20253</text:p>
          </table:table-cell>
          <table:table-cell table:style-name="Table5.B2" office:value-type="string">
            <text:p text:style-name="P20">7.023825919</text:p>
          </table:table-cell>
        </table:table-row>
        <table:table-row table:style-name="Table5.2">
          <table:table-cell table:style-name="Table5.A2" office:value-type="string">
            <text:p text:style-name="P20">45</text:p>
          </table:table-cell>
          <table:table-cell table:style-name="Table5.B2" office:value-type="string">
            <text:p text:style-name="P20">12560</text:p>
          </table:table-cell>
          <table:table-cell table:style-name="Table5.B2" office:value-type="string">
            <text:p text:style-name="P20">18367</text:p>
          </table:table-cell>
          <table:table-cell table:style-name="Table5.B2" office:value-type="string">
            <text:p text:style-name="P20">22888</text:p>
          </table:table-cell>
          <table:table-cell table:style-name="Table5.B2" office:value-type="string">
            <text:p text:style-name="P20">21012</text:p>
          </table:table-cell>
          <table:table-cell table:style-name="Table5.B2" office:value-type="string">
            <text:p text:style-name="P20">8.196434813</text:p>
          </table:table-cell>
        </table:table-row>
        <table:table-row table:style-name="Table5.2">
          <table:table-cell table:style-name="Table5.A2" office:value-type="string">
            <text:p text:style-name="P20">46</text:p>
          </table:table-cell>
          <table:table-cell table:style-name="Table5.B2" office:value-type="string">
            <text:p text:style-name="P20">13450</text:p>
          </table:table-cell>
          <table:table-cell table:style-name="Table5.B2" office:value-type="string">
            <text:p text:style-name="P20">19436</text:p>
          </table:table-cell>
          <table:table-cell table:style-name="Table5.B2" office:value-type="string">
            <text:p text:style-name="P20">23997</text:p>
          </table:table-cell>
          <table:table-cell table:style-name="Table5.B2" office:value-type="string">
            <text:p text:style-name="P20">23444</text:p>
          </table:table-cell>
          <table:table-cell table:style-name="Table5.B2" office:value-type="string">
            <text:p text:style-name="P20">2.304454724</text:p>
          </table:table-cell>
        </table:table-row>
        <table:table-row table:style-name="Table5.2">
          <table:table-cell table:style-name="Table5.A2" office:value-type="string">
            <text:p text:style-name="P20">47</text:p>
          </table:table-cell>
          <table:table-cell table:style-name="Table5.B2" office:value-type="string">
            <text:p text:style-name="P20">13570</text:p>
          </table:table-cell>
          <table:table-cell table:style-name="Table5.B2" office:value-type="string">
            <text:p text:style-name="P20">20037</text:p>
          </table:table-cell>
          <table:table-cell table:style-name="Table5.B2" office:value-type="string">
            <text:p text:style-name="P20">25401</text:p>
          </table:table-cell>
          <table:table-cell table:style-name="Table5.B2" office:value-type="string">
            <text:p text:style-name="P20">24654</text:p>
          </table:table-cell>
          <table:table-cell table:style-name="Table5.B2" office:value-type="string">
            <text:p text:style-name="P20">2.940829101</text:p>
          </table:table-cell>
        </table:table-row>
        <table:table-row table:style-name="Table5.2">
          <table:table-cell table:style-name="Table5.A2" office:value-type="string">
            <text:p text:style-name="P20">48</text:p>
          </table:table-cell>
          <table:table-cell table:style-name="Table5.B2" office:value-type="string">
            <text:p text:style-name="P20">14768</text:p>
          </table:table-cell>
          <table:table-cell table:style-name="Table5.B2" office:value-type="string">
            <text:p text:style-name="P20">21576</text:p>
          </table:table-cell>
          <table:table-cell table:style-name="Table5.B2" office:value-type="string">
            <text:p text:style-name="P20">27031</text:p>
          </table:table-cell>
          <table:table-cell table:style-name="Table5.B2" office:value-type="string">
            <text:p text:style-name="P20">26342</text:p>
          </table:table-cell>
          <table:table-cell table:style-name="Table5.B2" office:value-type="string">
            <text:p text:style-name="P20">2.548925308</text:p>
          </table:table-cell>
        </table:table-row>
        <table:table-row table:style-name="Table5.2">
          <table:table-cell table:style-name="Table5.A2" office:value-type="string">
            <text:p text:style-name="P20">49</text:p>
          </table:table-cell>
          <table:table-cell table:style-name="Table5.B2" office:value-type="string">
            <text:p text:style-name="P20">14460</text:p>
          </table:table-cell>
          <table:table-cell table:style-name="Table5.B2" office:value-type="string">
            <text:p text:style-name="P20">22679</text:p>
          </table:table-cell>
          <table:table-cell table:style-name="Table5.B2" office:value-type="string">
            <text:p text:style-name="P20">28512</text:p>
          </table:table-cell>
          <table:table-cell table:style-name="Table5.B2" office:value-type="string">
            <text:p text:style-name="P20">27389</text:p>
          </table:table-cell>
          <table:table-cell table:style-name="Table5.B2" office:value-type="string">
            <text:p text:style-name="P20">3.93869248</text:p>
          </table:table-cell>
        </table:table-row>
        <table:table-row table:style-name="Table5.2">
          <table:table-cell table:style-name="Table5.A2" office:value-type="string">
            <text:p text:style-name="P20">50</text:p>
          </table:table-cell>
          <table:table-cell table:style-name="Table5.B2" office:value-type="string">
            <text:p text:style-name="P20">14879</text:p>
          </table:table-cell>
          <table:table-cell table:style-name="Table5.B2" office:value-type="string">
            <text:p text:style-name="P20">23477</text:p>
          </table:table-cell>
          <table:table-cell table:style-name="Table5.B2" office:value-type="string">
            <text:p text:style-name="P20">29998</text:p>
          </table:table-cell>
          <table:table-cell table:style-name="Table5.B2" office:value-type="string">
            <text:p text:style-name="P20">28545</text:p>
          </table:table-cell>
          <table:table-cell table:style-name="Table5.B2" office:value-type="string">
            <text:p text:style-name="P20">4.843656244</text:p>
          </table:table-cell>
        </table:table-row>
        <table:table-row table:style-name="Table5.2">
          <table:table-cell table:style-name="Table5.A2" office:value-type="string">
            <text:p text:style-name="P20">51</text:p>
          </table:table-cell>
          <table:table-cell table:style-name="Table5.B2" office:value-type="string">
            <text:p text:style-name="P20">15689</text:p>
          </table:table-cell>
          <table:table-cell table:style-name="Table5.B2" office:value-type="string">
            <text:p text:style-name="P20">24321</text:p>
          </table:table-cell>
          <table:table-cell table:style-name="Table5.B2" office:value-type="string">
            <text:p text:style-name="P20">32103</text:p>
          </table:table-cell>
          <table:table-cell table:style-name="Table5.B2" office:value-type="string">
            <text:p text:style-name="P20">29887</text:p>
          </table:table-cell>
          <table:table-cell table:style-name="Table5.B2" office:value-type="string">
            <text:p text:style-name="P20">6.902781671</text:p>
          </table:table-cell>
        </table:table-row>
        <table:table-row table:style-name="Table5.2">
          <table:table-cell table:style-name="Table5.A2" office:value-type="string">
            <text:p text:style-name="P20">52</text:p>
          </table:table-cell>
          <table:table-cell table:style-name="Table5.B2" office:value-type="string">
            <text:p text:style-name="P20">15876</text:p>
          </table:table-cell>
          <table:table-cell table:style-name="Table5.B2" office:value-type="string">
            <text:p text:style-name="P20">25686</text:p>
          </table:table-cell>
          <table:table-cell table:style-name="Table5.B2" office:value-type="string">
            <text:p text:style-name="P20">34521</text:p>
          </table:table-cell>
          <table:table-cell table:style-name="Table5.B2" office:value-type="string">
            <text:p text:style-name="P20">31279</text:p>
          </table:table-cell>
          <table:table-cell table:style-name="Table5.B2" office:value-type="string">
            <text:p text:style-name="P20">9.391384954</text:p>
          </table:table-cell>
        </table:table-row>
        <table:table-row table:style-name="Table5.2">
          <table:table-cell table:style-name="Table5.A2" office:value-type="string">
            <text:p text:style-name="P20">53</text:p>
          </table:table-cell>
          <table:table-cell table:style-name="Table5.B2" office:value-type="string">
            <text:p text:style-name="P20">16345</text:p>
          </table:table-cell>
          <table:table-cell table:style-name="Table5.B2" office:value-type="string">
            <text:p text:style-name="P20">26544</text:p>
          </table:table-cell>
          <table:table-cell table:style-name="Table5.B2" office:value-type="string">
            <text:p text:style-name="P20">36798</text:p>
          </table:table-cell>
          <table:table-cell table:style-name="Table5.B2" office:value-type="string">
            <text:p text:style-name="P20">33256</text:p>
          </table:table-cell>
          <table:table-cell table:style-name="Table5.B2" office:value-type="string">
            <text:p text:style-name="P20">9.625523126</text:p>
          </table:table-cell>
        </table:table-row>
        <table:table-row table:style-name="Table5.2">
          <table:table-cell table:style-name="Table5.A2" office:value-type="string">
            <text:p text:style-name="P20">54</text:p>
          </table:table-cell>
          <table:table-cell table:style-name="Table5.B2" office:value-type="string">
            <text:p text:style-name="P20">16234</text:p>
          </table:table-cell>
          <table:table-cell table:style-name="Table5.B2" office:value-type="string">
            <text:p text:style-name="P20">27789</text:p>
          </table:table-cell>
          <table:table-cell table:style-name="Table5.B2" office:value-type="string">
            <text:p text:style-name="P20">38901</text:p>
          </table:table-cell>
          <table:table-cell table:style-name="Table5.B2" office:value-type="string">
            <text:p text:style-name="P20">37821</text:p>
          </table:table-cell>
          <table:table-cell table:style-name="Table5.B2" office:value-type="string">
            <text:p text:style-name="P20">2.776278245</text:p>
          </table:table-cell>
        </table:table-row>
        <table:table-row table:style-name="Table5.2">
          <table:table-cell table:style-name="Table5.A2" office:value-type="string">
            <text:p text:style-name="P20">55</text:p>
          </table:table-cell>
          <table:table-cell table:style-name="Table5.B2" office:value-type="string">
            <text:p text:style-name="P20">16567</text:p>
          </table:table-cell>
          <table:table-cell table:style-name="Table5.B2" office:value-type="string">
            <text:p text:style-name="P20">28955</text:p>
          </table:table-cell>
          <table:table-cell table:style-name="Table5.B2" office:value-type="string">
            <text:p text:style-name="P20">40256</text:p>
          </table:table-cell>
          <table:table-cell table:style-name="Table5.B2" office:value-type="string">
            <text:p text:style-name="P20">39546</text:p>
          </table:table-cell>
          <table:table-cell table:style-name="Table5.B2" office:value-type="string">
            <text:p text:style-name="P20">1.763712242</text:p>
          </table:table-cell>
        </table:table-row>
        <table:table-row table:style-name="Table5.2">
          <table:table-cell table:style-name="Table5.A2" office:value-type="string">
            <text:p text:style-name="P20">56</text:p>
          </table:table-cell>
          <table:table-cell table:style-name="Table5.B2" office:value-type="string">
            <text:p text:style-name="P20">16998</text:p>
          </table:table-cell>
          <table:table-cell table:style-name="Table5.B2" office:value-type="string">
            <text:p text:style-name="P20">30211</text:p>
          </table:table-cell>
          <table:table-cell table:style-name="Table5.B2" office:value-type="string">
            <text:p text:style-name="P20">43211</text:p>
          </table:table-cell>
          <table:table-cell table:style-name="Table5.B2" office:value-type="string">
            <text:p text:style-name="P20">41998</text:p>
          </table:table-cell>
          <table:table-cell table:style-name="Table5.B2" office:value-type="string">
            <text:p text:style-name="P20">2.807155585</text:p>
          </table:table-cell>
        </table:table-row>
        <table:table-row table:style-name="Table5.2">
          <table:table-cell table:style-name="Table5.A2" office:value-type="string">
            <text:p text:style-name="P20">57</text:p>
          </table:table-cell>
          <table:table-cell table:style-name="Table5.B2" office:value-type="string">
            <text:p text:style-name="P20">17345</text:p>
          </table:table-cell>
          <table:table-cell table:style-name="Table5.B2" office:value-type="string">
            <text:p text:style-name="P20">31989</text:p>
          </table:table-cell>
          <table:table-cell table:style-name="Table5.B2" office:value-type="string">
            <text:p text:style-name="P20">47102</text:p>
          </table:table-cell>
          <table:table-cell table:style-name="Table5.B2" office:value-type="string">
            <text:p text:style-name="P20">44789</text:p>
          </table:table-cell>
          <table:table-cell table:style-name="Table5.B2" office:value-type="string">
            <text:p text:style-name="P20">4.910619507</text:p>
          </table:table-cell>
        </table:table-row>
        <table:table-row table:style-name="Table5.2">
          <table:table-cell table:style-name="Table5.A2" office:value-type="string">
            <text:p text:style-name="P20">58</text:p>
          </table:table-cell>
          <table:table-cell table:style-name="Table5.B2" office:value-type="string">
            <text:p text:style-name="P20">17945</text:p>
          </table:table-cell>
          <table:table-cell table:style-name="Table5.B2" office:value-type="string">
            <text:p text:style-name="P20">33412</text:p>
          </table:table-cell>
          <table:table-cell table:style-name="Table5.B2" office:value-type="string">
            <text:p text:style-name="P20">49987</text:p>
          </table:table-cell>
          <table:table-cell table:style-name="Table5.B2" office:value-type="string">
            <text:p text:style-name="P20">47983</text:p>
          </table:table-cell>
          <table:table-cell table:style-name="Table5.B2" office:value-type="string">
            <text:p text:style-name="P20">4.009042351</text:p>
          </table:table-cell>
        </table:table-row>
        <table:table-row table:style-name="Table5.2">
          <table:table-cell table:style-name="Table5.A2" office:value-type="string">
            <text:p text:style-name="P20">59</text:p>
          </table:table-cell>
          <table:table-cell table:style-name="Table5.B2" office:value-type="string">
            <text:p text:style-name="P20">18256</text:p>
          </table:table-cell>
          <table:table-cell table:style-name="Table5.B2" office:value-type="string">
            <text:p text:style-name="P20">34978</text:p>
          </table:table-cell>
          <table:table-cell table:style-name="Table5.B2" office:value-type="string">
            <text:p text:style-name="P20">52919</text:p>
          </table:table-cell>
          <table:table-cell table:style-name="Table5.B2" office:value-type="string">
            <text:p text:style-name="P20">49989</text:p>
          </table:table-cell>
          <table:table-cell table:style-name="Table5.B2" office:value-type="string">
            <text:p text:style-name="P20">5.536763733</text:p>
          </table:table-cell>
        </table:table-row>
        <text:soft-page-break/>
        <table:table-row table:style-name="Table5.2">
          <table:table-cell table:style-name="Table5.A2" office:value-type="string">
            <text:p text:style-name="P20">60</text:p>
          </table:table-cell>
          <table:table-cell table:style-name="Table5.B2" office:value-type="string">
            <text:p text:style-name="P20">18135</text:p>
          </table:table-cell>
          <table:table-cell table:style-name="Table5.B2" office:value-type="string">
            <text:p text:style-name="P20">35289</text:p>
          </table:table-cell>
          <table:table-cell table:style-name="Table5.B2" office:value-type="string">
            <text:p text:style-name="P20">55855</text:p>
          </table:table-cell>
          <table:table-cell table:style-name="Table5.B2" office:value-type="string">
            <text:p text:style-name="P20">52001</text:p>
          </table:table-cell>
          <table:table-cell table:style-name="Table5.B2" office:value-type="string">
            <text:p text:style-name="P20">6.900008952</text:p>
          </table:table-cell>
        </table:table-row>
      </table:table>
      <text:p text:style-name="P18"/>
      <text:p text:style-name="P18"><draw:frame draw:style-name="fr2" draw:name="Object1" text:anchor-type="as-char" svg:width="15.921cm" svg:height="11.942cm" draw:z-index="1"><draw:object-ole xlink:href="./Object 2" xlink:type="simple" xlink:show="embed" xlink:actuate="onLoad"/><draw:image xlink:href="./ObjectReplacements/Object 2" xlink:type="simple" xlink:show="embed" xlink:actuate="onLoad"/><svg:desc>chart</svg:desc></draw:frame></text:p>
      <text:p text:style-name="P18"/>
      <text:p text:style-name="P18">Example table having forecasted and actual values of product X and its graphical illustration above explains the automated forecast correction scenario. </text:p>
      <text:p text:style-name="P18">Suppose Merchant has set the “target change threshold for forecast change” value to 20%.</text:p>
      <text:p text:style-name="P18">He has made some manual forecast for the anticipated demand growth for product X. It shown as “forecasted total subscriptions1”.</text:p>
      <text:p text:style-name="P18">When actual total subscriptions count deviate from “forecasted total subscriptions1” by more than 20% on either side <text:s/>(increase or decrease by more than 20%),it is expected to trigger pricing for that product to reset its offered price <text:s/>to a new value in response to the <text:s/>new demand. </text:p>
      <text:p text:style-name="P18">Also it triggers correction to the current forecast as the actuals curve no more align with forecast curve. Hence historical data gathered so far for actual total subscriptions is used to derive a new forecast “Forecasted total subscriptions2”.</text:p>
      <text:p text:style-name="P18">Similarly when “Forecasted total subscriptions2” deviates from actual total subscriptions by more than 20%, offer price will be again correct and it will trigger a new forecast “Forecasted total subscriptions3” and so on.</text:p>
      <text:p text:style-name="P18"><text:soft-page-break/>This example is just an illustration of forecast correction. In reality forecast correction or pricing does not get triggered merely on an instantaneous difference between forecast and actual value crossing the threshold, but this deviation trend is observed for some period in order to conclude if the actual demand is deviating consistently from the forecast showing the real trend of deviation crossing the set threshold. This way it avoids effect of any instantaneous surge in actual demand, which may give an illusion that actuals are way more/less than forecasted value. </text:p>
      <text:h text:style-name="P9" text:outline-level="5">Forecasting algorithm</text:h>
      <text:p text:style-name="P18">Forecasting of a product’s demand is dependent on volume of historical data available and will be gaining precision when more historical data is available. At the same time using too old demand data may add noise to the forecast as demand trend may have shifted drastically during the period in between, and very old trends may bias latest forecasts. Also there are number of forecasting algorithms available, each is predicting future trend and/or seasonality patterns and each of their data volume needs are different. Hence it is not advisable to use a single solution for forecasting product demands.</text:p>
      <text:list xml:id="list3317697283" text:style-name="WWNum19">
        <text:list-item>
          <text:p text:style-name="P40">Simple Moving Average Demand Forecaster: This forecasting technique is useful when system has small set of actual data. Due to number of historical records are small in number they are unable provide any information on trend and seasonality aspects. An approximate prediction will be made by this algorithm which does not have much influence of trend and seasonality. Though it provides reasonable forecast it is not very accurate.</text:p>
        </text:list-item>
        <text:list-item>
          <text:p text:style-name="P40">Simple Exponential Smoothing Demand Forecaster: Like simple moving average this forecasting technique too does not consider trend and seasonality aspects and considers that<text:span text:style-name="T10"> </text:span>all observations are of equal importance and they are given equal weight when generating forecasts.</text:p>
        </text:list-item>
        <text:list-item>
          <text:p text:style-name="P40">Triple Exponential Smoothing Demand Forecaster: These forecasts are more precise as compared to SMA approach as they are executed on adequate amount of historical data, capable of showing impact of current trend and seasonality.</text:p>
        </text:list-item>
        <text:list-item>
          <text:p text:style-name="P40">Autoregressive Integrated Moving Average (ARIMA) Demand Forecaster: It is considered to be one of the most precise forecasting algorithms and hence takes the predictions closer to reality.</text:p>
        </text:list-item>
      </text:list>
      <text:h text:style-name="P8" text:outline-level="4">Receive and process new/added subscriptions</text:h>
      <text:p text:style-name="P18"/>
      <text:p text:style-name="P18">Subscription to different products by subscribers is the responsibility of Subscriber business domain. We will see that in detail there. But subscriptions to each product are received by product domain for each of the products, subscription is made to.</text:p>
      <text:p text:style-name="P18">When a subscriber subscribers for one or more units of a product for a desired subscription period, with desired periodicity (weekly, monthly, quarterly etc.), the latest offer price/percentage discount of the product is offered to him. As we have seen in the ‘price buckets’ section, there is a price bucket associated for the <text:s/>latest offer price <text:s/>or discount percentage <text:s/>depending upon pricing category of the product.</text:p>
      <text:p text:style-name="P18">When subscriber confirms his/her subscription, the “subscription confirmation event” is triggered. It contains details of all the products a subscriber has subscribed to, including the <text:soft-page-break/>desired subscription count of each subscribed product. This event is received by each product( listed in subscription) and each of them increases their “new subscription count” associated with latest price bucket by total number of subscribed units by the subscriber (for total subscription period) for that product.</text:p>
      <text:p text:style-name="P18">If a subscribed product has been categorized as “price committed” product, there is a price bucket associated for each ‘active’ offer price. When a new subscription is made to this product it increases the “new subscription count” of its latest active price bucket by total number of units subscribed to, indicating that for the selected product, for the latest offered price one more subscription has been added.</text:p>
      <text:p text:style-name="P18">If subscribed product has been categorized as “percentage discount committed” product, then too “new subscription count” of latest price bucket(offering latest discount percentage) is increased by total subscribed units for that product, indicating that one additional subscriber will be getting same percentage discount on the latest MRP as offered by latest price bucket.</text:p>
      <text:p text:style-name="P18">If subscribed product has been categorized as ‘None committed’ product, then ‘new subscription count’ of single available price bucket is increased by total number of units subscribed. </text:p>
      <text:p text:style-name="P18">This is how any new subscriptions registered with subscription business are reflected to subset of products as an increased “actual” demand for them. </text:p>
      <text:h text:style-name="P8" text:outline-level="4">Receive and process subscription cancellations</text:h>
      <text:p text:style-name="P18"/>
      <text:p text:style-name="P18">Cancellation of subscriptions to a product (by subscribers) is the responsibility of Subscriber business domain. But similar to new subscriptions, cancellations of subscriptions are also processed by Products.</text:p>
      <text:p text:style-name="P18">When a subscriber cancels subscriptions to one or more (may be all products, as a result of cancellation of total subscription) products the “subscription cancellation event” containing list/details of cancelled products is received by product domain.</text:p>
      <text:p text:style-name="P18">For each of the cancelled product, depending upon committed price/percentage and date of subscription, its appropriate active price bucket is found out and its ‘churned subscription count’ is increased by the count of cancelled units of each product, indicating that <text:s/>those many items of the products are cancelled by the subscriber.</text:p>
      <text:p text:style-name="P18">If the product is ‘None committed’ then ‘churned subscription’ count of single available price bucket is increased.</text:p>
      <text:p text:style-name="P18"/>
      <text:h text:style-name="P8" text:outline-level="4">Dynamic Pricing</text:h>
      <text:p text:style-name="P18"/>
      <text:p text:style-name="P18">The recurring pricing job is responsible for recalculating the offer price of “eligible” products every day. The notion of eligible products is provided in the description of forecasting job. Every day demand forecast of a product is compared with <text:s/>its actual demand to check if the actual demand is matching, exceeding or falling short of the forecasted demand figure by a threshold value (defined as <text:s/>‘target change threshold for price change’). When the threshold <text:soft-page-break/>value is consistently crossed in such a way that actual demands for a product rises above or falls below its forecasted demand by more than threshold value, then pricing calculation is triggered for that product. </text:p>
      <text:p text:style-name="P18">Thus pricing job runs every day but it does not calculate price for every product but calculates price for only those products for which actual demand deviations from the forecasted demand by more than threshold limit.</text:p>
      <text:p text:style-name="P18">There are two price calculation algorithms provided here; both are based on demand function. But there can be many more new algorithms added to compute price of a product.</text:p>
      <text:p text:style-name="P18">Before proceeding to actual algorithms let’s first understand the basics of demand function.</text:p>
      <text:h text:style-name="P9" text:outline-level="5">Introduction to demand function, Cost Function and price elasticity</text:h>
      <text:p text:style-name="P18"/>
      <text:p text:style-name="P18">The basis adopted by the subscription platform for calculating offer price of a product is the “demand function”. Demand function states that for a price sensitive product the demand of a product increases if its price decreases. This is represented as</text:p>
      <text:p text:style-name="P47">Price= Intercept + slope* quantity</text:p>
      <text:p text:style-name="P18">Similar to demand function there is a cost function which states that cost of a number of products being sold is a sum of fixed cost and variable cost.</text:p>
      <text:p text:style-name="P18">Cost= fixed cost + variable cost.</text:p>
      <text:p text:style-name="P18">Fixed cost is usually independent of number of units being sold. Example: rental expenses, electricity charges, communication (phone, internet) charges etc.</text:p>
      <text:p text:style-name="P18">Variable cost is dependent on number of units of a product being sold. So as quantity of product units being traded increases, cost increases. Example: purchase cost of products, special maintenance charges per unit of a product, labour charges per unit of a product etc.</text:p>
      <text:p text:style-name="P18">Example cost function is :</text:p>
      <text:p text:style-name="P18">Total Cost= 140000 + (10* Quantity of product units)</text:p>
      <text:p text:style-name="P18">Where 140000 is fixed cost and (10* quantity of product units being traded) is a variable cost component.</text:p>
      <text:p text:style-name="P18">This can be best represented by following graph depicting demand figures for a product having 30 Rs purchase price, 3 Rs. per unit operating expenses and 50 Rs as MRP.</text:p>
      <text:p text:style-name="P18">X Axis represents the “quantity demanded”. The demand is ranging from 0 to 25600 units.</text:p>
      <text:p text:style-name="P18">Y Axis represents offered price. Offered price ranges from 0 to 60 Rs.</text:p>
      <text:p text:style-name="P18">MRP of the product in consideration is 50 Rs.. As subscription platform assumes that it will (almost) always offer some discount on MRP in order to win any subscription. This assumption gives rise to another assumption; that product will have ideally 0 demand if sold at MRP. Though practically this assumption is no true, it is required to determine amount of discount that can be provided on its MRP for a given demand. Hence we can assume that 50 is an intercept (point of demand curve cutting Y axis) where demand is assumed to be 0. </text:p>
      <text:p text:style-name="P18"><text:soft-page-break/>Slope of demand curve represents trend of a specific product. By means of slope value one can determine that for one unit decrease in offer price how much amount of increase in demand. It varies from product to product. In some product small decrease in offer price may result in large increase in demand, whereas in some other change of price may have negligible impact on its demand. The variation of demand for various prices may not be linear. For some price range the slope value is high (it means for a small change in price there is a large change in its demand), whereas for later demand values the slope may reduce. This relation between price and demand is called as “demand curve”.</text:p>
      <text:p text:style-name="P18">Due to non-linear behaviour, regression techniques can be used to determine slope as one of the coefficients. We will see in price determination section how it is determined in subscription platform.</text:p>
      <text:p text:style-name="P18">Typically slope of a “trailing” straight line is defined as</text:p>
      <text:p text:style-name="P18">Slope of demand curve = - (y2-y1)/(x2-x1)</text:p>
      <text:p text:style-name="P18"><draw:frame draw:style-name="fr3" draw:name="Object2" text:anchor-type="as-char" svg:width="15.875cm" svg:height="12.356cm" draw:z-index="2"><draw:object xlink:href="./Object 3" xlink:type="simple" xlink:show="embed" xlink:actuate="onLoad"/><draw:image xlink:href="./ObjectReplacements/Object 3" xlink:type="simple" xlink:show="embed" xlink:actuate="onLoad"/><svg:desc>chart</svg:desc></draw:frame></text:p>
      <text:p text:style-name="P18"/>
      <text:p text:style-name="P18">As shown in the graphical representation above, as offer price starts declining from Rs. 50(MRP) to a lower price, the demanded quantity starts increasing. This behaviour is represented by the “demand curve” showing negative (declining) slope. <text:s/>In this example case, based on trend the slope is 0.002.</text:p>
      <text:p text:style-name="P18"><text:soft-page-break/>At the same time as the quantity demanded starts increasing the overall cost also starts increasing because</text:p>
      <text:p text:style-name="P18">Cost = (purchase price per unit* number of demanded units) + fixed operating cost + (variable operating cost per unit* number of demanded units)</text:p>
      <text:p text:style-name="P18">Thus increasing demand does not necessarily ensure increasing revenue or increasing profit at all the offer prices because</text:p>
      <text:p text:style-name="P18">Revenue = quantity demanded * price at which quantity is demanded</text:p>
      <text:p text:style-name="P18">Profit = revenue –cost.</text:p>
      <text:p text:style-name="P18">Increase in demand may get compensated by decrease in the offer price. So at higher offer prices the revenue starts increasing from 0 (though demand is low). At certain offer price it reaches to maximum .Until this point increase is demand is dominating over decreasing in offer price. After this “threshold price”, decreasing price starts dominating the revenue, so that increasing demand no more compensate for decreasing price, so revenue starts decreasing. The yellow arc represents this behaviour. At demand 25600 the revenue is 0, as offer price is zero.</text:p>
      <text:p text:style-name="P18">50- (0.002*25600) =0</text:p>
      <text:p text:style-name="P18">Similarly profit will be initially negative because cost is higher than revenue (see the intersection between cost curve and revenue curve). This is because sum of fixed operating cost and variable cost is more than the revenue due to less number of demanded units. </text:p>
      <text:p text:style-name="P18">Profit starts increasing as demand increases and revenue grows greater than cost (Observe that profit curve is entering into non-zero zone at a demand where revenue curve is growing greater than cost curve). Operating cost per period remains more or less same and increased purchase cost (due to increase in demanded quantity) is compensated by the increasing revenue (despite of lowering price). </text:p>
      <text:p text:style-name="P18">But after a cut-off point (seen at demanded quantity of 10600 in the above graph) the profit starts falling and eventually turning negative. Here the decrease in the offer price for the increased demand could not compensate increase in cost due to increased variable operating expenses.</text:p>
      <text:p text:style-name="P18">One more term that should be understood is the “price elasticity of demand”. It is defined as percentage change in quantity demanded for one percent change in price. It is mathematically represented as</text:p>
      <text:p text:style-name="P18">e(p)= (dQ/Q)/(dP/P)</text:p>
      <text:p text:style-name="P18">Due to inverse nature of relationship between offer price and demand this formula usually yields negative value.</text:p>
      <text:p text:style-name="P18"><draw:line text:anchor-type="paragraph" draw:z-index="4" draw:name="Straight Connector 4" draw:style-name="gr5" draw:text-style-name="P64" svg:x1="0.608cm" svg:y1="0.173cm" svg:x2="0.503cm" svg:y2="8.083cm"><text:p/></draw:line></text:p>
      <text:p text:style-name="P18"><draw:line text:anchor-type="paragraph" draw:z-index="6" draw:name="Straight Connector 7" draw:style-name="gr5" draw:text-style-name="P64" svg:x1="0.53cm" svg:y1="0.675cm" svg:x2="9.235cm" svg:y2="7.291cm"><text:p/></draw:line><draw:custom-shape text:anchor-type="paragraph" draw:z-index="9" draw:name="Text Box 5" draw:style-name="gr3" draw:text-style-name="P63" svg:width="0.742cm" svg:height="2.726cm" svg:x="-0.344cm" svg:y="0.46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6" text:anchor-type="paragraph" svg:x="-0.344cm" svg:y="0.464cm" svg:width="0.743cm" svg:height="2.727cm" draw:z-index="14"><draw:text-box><text:p text:style-name="P3">Price</text:p></draw:text-box></draw:frame></text:p>
      <text:p text:style-name="P18"><draw:custom-shape text:anchor-type="paragraph" draw:z-index="11" draw:name="Text Box 8" draw:style-name="gr1" draw:text-style-name="P63" svg:width="1.8cm" svg:height="0.689cm" svg:x="1.905cm" svg:y="0.22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7" text:anchor-type="paragraph" svg:x="1.905cm" svg:y="0.226cm" svg:width="1.801cm" svg:height="0.69cm" draw:z-index="15"><draw:text-box><text:p text:style-name="P3">e(p)&lt; -1</text:p></draw:text-box></draw:frame></text:p>
      <text:p text:style-name="P18"/>
      <text:p text:style-name="P18"><draw:custom-shape text:anchor-type="paragraph" draw:z-index="12" draw:name="Text Box 9" draw:style-name="gr1" draw:text-style-name="P63" svg:width="1.8cm" svg:height="0.689cm" svg:x="4.657cm" svg:y="0.67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8" text:anchor-type="paragraph" svg:x="4.657cm" svg:y="0.676cm" svg:width="1.801cm" svg:height="0.69cm" draw:z-index="16"><draw:text-box><text:p text:style-name="P3">e(p)= -1</text:p></draw:text-box></draw:frame><text:soft-page-break/></text:p>
      <text:p text:style-name="P18"><draw:line text:anchor-type="paragraph" draw:z-index="7" draw:name="Straight Connector 11" draw:style-name="gr4" draw:text-style-name="P64" svg:x1="0.582cm" svg:y1="0.518cm" svg:x2="4.446cm" svg:y2="0.492cm"><text:p/></draw:line><draw:line text:anchor-type="paragraph" draw:z-index="8" draw:name="Straight Connector 10" draw:style-name="gr4" draw:text-style-name="P64" svg:x1="4.445cm" svg:y1="0.519cm" svg:x2="4.445cm" svg:y2="4.117cm"><text:p/></draw:line></text:p>
      <text:p text:style-name="P18"/>
      <text:p text:style-name="P18"><draw:custom-shape text:anchor-type="paragraph" draw:z-index="13" draw:name="Text Box 12" draw:style-name="gr1" draw:text-style-name="P63" svg:width="1.8cm" svg:height="0.689cm" svg:x="6.826cm" svg:y="0.042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9" text:anchor-type="paragraph" svg:x="6.826cm" svg:y="0.042cm" svg:width="1.801cm" svg:height="0.69cm" draw:z-index="17"><draw:text-box><text:p text:style-name="P3">e(p)&gt; -1</text:p></draw:text-box></draw:frame></text:p>
      <text:p text:style-name="P18"/>
      <text:p text:style-name="P18"/>
      <text:p text:style-name="P18"><draw:line text:anchor-type="paragraph" draw:z-index="5" draw:name="Straight Connector 14" draw:style-name="gr6" draw:text-style-name="P64" svg:x1="0.529cm" svg:y1="0.15cm" svg:x2="11.324cm" svg:y2="0.15cm"><text:p/></draw:line><draw:custom-shape text:anchor-type="paragraph" draw:z-index="10" draw:name="Text Box 13" draw:style-name="gr2" draw:text-style-name="P63" svg:width="7.039cm" svg:height="0.689cm" svg:x="1.27cm" svg:y="0.49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0" text:anchor-type="paragraph" svg:x="1.27cm" svg:y="0.494cm" svg:width="7.04cm" svg:height="0.69cm" draw:z-index="18"><draw:text-box><text:p text:style-name="P3">Quantity demanded ---<text:span text:style-name="T19"></text:span></text:p></draw:text-box></draw:frame></text:p>
      <text:p text:style-name="P18"/>
      <text:p text:style-name="P18"/>
      <text:p text:style-name="P18">As shown in figure above, across the demand curve price elasticity is not the same at all the points.</text:p>
      <text:p text:style-name="P18">In the initial stage when there is a large variation in demand in response to very small variation in price, the price elasticity is less than -1(e(p) &lt;-1). In this phase the product is said to be highly price elastic. It means that minor variation in product price can make a significant impact on its demand.</text:p>
      <text:p text:style-name="P18">At certain demand for a given price the elasticity becomes equal to -1(e(p) =-1). In this phase the product is said to be unit elastic; i.e. for one percent change in price there is one percent change in demand.</text:p>
      <text:p text:style-name="P18">After the unit elastic stage, the price elasticity is increased further so that it becomes greater than -1 (e(p) &gt;-1). Here the product is said to be in price in-elastic stage. It means that for a considerable change in the price there is minor/no change in its demand.</text:p>
      <text:p text:style-name="P18">If we try to establish the relationship between price elasticity value and profit/revenue we will find that profit is maximum when price elasticity is less than -1 but close to -1. It means that profit and revenue maximization happens when the product demand is elastic to price.</text:p>
      <text:p text:style-name="P18">So it means that when a product demand is in-elastic is profit is trailing. As price recommendation engine need to determine a new price to be offered it should change the price when the demand in “in-elastic” phase. Since in this demand range demand is not sensitive to price change, even a slight increase in current offered price does not impact its demand.</text:p>
      <text:p text:style-name="P18">This is the core fundamental behind offer price determination. Let’s get into more details on how offer price determination happens when a product is in “in-elastic” stage of its demand, and where its profit has started declining.</text:p>
      <text:p text:style-name="P18"/>
      <text:h text:style-name="P9" text:outline-level="5">Instantaneous price calculation</text:h>
      <text:p text:style-name="P18"/>
      <text:p text:style-name="P18">This algorithm tracks the profit associated with last two prices, and makes a decision on new offer price. The reason this is termed as “instantaneous” is because it does not monitor a trend <text:soft-page-break/>of demands for different offer prices over a long period of time, but makes decision from demands (expressed in terms of profit or revenue) associated with last two offer prices.</text:p>
      <text:p text:style-name="P18">The basic fundamental that has been followed is to keep reducing trend for price until merchant is making profit and his/her profit figures are increasing. When the profit starts getting hampered it may be due to following scenarios</text:p>
      <text:list xml:id="list4147891656" text:style-name="WWNum25">
        <text:list-item>
          <text:p text:style-name="P41">Demand for that product has started reducing. In such case it may not be advisable to increase price even if merchant may be facing reduction in his/her profit figures. Hence price should continue getting reduced in an attempt to attract more subscriber for the product and eventually recover from demand crunch.</text:p>
        </text:list-item>
        <text:list-item>
          <text:p text:style-name="P41">Demand for the product is continuously increasing but the offer price has been reduced to such an extent that the revenue (product of demand and offer price) may not yield increasing profits. In such case price can be increased gradually so that the profit will gain upward momentum again. </text:p>
        </text:list-item>
        <text:list-item>
          <text:p text:style-name="P41">When the price is getting increased until demand is increasing but profit is decreasing, for some price threshold demand may start declining. In such case regardless of the profit health price should start decreasing again.</text:p>
        </text:list-item>
      </text:list>
      <text:p text:style-name="P18">Here is the algorithm:</text:p>
      <text:p text:style-name="P18">Prerequisite and Assumption: This algorithm assume that when there is no historical data present for a product it is not possible to derive an offer price based on demand function. So offer price is manually set by the merchant. This algorithm assumes execution after at least one price bucket (created for manual opening price) being present.</text:p>
      <text:p text:style-name="P22">Receive purchase price per unit, operating expense per unit, any taxes per unit and any other miscellaneous charges per unit and calculate “Breakeven price” of a product;</text:p>
      <text:p text:style-name="P22"/>
      <text:p text:style-name="P22">Try to retrieve last (latest) two price buckets for product X;</text:p>
      <text:p text:style-name="P22"/>
      <text:p text:style-name="P52">//No price published: If merchant has provided manual /opening offer price but the same is //not published yet, then publish the same</text:p>
      <text:p text:style-name="P22">If (number of price buckets associated with product X is 1 AND price bucket status is “CREATED”) </text:p>
      <text:p text:style-name="P22">{</text:p>
      <text:p text:style-name="P22"><text:s text:c="2"/>Get latest price bucket of a product set its status as “ACTIVE”;</text:p>
      <text:p text:style-name="P22">}</text:p>
      <text:p text:style-name="P53">//Single price published: If merchant has provided manual /opening offer price and the same is ONLY published in last execution.</text:p>
      <text:p text:style-name="P22">If (number of earlier active price buckets associated with product X is 1 AND price bucket status is “ACTIVE”) </text:p>
      <text:p text:style-name="P22">{</text:p>
      <text:p text:style-name="P22"><text:tab/>Get latest published price bucket of a product;</text:p>
      <text:p text:style-name="P22"><text:tab/>y2= get latest offer price;<text:tab/></text:p>
      <text:p text:style-name="P22"><text:tab/>y1=Get product’s MRP from this price bucket;</text:p>
      <text:p text:style-name="P22"><text:tab/>x2= number of new subscriptions associated with latest price bucket;</text:p>
      <text:p text:style-name="P21"><text:span text:style-name="T11"><text:tab/></text:span><text:span text:style-name="T3">//as there was no earlier price bucket</text:span></text:p>
      <text:p text:style-name="P22"><text:s text:c="7"/>x1= number of new subscriptions associated with earlier price bucket as 0;<text:tab/></text:p>
      <text:p text:style-name="P24">Slope= (y2-y1)/(x2-x1);</text:p>
      <text:p text:style-name="P23"><text:span text:style-name="T11">Intercept= latest MRP; </text:span><text:span text:style-name="T3">//MRP associated with latest price bucket</text:span></text:p>
      <text:p text:style-name="P23"><text:span text:style-name="T11">Receive product demand trend; <text:tab/></text:span><text:span text:style-name="T3">//as UPWARD or DOWNWARD</text:span></text:p>
      <text:p text:style-name="P55">//As price calculation is triggered only when new expected demand is more/less to current demand (new subscriptions) by “revenue change threshold for price change”</text:p>
      <text:p text:style-name="P24"/>
      <text:p text:style-name="P24"><text:soft-page-break/>If(demand trend is UPWARD){</text:p>
      <text:p text:style-name="P25">Expected demand= </text:p>
      <text:p text:style-name="P25">new subscriptions associated with latest active price bucket + </text:p>
      <text:p text:style-name="P25">(new subscriptions associated with </text:p>
      <text:p text:style-name="P25">latest active price bucket * revenue change threshold for price change);</text:p>
      <text:p text:style-name="P24">}</text:p>
      <text:p text:style-name="P24">Else if( demand trend is DOWNWARD){</text:p>
      <text:p text:style-name="P25">Expected demand= </text:p>
      <text:p text:style-name="P25">New subscriptions associated with latest active price bucket -</text:p>
      <text:p text:style-name="P25">(new subscriptions associated with </text:p>
      <text:p text:style-name="P25">latest active price bucket * revenue change threshold for price change);</text:p>
      <text:p text:style-name="P22"><text:s text:c="7"/>} </text:p>
      <text:p text:style-name="P21"><text:span text:style-name="T12"><text:tab/></text:span><text:span text:style-name="T3">//Offer price calculation based on demand function</text:span></text:p>
      <text:p text:style-name="P24">Offer price= intercept + slope*expected demand</text:p>
      <text:p text:style-name="P25"/>
      <text:p text:style-name="P49">}</text:p>
      <text:p text:style-name="P21"><text:span text:style-name="T13">//If profit is growing (revenue growing more than cost) because demand is growing despite of “offer price” is decreasing…</text:span><text:span text:style-name="T3"> there is no harm to continue this trend</text:span></text:p>
      <text:p text:style-name="P22">Else if( number of earlier “ACTIVE” price buckets for product are 2 </text:p>
      <text:p text:style-name="P24">AND</text:p>
      <text:p text:style-name="P57">//“minus one” is current active price bucket; “minus two” is previous active price bucket</text:p>
      <text:p text:style-name="P58">Total profit of “minus one” price bucket &gt; total profit of “minus two” price bucket</text:p>
      <text:p text:style-name="P24">AND</text:p>
      <text:p text:style-name="P58">Total subscriptions of “minus one” price bucket &gt; total subscriptions of “minus two” price bucket </text:p>
      <text:p text:style-name="P24">AND</text:p>
      <text:p text:style-name="P58">Offer price of “minus one” price bucket &lt; offer price of “minus two” price bucket</text:p>
      <text:p text:style-name="P22">){</text:p>
      <text:p text:style-name="P22"><text:s text:c="4"/>Y2= offer price associated with “minus one” price bucket;</text:p>
      <text:p text:style-name="P22"><text:s text:c="4"/>Y1= offer price associated with “minus two” price bucket; </text:p>
      <text:p text:style-name="P22"><text:s text:c="4"/>X2= number of new subscriptions with “minus one” price bucket;</text:p>
      <text:p text:style-name="P22"><text:s text:c="4"/>X1= number of new subscriptions with “minus two” price bucket;</text:p>
      <text:p text:style-name="P22"><text:s text:c="4"/></text:p>
      <text:p text:style-name="P22"><text:s text:c="4"/>Slope= (y2-y1)/(x2-x1);</text:p>
      <text:p text:style-name="P22"><text:s text:c="4"/>Intercept= latest MRP;</text:p>
      <text:p text:style-name="P22"><text:s text:c="4"/></text:p>
      <text:p text:style-name="P22"><text:s text:c="4"/>If(demand trend is UPWARD){</text:p>
      <text:p text:style-name="P24"><text:s text:c="2"/>Expected demand= </text:p>
      <text:p text:style-name="P24"><text:s text:c="2"/>new subscriptions associated with latest active price bucket + </text:p>
      <text:p text:style-name="P24"><text:s text:c="2"/>(new subscriptions associated with </text:p>
      <text:p text:style-name="P24"><text:s text:c="2"/>latest active price bucket * revenue change threshold for price change);</text:p>
      <text:p text:style-name="P22"><text:s text:c="4"/>}</text:p>
      <text:p text:style-name="P22"><text:s text:c="4"/>Else if( demand trend is DOWNWARD){</text:p>
      <text:p text:style-name="P25">Expected demand= </text:p>
      <text:p text:style-name="P25">New subscriptions associated with latest active price bucket -</text:p>
      <text:p text:style-name="P25">(new subscriptions associated with </text:p>
      <text:p text:style-name="P25">latest active price bucket * revenue change threshold for price change);</text:p>
      <text:p text:style-name="P22"><text:s text:c="4"/>} <text:s/><text:tab/> <text:tab/> <text:tab/></text:p>
      <text:p text:style-name="P21"><text:span text:style-name="T12"><text:tab/></text:span><text:span text:style-name="T3">//Offer price calculation based on demand function</text:span></text:p>
      <text:p text:style-name="P24">Offer price= intercept + slope*expected demand</text:p>
      <text:p text:style-name="P22"/>
      <text:p text:style-name="P22">}</text:p>
      <text:p text:style-name="P53">// When profit is reducing because demand is reducing despite offer price is reducing, there is no option but to continue this trend (reducing price)</text:p>
      <text:p text:style-name="P22"/>
      <text:p text:style-name="P22">Else if(</text:p>
      <text:p text:style-name="P22"><text:soft-page-break/>number of earlier price buckets associated with product are 2 and both are “ACTIVE” </text:p>
      <text:p text:style-name="P22">AND</text:p>
      <text:p text:style-name="P53">//“minus one” is current active price bucket; “minus two” is previous active price bucket</text:p>
      <text:p text:style-name="P22">Total profit of “minus one” price bucket &lt; total profit of “minus two” price bucket</text:p>
      <text:p text:style-name="P22">AND</text:p>
      <text:p text:style-name="P22">Total subscriptions of “minus one” price bucket &lt; total subscriptions of “minus two” price bucket </text:p>
      <text:p text:style-name="P22">AND</text:p>
      <text:p text:style-name="P22">Offer price of “minus one” price bucket &lt; offer price of “minus two” price bucket</text:p>
      <text:p text:style-name="P22">){</text:p>
      <text:p text:style-name="P22"><text:s text:c="4"/>Y2= offer price associated with “minus one” price bucket;</text:p>
      <text:p text:style-name="P22"><text:s text:c="4"/>Y1= offer price associated with “minus two” price bucket; </text:p>
      <text:p text:style-name="P22"><text:s text:c="4"/>X2= number of new subscriptions with “minus one” price bucket;</text:p>
      <text:p text:style-name="P22"><text:s text:c="4"/>X1= number of new subscriptions with “minus two” price bucket;</text:p>
      <text:p text:style-name="P22"><text:s text:c="4"/></text:p>
      <text:p text:style-name="P22"><text:s text:c="4"/>Slope= (y2-y1)/(x2-x1);</text:p>
      <text:p text:style-name="P22"><text:s text:c="4"/>Intercept= latest MRP;</text:p>
      <text:p text:style-name="P22"><text:s text:c="4"/></text:p>
      <text:p text:style-name="P22"><text:s text:c="4"/>If(demand trend is UPWARD){</text:p>
      <text:p text:style-name="P24"><text:s text:c="2"/>Expected demand= </text:p>
      <text:p text:style-name="P24"><text:s text:c="2"/>new subscriptions associated with latest active price bucket + </text:p>
      <text:p text:style-name="P24"><text:s text:c="2"/>(new subscriptions associated with </text:p>
      <text:p text:style-name="P24"><text:s text:c="2"/>latest active price bucket * revenue change threshold for price change);</text:p>
      <text:p text:style-name="P22"><text:s text:c="4"/>}</text:p>
      <text:p text:style-name="P22"><text:s text:c="4"/>Else if( demand trend is DOWNWARD){</text:p>
      <text:p text:style-name="P25">Expected demand= </text:p>
      <text:p text:style-name="P25">New subscriptions associated with latest active price bucket -</text:p>
      <text:p text:style-name="P25">(new subscriptions associated with </text:p>
      <text:p text:style-name="P25">latest active price bucket * revenue change threshold for price change);</text:p>
      <text:p text:style-name="P22"><text:s text:c="4"/>} <text:s/></text:p>
      <text:p text:style-name="P21"><text:span text:style-name="T11"><text:s text:c="4"/></text:span><text:span text:style-name="T12"><text:tab/></text:span><text:span text:style-name="T3">//Offer price calculation based on demand function</text:span></text:p>
      <text:p text:style-name="P24">Offer price= intercept + slope*expected demand</text:p>
      <text:p text:style-name="P22"><text:tab/> <text:tab/> <text:tab/></text:p>
      <text:p text:style-name="P22">}</text:p>
      <text:p text:style-name="P53">// When profit is reducing despite of demand is growing it means that there is a need to adjust offer price at higher value than before, by changing the slope <text:s/></text:p>
      <text:p text:style-name="P22">Else if(</text:p>
      <text:p text:style-name="P22">number of earlier price buckets associated with product are 2 and both are “ACTIVE” </text:p>
      <text:p text:style-name="P22">AND</text:p>
      <text:p text:style-name="P53">//“minus one” is current active price bucket; “minus two” is previous active price bucket</text:p>
      <text:p text:style-name="P22">Total profit of “minus one” price bucket &lt; total profit of “minus two” price bucket</text:p>
      <text:p text:style-name="P22">AND</text:p>
      <text:p text:style-name="P22">Total subscriptions of “minus one” price bucket &gt; total subscriptions of “minus two” price bucket </text:p>
      <text:p text:style-name="P22">){</text:p>
      <text:p text:style-name="P51"><text:s text:c="5"/>Intercept= latest MRP; </text:p>
      <text:p text:style-name="P21"><text:span text:style-name="T12"><text:tab/></text:span><text:span text:style-name="T14">//Adjust slope with weighted average</text:span><text:span text:style-name="T12"><text:tab/></text:span></text:p>
      <text:p text:style-name="P51"><text:s text:c="5"/>Slope = slope associated with “minus one” price bucket –</text:p>
      <text:p text:style-name="P59">(Slope associated with “minus one” price bucket * weighted average of <text:s/>ALL offer prices from active price bucket AND total subscription count for ALL active price buckets);</text:p>
      <text:p text:style-name="P21"><text:span text:style-name="T14">//Weighted Avg= (Σ</text:span><text:span text:style-name="T15"> </text:span><text:span text:style-name="T14">offer price per price bucket*total subscription count per price bucket)/(Σ sum of total subscription count per <text:s/>price bucket)</text:span></text:p>
      <text:p text:style-name="P21"><text:span text:style-name="T12"><text:tab/></text:span><text:span text:style-name="T3">//Offer price calculation based on demand function</text:span></text:p>
      <text:p text:style-name="P24">Offer price= intercept + slope*expected demand</text:p>
      <text:p text:style-name="P51">}</text:p>
      <text:p text:style-name="P53">// When profit is increased despite of increase in offer price (regardless of if demand is increasing or decreasing) then the demand function should get re-instated with based X (0 demand) and Y (MRP) values. <text:s/></text:p>
      <text:p text:style-name="P22"><text:soft-page-break/>Else if(</text:p>
      <text:p text:style-name="P22">number of earlier price buckets associated with product are 2 and both are “ACTIVE” </text:p>
      <text:p text:style-name="P22">AND</text:p>
      <text:p text:style-name="P53">//“minus one” is current active price bucket; “minus two” is previous active price bucket</text:p>
      <text:p text:style-name="P22">Total profit of “minus one” price bucket &gt; total profit of “minus two” price bucket</text:p>
      <text:p text:style-name="P22">AND</text:p>
      <text:p text:style-name="P22">Offer price of “minus one” price bucket &gt; Offer price of “minus two price bucket”</text:p>
      <text:p text:style-name="P22">AND</text:p>
      <text:p text:style-name="P22">(Total subscriptions of “minus one” price bucket &lt; total subscriptions of “minus two” price bucket </text:p>
      <text:p text:style-name="P22">OR</text:p>
      <text:p text:style-name="P22">Total subscriptions of “minus one” price bucket &gt; total subscriptions of “minus two” price bucket)</text:p>
      <text:p text:style-name="P22">){</text:p>
      <text:p text:style-name="P21"><text:s text:c="9"/><text:span text:style-name="T11">Y2= offer price associated with “minus one” price bucket;</text:span></text:p>
      <text:p text:style-name="P22"><text:s text:c="4"/>Y1= MRP of latest price bucket </text:p>
      <text:p text:style-name="P22"><text:s text:c="4"/>X2= number of new subscriptions with “minus one” price bucket;</text:p>
      <text:p text:style-name="P22"><text:s text:c="4"/>X1= 0;</text:p>
      <text:p text:style-name="P22"><text:s text:c="4"/></text:p>
      <text:p text:style-name="P22"><text:s text:c="4"/>Slope= (y2-y1)/(x2-x1);</text:p>
      <text:p text:style-name="P22"><text:s text:c="4"/>Intercept= latest MRP;</text:p>
      <text:p text:style-name="P22"><text:s text:c="4"/>If(demand trend is UPWARD){</text:p>
      <text:p text:style-name="P24"><text:s text:c="2"/>Expected demand= </text:p>
      <text:p text:style-name="P24"><text:s text:c="2"/>new subscriptions associated with latest active price bucket + </text:p>
      <text:p text:style-name="P24"><text:s text:c="2"/>(new subscriptions associated with </text:p>
      <text:p text:style-name="P24"><text:s text:c="2"/>latest active price bucket * revenue change threshold for price change);</text:p>
      <text:p text:style-name="P22"><text:s text:c="4"/>}</text:p>
      <text:p text:style-name="P22"><text:s text:c="4"/>Else if( demand trend is DOWNWARD){</text:p>
      <text:p text:style-name="P25">Expected demand= </text:p>
      <text:p text:style-name="P25">New subscriptions associated with latest active price bucket -</text:p>
      <text:p text:style-name="P25">(new subscriptions associated with </text:p>
      <text:p text:style-name="P25">latest active price bucket * revenue change threshold for price change);</text:p>
      <text:p text:style-name="P22"><text:s text:c="4"/>} <text:s/></text:p>
      <text:p text:style-name="P21"><text:span text:style-name="T11"><text:s text:c="4"/>/</text:span><text:span text:style-name="T3">/Offer price calculation based on demand function</text:span></text:p>
      <text:p text:style-name="P22"><text:s text:c="4"/>Offer price= intercept + slope*expected demand</text:p>
      <text:p text:style-name="P18">}</text:p>
      <text:p text:style-name="P18"/>
      <text:p text:style-name="P18">The above algorithms should keep on varying offer price in response to varying demand and trying to ensure increase in profit is most of the cases except when demand is decreasing. Typical variations to offer price in response to demand is depicted in below graph.</text:p>
      <text:p text:style-name="P18"/>
      <text:h text:style-name="P9" text:outline-level="5"><text:soft-page-break/><draw:frame draw:style-name="fr2" draw:name="Object3" text:anchor-type="as-char" svg:width="15.921cm" svg:height="13.536cm" draw:z-index="3"><draw:object-ole xlink:href="./Object 4" xlink:type="simple" xlink:show="embed" xlink:actuate="onLoad"/><draw:image xlink:href="./ObjectReplacements/Object 4" xlink:type="simple" xlink:show="embed" xlink:actuate="onLoad"/><svg:desc>chart</svg:desc></draw:frame></text:h>
      <text:h text:style-name="P9" text:outline-level="5"/>
      <text:p text:style-name="P18">X axis represents demand (total subscription count) and Y axis denotes prices being offered. As we see above the pricing algorithm tries to vary price in the range of 38 to 50 Rs. (50 Rs. being MRP and 37 Rs. being breakeven price) in response to variations in demand. The dimension which is not shown here is the variations in profit. The price is continuously getting adjusted in an attempt to keep increase in profit figures. Only exception case is where demand is decreasing, price will keep on decrease in order to attract more and more subscribers (thereby increase in demand at the cost of lesser profits or even losses). It can be also seen that when profit is decreasing despite of increase in demand price gets increased to keep profit upwards.</text:p>
      <text:h text:style-name="P9" text:outline-level="5">Regression based Price Calculation</text:h>
      <text:p text:style-name="P18"/>
      <text:p text:style-name="P18">Regression analysis is a statistical process of estimating relationship among variables. The focus is to establish relationship between a dependent variable and one or more independent variables so that for any combination of independent variables one can find value of dependent variable. In other words, regression analysis helps us understand how the value of a dependent variable changes when value of any of the independent variables is varied.</text:p>
      <text:p text:style-name="P18">Regression analysis is widely used for predictions/forecasting. We can use regression analysis to “predict” value of offer price of a product based on changes in </text:p>
      <text:list xml:id="list2713771195" text:style-name="WWNum23">
        <text:list-item>
          <text:p text:style-name="P42"><text:soft-page-break/>Its demand</text:p>
        </text:list-item>
        <text:list-item>
          <text:p text:style-name="P42">Demand of its substitutes</text:p>
        </text:list-item>
        <text:list-item>
          <text:p text:style-name="P42">Demand of its complements</text:p>
        </text:list-item>
        <text:list-item>
          <text:p text:style-name="P42">Increased efforts on sales, advertising and marketing ( which is influencing change in its demand)</text:p>
        </text:list-item>
      </text:list>
      <text:p text:style-name="P16">In default/most simple case typical demand function is formed in the same way as described in earlier section as</text:p>
      <text:p text:style-name="P60">Price= Intercept + slope* quantity demanded</text:p>
      <text:p text:style-name="P61">In a complex form it can be something like</text:p>
      <text:p text:style-name="P26"><text:span text:style-name="T16">P= a + </text:span><text:span text:style-name="T17">α * Qself + β*Q (sub1+sub2+sub3) <text:s/>+ <text:s/></text:span><text:span text:style-name="T16"><text:s/></text:span><text:span text:style-name="T18">γ</text:span><text:span text:style-name="T17">*Cmktg</text:span></text:p>
      <text:p text:style-name="P62">P= price of a product</text:p>
      <text:p text:style-name="P62">a= intercept (typically MRP)</text:p>
      <text:p text:style-name="P62">α= coefficient1</text:p>
      <text:p text:style-name="P62">Qself= Product’s own demand </text:p>
      <text:p text:style-name="P62">β =coefficient2</text:p>
      <text:p text:style-name="P62">(sub1+ sub2+sub3) = total demand of all substitutes of a product</text:p>
      <text:p text:style-name="P62">γ = coefficient3</text:p>
      <text:p text:style-name="P62">Cmktg=cost incurred on sales and marketing expenses</text:p>
      <text:p text:style-name="P16">In both the above cases we have identified “price” as a dependent variable. It depends on demand as well as other independent variables such as demand of substitutes, expenses on sales and marketing etc. Since the relationship between dependent variable and independent variables may be</text:p>
      <text:p text:style-name="P16"/>
      <text:h text:style-name="P8" text:outline-level="4">Receive and process daily price quotes from main application.</text:h>
      <text:p text:style-name="P18"/>
      <text:p text:style-name="P18">Subscription business platform assumes that some administrator updates changes in purchase price/MRP of every product. Any such price change for a product should trigger a “Tagged price changed event”.</text:p>
      <text:p text:style-name="P18">As we have seen earlier, “Product Account” of each product maintains list of purchase price/MRP versions. So upon receiving the “Tagged price changed event” a new version of tagged offer price (composed of purchase price, MRP and change Date) is added to the list.</text:p>
      <text:p text:style-name="P48">Change of purchase price should first trigger offer price recalculation where new breakeven price should get calculated and used for verification of new offer price.</text:p>
      <text:p text:style-name="P18">When purchase price undergoes change, it has a winder impact on overall revenue and profit recognition.</text:p>
      <text:p text:style-name="P18"><text:soft-page-break/>Consider a scenario that for product X (it is price committed), there 3 active price buckets already existing prior to purchase price change, each having different number of subscriptions associated with each offer price. Assume that these 3 price buckets have offered prices based on earlier purchase price of 30 Rs and MRP as 55 Rs.. Also assume that standard total expense per unit for product X is 3 Rs. So the breakeven price will be 30+3=33 Rs. SO the 3 offered prices from these buckets are </text:p>
      <text:p text:style-name="P18">Bucket 1 has offered 50 Rs with 2000 active subscriptions out which 300 items have been delivered so far.</text:p>
      <text:p text:style-name="P18">Bucket 2 has offered 47 Rs. with 3300 active subscriptions out of which 450 have already been delivered.</text:p>
      <text:p text:style-name="P18">Bucket 3 has offered 45 Rs. with 5200 active subscriptions out of which 670 have already been delivered.</text:p>
      <text:p text:style-name="P18">Now purchase price has changed from 30 to 35 Rs. and MRP from 55 to 60 Rs. </text:p>
      <text:p text:style-name="P18">After purchase price changes there are 400 items delivered from price bucket1, 600 from price bucket 2 and 750 from price bucket3.</text:p>
      <text:p text:style-name="P18">For price bucket1 the recognized revenue = 400*50 = 20000 Rs. and breakeven cost=400*(35+3)=15200. Hence recognized profit =20000-15200=4800 Rs.</text:p>
      <text:p text:style-name="P18">For price bucket2 the recognized revenue = 600*47 = 28,200 Rs. and breakeven cost=600*(35+3) =22800. Hence recognized profit =28200-22800=5400 Rs. <text:s/></text:p>
      <text:p text:style-name="P18">For price bucket3 the recognized revenue = 750*45 = 33750 Rs. and breakeven cost=750*(35+3) =28500. Hence recognized profit =33750-28500=5250 Rs.</text:p>
      <text:p text:style-name="P18">As seen in the above example committed offer price could not be altered, but purchase price of the product undergoes change. So items delivered after purchase price increase report much lesser profit. </text:p>
      <text:p text:style-name="P18">Also understand form the above example that profit and revenue calculations are not based on number of subscriptions of any product but they are based on number of actual items delivered to subscribers till date. This is because subscription for a product is just an advance intimation of the desire to buy that product in specific quantity per specific period. It can be changed by subscriber any/multiple times during their subscription period. Revenue and profit get recognized only after actual items are successfully delivered to respective subscribers</text:p>
      <text:p text:style-name="P18"/>
      <text:h text:style-name="P8" text:outline-level="4">Receive and process subscription deliveries</text:h>
      <text:p text:style-name="P18"/>
      <text:p text:style-name="P18">Delivering desired count of units per product to a subscriber is expected managed by the main shopping application. Subscriber domain is responsible for triggering daily notifications for delivering delivery baskets to different subscribers.</text:p>
      <text:p text:style-name="P18"><text:soft-page-break/>When a subset of subscribed units of a product are delivered to a subscriber a delivery event is triggered by subscriber domain, the same event is received by each of the delivered product and it will update their appropriate price buckets for the delivered units.</text:p>
      <text:p text:style-name="P18">For example: A subscriber has registered for product X with 2 units each month. When a third delivery has been delivered, the delivery event is also received by product X and it will update the delivered (2) units of a price bucket (representing price which was committed to that subscriber). So at the time of subscription ‘new subscription count’ of the price bucket was updated with count 24 (2 per month * 12 months). At the third month delivery the “delivered count” of the same price bucket will be updated with value as 6 (2 per month * 3).</text:p>
      <text:p text:style-name="P18"/>
      <text:h text:style-name="P8" text:outline-level="4">Process price bucket expiration</text:h>
      <text:p text:style-name="P18"/>
      <text:p text:style-name="P18">When all subscribed units of a product, by a subscriber get successfully delivered to him/her, his/her subscription for that product is said to be completed. <text:s/>Each price bucket has an attribute “delivered subscription count”. When each delivery for a product is made its delivered subscription count is updated with number of unit delivered.</text:p>
      <text:p text:style-name="P18">Among the subscribers who have subscribed for a specific product either successfully receive all their deliveries or they cancel their remaining subscription. Subscription churn is accounted under “Churned subscription count”.</text:p>
      <text:p text:style-name="P18">Active subscribed items yet to be delivered = New Subscription count – (churned subscription count + delivered subscription count)</text:p>
      <text:p text:style-name="P18">When the above arithmetic returns zero (active subscribed items yet to be delivered=0), it means that the price bucket is exhausted with all subscriptions associated with its offer price. This price bucket is then marked as “EXPIRED” in data repository as well as removed from list of active price buckets in respective product’s product account.</text:p>
      <text:h text:style-name="P8" text:outline-level="4">Calculate total profit of a product</text:h>
      <text:p text:style-name="P18"/>
      <text:p text:style-name="P18">In subscription business model the same product is offered to different subscribers at different times with different prices, and these subscriptions are active at any point of time. So profit calculation for a product at any time is aggregation of profit calculation of each of its active price buckets.</text:p>
      <text:p text:style-name="P18">The examples described above in earlier section indicate how profit of each price bucket gets calculated separately for respective delivered items and then total profit is calculated by addition of all price bucket specific profits.</text:p>
      <text:p text:style-name="P18"><text:s/>For illustration purpose if we have to calculate profit at a given date after purchase price change then it will come out to be</text:p>
      <text:p text:style-name="P18">Total profit for product X at a given date = profit of price bucket1 at given date + profit of rice bucket2 at given date + profit of price bucket3 at given date.</text:p>
      <text:p text:style-name="P18">So Profit(X) = 4800 + 5400 + 5250= 15450</text:p>
      <text:p text:style-name="P18"><text:soft-page-break/>Profit of individual price bucket gets calculated every time some units of product are delivered. At the same time aggregate profit is getting updated.</text:p>
      <text:p text:style-name="P18"/>
      <text:h text:style-name="P8" text:outline-level="4">Contribute to Nodal Account</text:h>
      <text:p text:style-name="P11">Product collaboration model suggests that “excess” profit attributed due to “over” performance of some products can be provisioned for helping underperforming products to recover. When any product is underperforming typically following provisions are tried to boost its performance.</text:p>
      <text:list xml:id="list4245656051" text:style-name="WWNum21">
        <text:list-item>
          <text:p text:style-name="P45">Offer additional discounts/benefits on them so that price sensitive customer segment can be attracted.</text:p>
        </text:list-item>
        <text:list-item>
          <text:p text:style-name="P45">Increase advertisement expenses to promote that product and broadcast added benefits being offered on it.</text:p>
        </text:list-item>
        <text:list-item>
          <text:p text:style-name="P45">Initiate clearance sale for some underperforming products at throw away prices so as to minimize losses due to wastage of inventory due to expiry of such products.</text:p>
        </text:list-item>
      </text:list>
      <text:p text:style-name="P18">The “excess” profit amount is periodically added to a central account named as nodal account. <text:s/>In order to understand this better let’s define “excess” profit.</text:p>
      <text:p text:style-name="P18">Price change of a product is triggered by configured “threshold determinator” and “change threshold” values. Threshold determinator can be revenue or profit. Change threshold will be the percentage change in the determinator value which will trigger offer price recalculation.</text:p>
      <text:p text:style-name="P18">Consider that threshold determinator for product X is defined as “revenue” and “change threshold” value is set to 5%. It means when revenue of product X deviates (up or down) from its forecasted revenue figure by 5%, its price will be recalculated.</text:p>
      <text:p text:style-name="P18">If product X earns 7% more revenue than forecasted figure, it will trigger price calculation. But the additional 2% will be considered as “excess” revenue and hence will be contributed to nodal account.</text:p>
      <text:p text:style-name="P18">The same applies to products having “profit” as threshold determinator. In this case if 10% is the “change threshold” and of product earns 13% more profit than forecasted profit figure then the amount equivalent to “excess” 3% profit will be contributed to nodal account.</text:p>
      <text:p text:style-name="P18">When deliveries are made, revenue and profit get calculated and at the same time excess gains are added to nodal account.</text:p>
      <text:p text:style-name="P18">For each 100/ 1000/ 10000 Rs contributed (configurable) the product receives 1 credit point. These credit points serve three purposes.</text:p>
      <text:list xml:id="list3862019314" text:style-name="WWNum22">
        <text:list-item>
          <text:p text:style-name="P46">It will ensure that the gains earned by a product should be attributed to itself even if it has contributed to nodal account and total gains visible in its own account are less(due to the donation described above)</text:p>
        </text:list-item>
        <text:list-item>
          <text:p text:style-name="P46">It will enable them to request for similar help from nodal account when similar situation may arise to them OR clearance sale need to be initiated for them OR Seasons sale need to be initiated for them OR additional discounts need to be provisioned for them for various reasons.</text:p>
        </text:list-item>
        <text:list-item>
          <text:p text:style-name="P46"><text:soft-page-break/>It will indicate their demand score in the form of credit points earned by them in business monitoring/reports which will help analysts take appropriate decisions while setting sales targets for them.</text:p>
        </text:list-item>
      </text:list>
      <text:p text:style-name="P18"/>
      <text:h text:style-name="P7" text:outline-level="3">Interactions</text:h>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stroke-dash draw:name="Dashed_20__28_var_29__20_2" draw:display-name="Dashed (var) 2" draw:style="rect" draw:dots1="1" draw:dots1-length="4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Index_20_Link" style:display-name="Index Link"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text:page-number></text:span><text:span text:style-name="MT3"><text:s/>| </text:span><text:span text:style-name="MT3"><text:page-count style:num-format="1">36</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Appendix B: Design of Product Domain</dc:title>
    <dc:date>2020-10-03T16:11:14.967156437</dc:date>
    <meta:editing-duration>P0D</meta:editing-duration>
    <meta:editing-cycles>1</meta:editing-cycles>
    <meta:generator>LibreOffice/7.0.1.2$MacOSX_X86_64 LibreOffice_project/7cbcfc562f6eb6708b5ff7d7397325de9e764452</meta:generator>
    <meta:document-statistic meta:table-count="2" meta:image-count="0" meta:object-count="4" meta:page-count="36" meta:paragraph-count="999" meta:word-count="14963" meta:character-count="92397" meta:non-whitespace-character-count="78152"/>
    <meta:template xlink:type="simple" xlink:actuate="onRequest" xlink:title="" xlink:href="../../doc1.odm" meta:date="2020-10-03T16:13:11.70129930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808080" style:text-position="0% 100%" fo:font-family="'Calibri Light'" fo:font-size="16pt" fo:language="en" fo:country="IN"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vg:stroke-opacity="54%"/>
    </style:style>
    <style:style style:name="ch7" style:family="chart">
      <style:graphic-properties svg:stroke-width="0.026cm" svg:stroke-color="#d9d9d9" svg:stroke-opacity="51%"/>
    </style:style>
    <style:style style:name="ch8"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62cm" svg:stroke-color="#70ad47" draw:fill-color="#70ad47"/>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62cm" svg:stroke-color="#9e480e" draw:fill-color="#9e480e"/>
      <style:text-properties fo:color="#000000" style:text-position="0% 100%" fo:font-family="Calibri" fo:font-size="10pt" style:font-size-asian="10pt" style:font-size-complex="10pt"/>
    </style:style>
    <style:style style:name="ch13" style:family="chart">
      <style:graphic-properties draw:fill="hatch" draw:fill-color="#ffffff" draw:fill-hatch-name="msFillHatch_20_1" draw:fill-hatch-solid="true"/>
    </style:style>
    <style:style style:name="ch14" style:family="chart">
      <style:graphic-properties draw:fill-color="#d9d9d9"/>
    </style:style>
  </office:automatic-styles>
  <office:body>
    <office:chart>
      <chart:chart svg:width="15.92cm" svg:height="7.831cm" xlink:href="." xlink:type="simple" chart:class="chart:line" chart:style-name="ch1">
        <chart:title svg:x="5.616cm" svg:y="0.291cm" chart:style-name="ch2">
          <text:p>Forecast correction</text:p>
        </chart:title>
        <chart:legend chart:legend-position="bottom" svg:x="2.654cm" svg:y="6.874cm" style:legend-expansion="wide" chart:style-name="ch3"/>
        <chart:plot-area chart:style-name="ch4" chart:data-source-has-labels="both" svg:x="0.318cm" svg:y="1.344cm" svg:width="15.284cm" svg:height="5.19cm">
          <chart:coordinate-region svg:x="1.285cm" svg:y="1.344cm" svg:width="14.317cm" svg:height="4.45cm"/>
          <chart:axis chart:dimension="x" chart:name="primary-x" chart:style-name="ch5" chartooo:axis-type="auto">
            <chartooo:date-scale/>
            <chart:categories table:cell-range-address="local-table.$A$2:.$A$61"/>
            <chart:grid chart:style-name="ch6" chart:class="major"/>
            <chart:grid chart:style-name="ch7" chart:class="minor"/>
          </chart:axis>
          <chart:axis chart:dimension="y" chart:name="primary-y" chart:style-name="ch8">
            <chart:grid chart:style-name="ch6" chart:class="major"/>
          </chart:axis>
          <chart:series chart:style-name="ch9" chart:values-cell-range-address="local-table.$B$2:.$B$61" chart:label-cell-address="local-table.$B$1" chart:class="chart:line">
            <chart:data-point chart:repeated="60"/>
          </chart:series>
          <chart:series chart:style-name="ch10" chart:values-cell-range-address="local-table.$C$2:.$C$61" chart:label-cell-address="local-table.$C$1" chart:class="chart:line">
            <chart:data-point chart:repeated="60"/>
          </chart:series>
          <chart:series chart:style-name="ch11" chart:values-cell-range-address="local-table.$D$2:.$D$61" chart:label-cell-address="local-table.$D$1" chart:class="chart:line">
            <chart:data-point chart:repeated="60"/>
          </chart:series>
          <chart:series chart:style-name="ch12" chart:values-cell-range-address="local-table.$E$2:.$E$61" chart:label-cell-address="local-table.$E$1" chart:class="chart:line">
            <chart:data-point chart:repeated="6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recasted total subscriptions1</text:p>
              </table:table-cell>
              <table:table-cell office:value-type="string">
                <text:p>Forecasted total subscriptions2</text:p>
              </table:table-cell>
              <table:table-cell office:value-type="string">
                <text:p>Forecasted total subscriptions3</text:p>
              </table:table-cell>
              <table:table-cell office:value-type="string">
                <text:p>Actual total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521">
                <text:p>521</text:p>
              </table:table-cell>
              <table:table-cell office:value-type="float" office:value="521">
                <text:p>521</text:p>
              </table:table-cell>
              <table:table-cell office:value-type="float" office:value="521">
                <text:p>521</text:p>
              </table:table-cell>
            </table:table-row>
            <table:table-row>
              <table:table-cell office:value-type="string">
                <text:p>2</text:p>
              </table:table-cell>
              <table:table-cell office:value-type="float" office:value="750">
                <text:p>750</text:p>
              </table:table-cell>
              <table:table-cell office:value-type="float" office:value="680">
                <text:p>680</text:p>
              </table:table-cell>
              <table:table-cell office:value-type="float" office:value="680">
                <text:p>680</text:p>
              </table:table-cell>
              <table:table-cell office:value-type="float" office:value="680">
                <text:p>680</text:p>
              </table:table-cell>
            </table:table-row>
            <table:table-row>
              <table:table-cell office:value-type="string">
                <text:p>3</text:p>
              </table:table-cell>
              <table:table-cell office:value-type="float" office:value="970">
                <text:p>970</text:p>
              </table:table-cell>
              <table:table-cell office:value-type="float" office:value="880">
                <text:p>880</text:p>
              </table:table-cell>
              <table:table-cell office:value-type="float" office:value="880">
                <text:p>880</text:p>
              </table:table-cell>
              <table:table-cell office:value-type="float" office:value="880">
                <text:p>880</text:p>
              </table:table-cell>
            </table:table-row>
            <table:table-row>
              <table:table-cell office:value-type="string">
                <text:p>4</text:p>
              </table:table-cell>
              <table:table-cell office:value-type="float" office:value="1250">
                <text:p>1250</text:p>
              </table:table-cell>
              <table:table-cell office:value-type="float" office:value="1080">
                <text:p>1080</text:p>
              </table:table-cell>
              <table:table-cell office:value-type="float" office:value="1080">
                <text:p>1080</text:p>
              </table:table-cell>
              <table:table-cell office:value-type="float" office:value="1080">
                <text:p>1080</text:p>
              </table:table-cell>
            </table:table-row>
            <table:table-row>
              <table:table-cell office:value-type="string">
                <text:p>5</text:p>
              </table:table-cell>
              <table:table-cell office:value-type="float" office:value="1580">
                <text:p>1580</text:p>
              </table:table-cell>
              <table:table-cell office:value-type="float" office:value="1379">
                <text:p>1379</text:p>
              </table:table-cell>
              <table:table-cell office:value-type="float" office:value="1379">
                <text:p>1379</text:p>
              </table:table-cell>
              <table:table-cell office:value-type="float" office:value="1379">
                <text:p>1379</text:p>
              </table:table-cell>
            </table:table-row>
            <table:table-row>
              <table:table-cell office:value-type="string">
                <text:p>6</text:p>
              </table:table-cell>
              <table:table-cell office:value-type="float" office:value="1720">
                <text:p>1720</text:p>
              </table:table-cell>
              <table:table-cell office:value-type="float" office:value="1480">
                <text:p>1480</text:p>
              </table:table-cell>
              <table:table-cell office:value-type="float" office:value="1480">
                <text:p>1480</text:p>
              </table:table-cell>
              <table:table-cell office:value-type="float" office:value="1480">
                <text:p>1480</text:p>
              </table:table-cell>
            </table:table-row>
            <table:table-row>
              <table:table-cell office:value-type="string">
                <text:p>7</text:p>
              </table:table-cell>
              <table:table-cell office:value-type="float" office:value="2100">
                <text:p>2100</text:p>
              </table:table-cell>
              <table:table-cell office:value-type="float" office:value="1899">
                <text:p>1899</text:p>
              </table:table-cell>
              <table:table-cell office:value-type="float" office:value="1899">
                <text:p>1899</text:p>
              </table:table-cell>
              <table:table-cell office:value-type="float" office:value="1899">
                <text:p>1899</text:p>
              </table:table-cell>
            </table:table-row>
            <table:table-row>
              <table:table-cell office:value-type="string">
                <text:p>8</text:p>
              </table:table-cell>
              <table:table-cell office:value-type="float" office:value="2250">
                <text:p>2250</text:p>
              </table:table-cell>
              <table:table-cell office:value-type="float" office:value="1956">
                <text:p>1956</text:p>
              </table:table-cell>
              <table:table-cell office:value-type="float" office:value="1956">
                <text:p>1956</text:p>
              </table:table-cell>
              <table:table-cell office:value-type="float" office:value="1956">
                <text:p>1956</text:p>
              </table:table-cell>
            </table:table-row>
            <table:table-row>
              <table:table-cell office:value-type="string">
                <text:p>9</text:p>
              </table:table-cell>
              <table:table-cell office:value-type="float" office:value="2460">
                <text:p>2460</text:p>
              </table:table-cell>
              <table:table-cell office:value-type="float" office:value="2356">
                <text:p>2356</text:p>
              </table:table-cell>
              <table:table-cell office:value-type="float" office:value="2356">
                <text:p>2356</text:p>
              </table:table-cell>
              <table:table-cell office:value-type="float" office:value="2356">
                <text:p>2356</text:p>
              </table:table-cell>
            </table:table-row>
            <table:table-row>
              <table:table-cell office:value-type="string">
                <text:p>10</text:p>
              </table:table-cell>
              <table:table-cell office:value-type="float" office:value="2890">
                <text:p>2890</text:p>
              </table:table-cell>
              <table:table-cell office:value-type="float" office:value="2678">
                <text:p>2678</text:p>
              </table:table-cell>
              <table:table-cell office:value-type="float" office:value="2678">
                <text:p>2678</text:p>
              </table:table-cell>
              <table:table-cell office:value-type="float" office:value="2678">
                <text:p>2678</text:p>
              </table:table-cell>
            </table:table-row>
            <table:table-row>
              <table:table-cell office:value-type="string">
                <text:p>11</text:p>
              </table:table-cell>
              <table:table-cell office:value-type="float" office:value="3000">
                <text:p>3000</text:p>
              </table:table-cell>
              <table:table-cell office:value-type="float" office:value="3145">
                <text:p>3145</text:p>
              </table:table-cell>
              <table:table-cell office:value-type="float" office:value="3145">
                <text:p>3145</text:p>
              </table:table-cell>
              <table:table-cell office:value-type="float" office:value="3145">
                <text:p>3145</text:p>
              </table:table-cell>
            </table:table-row>
            <table:table-row>
              <table:table-cell office:value-type="string">
                <text:p>12</text:p>
              </table:table-cell>
              <table:table-cell office:value-type="float" office:value="3120">
                <text:p>3120</text:p>
              </table:table-cell>
              <table:table-cell office:value-type="float" office:value="3657">
                <text:p>3657</text:p>
              </table:table-cell>
              <table:table-cell office:value-type="float" office:value="3657">
                <text:p>3657</text:p>
              </table:table-cell>
              <table:table-cell office:value-type="float" office:value="3657">
                <text:p>3657</text:p>
              </table:table-cell>
            </table:table-row>
            <table:table-row>
              <table:table-cell office:value-type="string">
                <text:p>13</text:p>
              </table:table-cell>
              <table:table-cell office:value-type="float" office:value="3478">
                <text:p>3478</text:p>
              </table:table-cell>
              <table:table-cell office:value-type="float" office:value="4217">
                <text:p>4217</text:p>
              </table:table-cell>
              <table:table-cell office:value-type="float" office:value="4217">
                <text:p>4217</text:p>
              </table:table-cell>
              <table:table-cell office:value-type="float" office:value="4217">
                <text:p>4217</text:p>
              </table:table-cell>
            </table:table-row>
            <table:table-row>
              <table:table-cell office:value-type="string">
                <text:p>14</text:p>
              </table:table-cell>
              <table:table-cell office:value-type="float" office:value="3750">
                <text:p>3750</text:p>
              </table:table-cell>
              <table:table-cell office:value-type="float" office:value="4446">
                <text:p>4446</text:p>
              </table:table-cell>
              <table:table-cell office:value-type="float" office:value="4675">
                <text:p>4675</text:p>
              </table:table-cell>
              <table:table-cell office:value-type="float" office:value="4675">
                <text:p>4675</text:p>
              </table:table-cell>
            </table:table-row>
            <table:table-row>
              <table:table-cell office:value-type="string">
                <text:p>15</text:p>
              </table:table-cell>
              <table:table-cell office:value-type="float" office:value="3930">
                <text:p>3930</text:p>
              </table:table-cell>
              <table:table-cell office:value-type="float" office:value="4678">
                <text:p>4678</text:p>
              </table:table-cell>
              <table:table-cell office:value-type="float" office:value="4698">
                <text:p>4698</text:p>
              </table:table-cell>
              <table:table-cell office:value-type="float" office:value="4698">
                <text:p>4698</text:p>
              </table:table-cell>
            </table:table-row>
            <table:table-row>
              <table:table-cell office:value-type="string">
                <text:p>16</text:p>
              </table:table-cell>
              <table:table-cell office:value-type="float" office:value="4357">
                <text:p>4357</text:p>
              </table:table-cell>
              <table:table-cell office:value-type="float" office:value="4789">
                <text:p>4789</text:p>
              </table:table-cell>
              <table:table-cell office:value-type="float" office:value="4765">
                <text:p>4765</text:p>
              </table:table-cell>
              <table:table-cell office:value-type="float" office:value="4765">
                <text:p>4765</text:p>
              </table:table-cell>
            </table:table-row>
            <table:table-row>
              <table:table-cell office:value-type="string">
                <text:p>17</text:p>
              </table:table-cell>
              <table:table-cell office:value-type="float" office:value="4400">
                <text:p>4400</text:p>
              </table:table-cell>
              <table:table-cell office:value-type="float" office:value="4965">
                <text:p>4965</text:p>
              </table:table-cell>
              <table:table-cell office:value-type="float" office:value="5217">
                <text:p>5217</text:p>
              </table:table-cell>
              <table:table-cell office:value-type="float" office:value="5217">
                <text:p>5217</text:p>
              </table:table-cell>
            </table:table-row>
            <table:table-row>
              <table:table-cell office:value-type="string">
                <text:p>18</text:p>
              </table:table-cell>
              <table:table-cell office:value-type="float" office:value="4690">
                <text:p>4690</text:p>
              </table:table-cell>
              <table:table-cell office:value-type="float" office:value="5100">
                <text:p>5100</text:p>
              </table:table-cell>
              <table:table-cell office:value-type="float" office:value="5469">
                <text:p>5469</text:p>
              </table:table-cell>
              <table:table-cell office:value-type="float" office:value="5469">
                <text:p>5469</text:p>
              </table:table-cell>
            </table:table-row>
            <table:table-row>
              <table:table-cell office:value-type="string">
                <text:p>19</text:p>
              </table:table-cell>
              <table:table-cell office:value-type="float" office:value="5360">
                <text:p>5360</text:p>
              </table:table-cell>
              <table:table-cell office:value-type="float" office:value="5360">
                <text:p>5360</text:p>
              </table:table-cell>
              <table:table-cell office:value-type="float" office:value="5683">
                <text:p>5683</text:p>
              </table:table-cell>
              <table:table-cell office:value-type="float" office:value="5683">
                <text:p>5683</text:p>
              </table:table-cell>
            </table:table-row>
            <table:table-row>
              <table:table-cell office:value-type="string">
                <text:p>20</text:p>
              </table:table-cell>
              <table:table-cell office:value-type="float" office:value="5470">
                <text:p>5470</text:p>
              </table:table-cell>
              <table:table-cell office:value-type="float" office:value="5570">
                <text:p>5570</text:p>
              </table:table-cell>
              <table:table-cell office:value-type="float" office:value="5890">
                <text:p>5890</text:p>
              </table:table-cell>
              <table:table-cell office:value-type="float" office:value="5890">
                <text:p>5890</text:p>
              </table:table-cell>
            </table:table-row>
            <table:table-row>
              <table:table-cell office:value-type="string">
                <text:p>21</text:p>
              </table:table-cell>
              <table:table-cell office:value-type="float" office:value="5890">
                <text:p>5890</text:p>
              </table:table-cell>
              <table:table-cell office:value-type="float" office:value="5890">
                <text:p>5890</text:p>
              </table:table-cell>
              <table:table-cell office:value-type="float" office:value="6234">
                <text:p>6234</text:p>
              </table:table-cell>
              <table:table-cell office:value-type="float" office:value="6234">
                <text:p>6234</text:p>
              </table:table-cell>
            </table:table-row>
            <table:table-row>
              <table:table-cell office:value-type="string">
                <text:p>22</text:p>
              </table:table-cell>
              <table:table-cell office:value-type="float" office:value="5930">
                <text:p>5930</text:p>
              </table:table-cell>
              <table:table-cell office:value-type="float" office:value="5966">
                <text:p>5966</text:p>
              </table:table-cell>
              <table:table-cell office:value-type="float" office:value="6643">
                <text:p>6643</text:p>
              </table:table-cell>
              <table:table-cell office:value-type="float" office:value="6643">
                <text:p>6643</text:p>
              </table:table-cell>
            </table:table-row>
            <table:table-row>
              <table:table-cell office:value-type="string">
                <text:p>23</text:p>
              </table:table-cell>
              <table:table-cell office:value-type="float" office:value="6170">
                <text:p>6170</text:p>
              </table:table-cell>
              <table:table-cell office:value-type="float" office:value="6270">
                <text:p>6270</text:p>
              </table:table-cell>
              <table:table-cell office:value-type="float" office:value="6899">
                <text:p>6899</text:p>
              </table:table-cell>
              <table:table-cell office:value-type="float" office:value="6899">
                <text:p>6899</text:p>
              </table:table-cell>
            </table:table-row>
            <table:table-row>
              <table:table-cell office:value-type="string">
                <text:p>24</text:p>
              </table:table-cell>
              <table:table-cell office:value-type="float" office:value="6250">
                <text:p>6250</text:p>
              </table:table-cell>
              <table:table-cell office:value-type="float" office:value="6532">
                <text:p>6532</text:p>
              </table:table-cell>
              <table:table-cell office:value-type="float" office:value="7235">
                <text:p>7235</text:p>
              </table:table-cell>
              <table:table-cell office:value-type="float" office:value="7235">
                <text:p>7235</text:p>
              </table:table-cell>
            </table:table-row>
            <table:table-row>
              <table:table-cell office:value-type="string">
                <text:p>25</text:p>
              </table:table-cell>
              <table:table-cell office:value-type="float" office:value="6570">
                <text:p>6570</text:p>
              </table:table-cell>
              <table:table-cell office:value-type="float" office:value="6790">
                <text:p>6790</text:p>
              </table:table-cell>
              <table:table-cell office:value-type="float" office:value="7488">
                <text:p>7488</text:p>
              </table:table-cell>
              <table:table-cell office:value-type="float" office:value="7488">
                <text:p>7488</text:p>
              </table:table-cell>
            </table:table-row>
            <table:table-row>
              <table:table-cell office:value-type="string">
                <text:p>26</text:p>
              </table:table-cell>
              <table:table-cell office:value-type="float" office:value="6780">
                <text:p>6780</text:p>
              </table:table-cell>
              <table:table-cell office:value-type="float" office:value="6998">
                <text:p>6998</text:p>
              </table:table-cell>
              <table:table-cell office:value-type="float" office:value="7755">
                <text:p>7755</text:p>
              </table:table-cell>
              <table:table-cell office:value-type="float" office:value="7755">
                <text:p>7755</text:p>
              </table:table-cell>
            </table:table-row>
            <table:table-row>
              <table:table-cell office:value-type="string">
                <text:p>27</text:p>
              </table:table-cell>
              <table:table-cell office:value-type="float" office:value="7120">
                <text:p>7120</text:p>
              </table:table-cell>
              <table:table-cell office:value-type="float" office:value="7256">
                <text:p>7256</text:p>
              </table:table-cell>
              <table:table-cell office:value-type="float" office:value="7994">
                <text:p>7994</text:p>
              </table:table-cell>
              <table:table-cell office:value-type="float" office:value="7994">
                <text:p>7994</text:p>
              </table:table-cell>
            </table:table-row>
            <table:table-row>
              <table:table-cell office:value-type="string">
                <text:p>28</text:p>
              </table:table-cell>
              <table:table-cell office:value-type="float" office:value="7250">
                <text:p>7250</text:p>
              </table:table-cell>
              <table:table-cell office:value-type="float" office:value="7250">
                <text:p>7250</text:p>
              </table:table-cell>
              <table:table-cell office:value-type="float" office:value="8345">
                <text:p>8345</text:p>
              </table:table-cell>
              <table:table-cell office:value-type="float" office:value="8345">
                <text:p>8345</text:p>
              </table:table-cell>
            </table:table-row>
            <table:table-row>
              <table:table-cell office:value-type="string">
                <text:p>29</text:p>
              </table:table-cell>
              <table:table-cell office:value-type="float" office:value="7540">
                <text:p>7540</text:p>
              </table:table-cell>
              <table:table-cell office:value-type="float" office:value="7540">
                <text:p>7540</text:p>
              </table:table-cell>
              <table:table-cell office:value-type="float" office:value="8890">
                <text:p>8890</text:p>
              </table:table-cell>
              <table:table-cell office:value-type="float" office:value="8890">
                <text:p>8890</text:p>
              </table:table-cell>
            </table:table-row>
            <table:table-row>
              <table:table-cell office:value-type="string">
                <text:p>30</text:p>
              </table:table-cell>
              <table:table-cell office:value-type="float" office:value="7750">
                <text:p>7750</text:p>
              </table:table-cell>
              <table:table-cell office:value-type="float" office:value="7750">
                <text:p>7750</text:p>
              </table:table-cell>
              <table:table-cell office:value-type="float" office:value="9426">
                <text:p>9426</text:p>
              </table:table-cell>
              <table:table-cell office:value-type="float" office:value="9426">
                <text:p>9426</text:p>
              </table:table-cell>
            </table:table-row>
            <table:table-row>
              <table:table-cell office:value-type="string">
                <text:p>31</text:p>
              </table:table-cell>
              <table:table-cell office:value-type="float" office:value="8000">
                <text:p>8000</text:p>
              </table:table-cell>
              <table:table-cell office:value-type="float" office:value="8325">
                <text:p>8325</text:p>
              </table:table-cell>
              <table:table-cell office:value-type="float" office:value="10232">
                <text:p>10232</text:p>
              </table:table-cell>
              <table:table-cell office:value-type="float" office:value="10245">
                <text:p>10245</text:p>
              </table:table-cell>
            </table:table-row>
            <table:table-row>
              <table:table-cell office:value-type="string">
                <text:p>32</text:p>
              </table:table-cell>
              <table:table-cell office:value-type="float" office:value="8130">
                <text:p>8130</text:p>
              </table:table-cell>
              <table:table-cell office:value-type="float" office:value="8890">
                <text:p>8890</text:p>
              </table:table-cell>
              <table:table-cell office:value-type="float" office:value="11342">
                <text:p>11342</text:p>
              </table:table-cell>
              <table:table-cell office:value-type="float" office:value="11678">
                <text:p>11678</text:p>
              </table:table-cell>
            </table:table-row>
            <table:table-row>
              <table:table-cell office:value-type="string">
                <text:p>33</text:p>
              </table:table-cell>
              <table:table-cell office:value-type="float" office:value="8680">
                <text:p>8680</text:p>
              </table:table-cell>
              <table:table-cell office:value-type="float" office:value="9234">
                <text:p>9234</text:p>
              </table:table-cell>
              <table:table-cell office:value-type="float" office:value="11897">
                <text:p>11897</text:p>
              </table:table-cell>
              <table:table-cell office:value-type="float" office:value="12457">
                <text:p>12457</text:p>
              </table:table-cell>
            </table:table-row>
            <table:table-row>
              <table:table-cell office:value-type="string">
                <text:p>34</text:p>
              </table:table-cell>
              <table:table-cell office:value-type="float" office:value="8780">
                <text:p>8780</text:p>
              </table:table-cell>
              <table:table-cell office:value-type="float" office:value="9765">
                <text:p>9765</text:p>
              </table:table-cell>
              <table:table-cell office:value-type="float" office:value="12632">
                <text:p>12632</text:p>
              </table:table-cell>
              <table:table-cell office:value-type="float" office:value="13441">
                <text:p>13441</text:p>
              </table:table-cell>
            </table:table-row>
            <table:table-row>
              <table:table-cell office:value-type="string">
                <text:p>35</text:p>
              </table:table-cell>
              <table:table-cell office:value-type="float" office:value="9000">
                <text:p>9000</text:p>
              </table:table-cell>
              <table:table-cell office:value-type="float" office:value="10342">
                <text:p>10342</text:p>
              </table:table-cell>
              <table:table-cell office:value-type="float" office:value="13421">
                <text:p>13421</text:p>
              </table:table-cell>
              <table:table-cell office:value-type="float" office:value="14302">
                <text:p>14302</text:p>
              </table:table-cell>
            </table:table-row>
            <table:table-row>
              <table:table-cell office:value-type="string">
                <text:p>36</text:p>
              </table:table-cell>
              <table:table-cell office:value-type="float" office:value="9321">
                <text:p>9321</text:p>
              </table:table-cell>
              <table:table-cell office:value-type="float" office:value="11421">
                <text:p>11421</text:p>
              </table:table-cell>
              <table:table-cell office:value-type="float" office:value="14666">
                <text:p>14666</text:p>
              </table:table-cell>
              <table:table-cell office:value-type="float" office:value="15671">
                <text:p>15671</text:p>
              </table:table-cell>
            </table:table-row>
            <table:table-row>
              <table:table-cell office:value-type="string">
                <text:p>37</text:p>
              </table:table-cell>
              <table:table-cell office:value-type="float" office:value="9560">
                <text:p>9560</text:p>
              </table:table-cell>
              <table:table-cell office:value-type="float" office:value="12012">
                <text:p>12012</text:p>
              </table:table-cell>
              <table:table-cell office:value-type="float" office:value="15321">
                <text:p>15321</text:p>
              </table:table-cell>
              <table:table-cell office:value-type="float" office:value="15701">
                <text:p>15701</text:p>
              </table:table-cell>
            </table:table-row>
            <table:table-row>
              <table:table-cell office:value-type="string">
                <text:p>38</text:p>
              </table:table-cell>
              <table:table-cell office:value-type="float" office:value="9750">
                <text:p>9750</text:p>
              </table:table-cell>
              <table:table-cell office:value-type="float" office:value="12987">
                <text:p>12987</text:p>
              </table:table-cell>
              <table:table-cell office:value-type="float" office:value="16201">
                <text:p>16201</text:p>
              </table:table-cell>
              <table:table-cell office:value-type="float" office:value="16012">
                <text:p>16012</text:p>
              </table:table-cell>
            </table:table-row>
            <table:table-row>
              <table:table-cell office:value-type="string">
                <text:p>39</text:p>
              </table:table-cell>
              <table:table-cell office:value-type="float" office:value="10020">
                <text:p>10020</text:p>
              </table:table-cell>
              <table:table-cell office:value-type="float" office:value="13367">
                <text:p>13367</text:p>
              </table:table-cell>
              <table:table-cell office:value-type="float" office:value="17002">
                <text:p>17002</text:p>
              </table:table-cell>
              <table:table-cell office:value-type="float" office:value="16987">
                <text:p>16987</text:p>
              </table:table-cell>
            </table:table-row>
            <table:table-row>
              <table:table-cell office:value-type="string">
                <text:p>40</text:p>
              </table:table-cell>
              <table:table-cell office:value-type="float" office:value="10078">
                <text:p>10078</text:p>
              </table:table-cell>
              <table:table-cell office:value-type="float" office:value="14685">
                <text:p>14685</text:p>
              </table:table-cell>
              <table:table-cell office:value-type="float" office:value="17998">
                <text:p>17998</text:p>
              </table:table-cell>
              <table:table-cell office:value-type="float" office:value="17345">
                <text:p>17345</text:p>
              </table:table-cell>
            </table:table-row>
            <table:table-row>
              <table:table-cell office:value-type="string">
                <text:p>41</text:p>
              </table:table-cell>
              <table:table-cell office:value-type="float" office:value="10567">
                <text:p>10567</text:p>
              </table:table-cell>
              <table:table-cell office:value-type="float" office:value="15399">
                <text:p>15399</text:p>
              </table:table-cell>
              <table:table-cell office:value-type="float" office:value="18793">
                <text:p>18793</text:p>
              </table:table-cell>
              <table:table-cell office:value-type="float" office:value="18342">
                <text:p>18342</text:p>
              </table:table-cell>
            </table:table-row>
            <table:table-row>
              <table:table-cell office:value-type="string">
                <text:p>42</text:p>
              </table:table-cell>
              <table:table-cell office:value-type="float" office:value="10750">
                <text:p>10750</text:p>
              </table:table-cell>
              <table:table-cell office:value-type="float" office:value="16201">
                <text:p>16201</text:p>
              </table:table-cell>
              <table:table-cell office:value-type="float" office:value="19578">
                <text:p>19578</text:p>
              </table:table-cell>
              <table:table-cell office:value-type="float" office:value="18999">
                <text:p>18999</text:p>
              </table:table-cell>
            </table:table-row>
            <table:table-row>
              <table:table-cell office:value-type="string">
                <text:p>43</text:p>
              </table:table-cell>
              <table:table-cell office:value-type="float" office:value="11900">
                <text:p>11900</text:p>
              </table:table-cell>
              <table:table-cell office:value-type="float" office:value="17092">
                <text:p>17092</text:p>
              </table:table-cell>
              <table:table-cell office:value-type="float" office:value="20345">
                <text:p>20345</text:p>
              </table:table-cell>
              <table:table-cell office:value-type="float" office:value="19869">
                <text:p>19869</text:p>
              </table:table-cell>
            </table:table-row>
            <table:table-row>
              <table:table-cell office:value-type="string">
                <text:p>44</text:p>
              </table:table-cell>
              <table:table-cell office:value-type="float" office:value="12012">
                <text:p>12012</text:p>
              </table:table-cell>
              <table:table-cell office:value-type="float" office:value="17989">
                <text:p>17989</text:p>
              </table:table-cell>
              <table:table-cell office:value-type="float" office:value="21783">
                <text:p>21783</text:p>
              </table:table-cell>
              <table:table-cell office:value-type="float" office:value="20253">
                <text:p>20253</text:p>
              </table:table-cell>
            </table:table-row>
            <table:table-row>
              <table:table-cell office:value-type="string">
                <text:p>45</text:p>
              </table:table-cell>
              <table:table-cell office:value-type="float" office:value="12560">
                <text:p>12560</text:p>
              </table:table-cell>
              <table:table-cell office:value-type="float" office:value="18367">
                <text:p>18367</text:p>
              </table:table-cell>
              <table:table-cell office:value-type="float" office:value="22888">
                <text:p>22888</text:p>
              </table:table-cell>
              <table:table-cell office:value-type="float" office:value="21012">
                <text:p>21012</text:p>
              </table:table-cell>
            </table:table-row>
            <table:table-row>
              <table:table-cell office:value-type="string">
                <text:p>46</text:p>
              </table:table-cell>
              <table:table-cell office:value-type="float" office:value="13450">
                <text:p>13450</text:p>
              </table:table-cell>
              <table:table-cell office:value-type="float" office:value="19436">
                <text:p>19436</text:p>
              </table:table-cell>
              <table:table-cell office:value-type="float" office:value="23997">
                <text:p>23997</text:p>
              </table:table-cell>
              <table:table-cell office:value-type="float" office:value="23444">
                <text:p>23444</text:p>
              </table:table-cell>
            </table:table-row>
            <table:table-row>
              <table:table-cell office:value-type="string">
                <text:p>47</text:p>
              </table:table-cell>
              <table:table-cell office:value-type="float" office:value="13570">
                <text:p>13570</text:p>
              </table:table-cell>
              <table:table-cell office:value-type="float" office:value="20037">
                <text:p>20037</text:p>
              </table:table-cell>
              <table:table-cell office:value-type="float" office:value="25401">
                <text:p>25401</text:p>
              </table:table-cell>
              <table:table-cell office:value-type="float" office:value="24654">
                <text:p>24654</text:p>
              </table:table-cell>
            </table:table-row>
            <table:table-row>
              <table:table-cell office:value-type="string">
                <text:p>48</text:p>
              </table:table-cell>
              <table:table-cell office:value-type="float" office:value="14768">
                <text:p>14768</text:p>
              </table:table-cell>
              <table:table-cell office:value-type="float" office:value="21576">
                <text:p>21576</text:p>
              </table:table-cell>
              <table:table-cell office:value-type="float" office:value="27031">
                <text:p>27031</text:p>
              </table:table-cell>
              <table:table-cell office:value-type="float" office:value="26342">
                <text:p>26342</text:p>
              </table:table-cell>
            </table:table-row>
            <table:table-row>
              <table:table-cell office:value-type="string">
                <text:p>49</text:p>
              </table:table-cell>
              <table:table-cell office:value-type="float" office:value="14460">
                <text:p>14460</text:p>
              </table:table-cell>
              <table:table-cell office:value-type="float" office:value="22679">
                <text:p>22679</text:p>
              </table:table-cell>
              <table:table-cell office:value-type="float" office:value="28512">
                <text:p>28512</text:p>
              </table:table-cell>
              <table:table-cell office:value-type="float" office:value="27389">
                <text:p>27389</text:p>
              </table:table-cell>
            </table:table-row>
            <table:table-row>
              <table:table-cell office:value-type="string">
                <text:p>50</text:p>
              </table:table-cell>
              <table:table-cell office:value-type="float" office:value="14879">
                <text:p>14879</text:p>
              </table:table-cell>
              <table:table-cell office:value-type="float" office:value="23477">
                <text:p>23477</text:p>
              </table:table-cell>
              <table:table-cell office:value-type="float" office:value="29998">
                <text:p>29998</text:p>
              </table:table-cell>
              <table:table-cell office:value-type="float" office:value="28545">
                <text:p>28545</text:p>
              </table:table-cell>
            </table:table-row>
            <table:table-row>
              <table:table-cell office:value-type="string">
                <text:p>51</text:p>
              </table:table-cell>
              <table:table-cell office:value-type="float" office:value="15689">
                <text:p>15689</text:p>
              </table:table-cell>
              <table:table-cell office:value-type="float" office:value="24321">
                <text:p>24321</text:p>
              </table:table-cell>
              <table:table-cell office:value-type="float" office:value="32103">
                <text:p>32103</text:p>
              </table:table-cell>
              <table:table-cell office:value-type="float" office:value="29887">
                <text:p>29887</text:p>
              </table:table-cell>
            </table:table-row>
            <table:table-row>
              <table:table-cell office:value-type="string">
                <text:p>52</text:p>
              </table:table-cell>
              <table:table-cell office:value-type="float" office:value="15876">
                <text:p>15876</text:p>
              </table:table-cell>
              <table:table-cell office:value-type="float" office:value="25686">
                <text:p>25686</text:p>
              </table:table-cell>
              <table:table-cell office:value-type="float" office:value="34521">
                <text:p>34521</text:p>
              </table:table-cell>
              <table:table-cell office:value-type="float" office:value="31279">
                <text:p>31279</text:p>
              </table:table-cell>
            </table:table-row>
            <table:table-row>
              <table:table-cell office:value-type="string">
                <text:p>53</text:p>
              </table:table-cell>
              <table:table-cell office:value-type="float" office:value="16345">
                <text:p>16345</text:p>
              </table:table-cell>
              <table:table-cell office:value-type="float" office:value="26544">
                <text:p>26544</text:p>
              </table:table-cell>
              <table:table-cell office:value-type="float" office:value="36798">
                <text:p>36798</text:p>
              </table:table-cell>
              <table:table-cell office:value-type="float" office:value="33256">
                <text:p>33256</text:p>
              </table:table-cell>
            </table:table-row>
            <table:table-row>
              <table:table-cell office:value-type="string">
                <text:p>54</text:p>
              </table:table-cell>
              <table:table-cell office:value-type="float" office:value="16234">
                <text:p>16234</text:p>
              </table:table-cell>
              <table:table-cell office:value-type="float" office:value="27789">
                <text:p>27789</text:p>
              </table:table-cell>
              <table:table-cell office:value-type="float" office:value="38901">
                <text:p>38901</text:p>
              </table:table-cell>
              <table:table-cell office:value-type="float" office:value="37821">
                <text:p>37821</text:p>
              </table:table-cell>
            </table:table-row>
            <table:table-row>
              <table:table-cell office:value-type="string">
                <text:p>55</text:p>
              </table:table-cell>
              <table:table-cell office:value-type="float" office:value="16567">
                <text:p>16567</text:p>
              </table:table-cell>
              <table:table-cell office:value-type="float" office:value="28955">
                <text:p>28955</text:p>
              </table:table-cell>
              <table:table-cell office:value-type="float" office:value="40256">
                <text:p>40256</text:p>
              </table:table-cell>
              <table:table-cell office:value-type="float" office:value="39546">
                <text:p>39546</text:p>
              </table:table-cell>
            </table:table-row>
            <table:table-row>
              <table:table-cell office:value-type="string">
                <text:p>56</text:p>
              </table:table-cell>
              <table:table-cell office:value-type="float" office:value="16998">
                <text:p>16998</text:p>
              </table:table-cell>
              <table:table-cell office:value-type="float" office:value="30211">
                <text:p>30211</text:p>
              </table:table-cell>
              <table:table-cell office:value-type="float" office:value="43211">
                <text:p>43211</text:p>
              </table:table-cell>
              <table:table-cell office:value-type="float" office:value="41998">
                <text:p>41998</text:p>
              </table:table-cell>
            </table:table-row>
            <table:table-row>
              <table:table-cell office:value-type="string">
                <text:p>57</text:p>
              </table:table-cell>
              <table:table-cell office:value-type="float" office:value="17345">
                <text:p>17345</text:p>
              </table:table-cell>
              <table:table-cell office:value-type="float" office:value="31989">
                <text:p>31989</text:p>
              </table:table-cell>
              <table:table-cell office:value-type="float" office:value="47102">
                <text:p>47102</text:p>
              </table:table-cell>
              <table:table-cell office:value-type="float" office:value="44789">
                <text:p>44789</text:p>
              </table:table-cell>
            </table:table-row>
            <table:table-row>
              <table:table-cell office:value-type="string">
                <text:p>58</text:p>
              </table:table-cell>
              <table:table-cell office:value-type="float" office:value="17945">
                <text:p>17945</text:p>
              </table:table-cell>
              <table:table-cell office:value-type="float" office:value="33412">
                <text:p>33412</text:p>
              </table:table-cell>
              <table:table-cell office:value-type="float" office:value="49987">
                <text:p>49987</text:p>
              </table:table-cell>
              <table:table-cell office:value-type="float" office:value="47983">
                <text:p>47983</text:p>
              </table:table-cell>
            </table:table-row>
            <table:table-row>
              <table:table-cell office:value-type="string">
                <text:p>59</text:p>
              </table:table-cell>
              <table:table-cell office:value-type="float" office:value="18256">
                <text:p>18256</text:p>
              </table:table-cell>
              <table:table-cell office:value-type="float" office:value="34978">
                <text:p>34978</text:p>
              </table:table-cell>
              <table:table-cell office:value-type="float" office:value="52919">
                <text:p>52919</text:p>
              </table:table-cell>
              <table:table-cell office:value-type="float" office:value="49989">
                <text:p>49989</text:p>
              </table:table-cell>
            </table:table-row>
            <table:table-row>
              <table:table-cell office:value-type="string">
                <text:p>60</text:p>
              </table:table-cell>
              <table:table-cell office:value-type="float" office:value="18135">
                <text:p>18135</text:p>
              </table:table-cell>
              <table:table-cell office:value-type="float" office:value="35289">
                <text:p>35289</text:p>
              </table:table-cell>
              <table:table-cell office:value-type="float" office:value="55855">
                <text:p>55855</text:p>
              </table:table-cell>
              <table:table-cell office:value-type="float" office:value="52001">
                <text:p>5200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draw:hatch draw:name="msFillHatch_20_1" draw:display-name="msFillHatch 1" draw:style="single" draw:color="#d9d9d9" draw:distance="0.05cm" draw:rotation="1350"/>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15.874cm" svg:height="12.355cm" xlink:href="." xlink:type="simple" chart:class="chart:line" chart:style-name="ch1">
        <chart:legend chart:legend-position="end" svg:x="13.318cm" svg:y="5.193cm" style:legend-expansion="high" chart:style-name="ch2"/>
        <chart:plot-area chart:style-name="ch3" chart:data-source-has-labels="both" svg:x="0.317cm" svg:y="0.247cm" svg:width="12.684cm" svg:height="11.861cm">
          <chart:coordinate-region svg:x="1.03cm" svg:y="0.431cm" svg:width="11.971cm" svg:height="11.494cm"/>
          <chart:axis chart:dimension="x" chart:name="primary-x" chart:style-name="ch4" chartooo:axis-type="auto">
            <chartooo:date-scale/>
            <chart:categories table:cell-range-address="local-table.$A$2:.$A$132"/>
          </chart:axis>
          <chart:axis chart:dimension="y" chart:name="primary-y" chart:style-name="ch5">
            <chart:grid chart:style-name="ch6" chart:class="major"/>
          </chart:axis>
          <chart:series chart:style-name="ch7" chart:values-cell-range-address="local-table.$B$2:.$B$132" chart:label-cell-address="local-table.$B$1" chart:class="chart:line">
            <chart:data-point chart:repeated="131"/>
          </chart:series>
          <chart:series chart:style-name="ch8" chart:values-cell-range-address="local-table.$C$2:.$C$132" chart:label-cell-address="local-table.$C$1" chart:class="chart:line">
            <chart:data-point chart:repeated="131"/>
          </chart:series>
          <chart:series chart:style-name="ch9" chart:values-cell-range-address="local-table.$D$2:.$D$132" chart:label-cell-address="local-table.$D$1" chart:class="chart:line">
            <chart:data-point chart:repeated="131"/>
          </chart:series>
          <chart:series chart:style-name="ch10" chart:values-cell-range-address="local-table.$E$2:.$E$132" chart:label-cell-address="local-table.$E$1" chart:class="chart:line">
            <chart:data-point chart:repeated="131"/>
          </chart:series>
          <chart:wall chart:style-name="ch11"/>
          <chart:floor chart:style-name="ch12"/>
        </chart:plot-area>
        <draw:custom-shape draw:name="Text Box 1" draw:style-name="gr1" draw:text-style-name="P1" svg:width="0.001cm" svg:height="0.001cm" draw:transform="rotate (-0.459545192050107)">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1" svg:width="0.001cm" svg:height="0.001cm" draw:transform="rotate (0.222878545479676)">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1" svg:width="0.001cm" svg:height="0.001cm" draw:transform="rotate (1.5707963267949)">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ice</text:p>
              </table:table-cell>
              <table:table-cell office:value-type="string">
                <text:p>Cost</text:p>
              </table:table-cell>
              <table:table-cell office:value-type="string">
                <text:p>Profit</text:p>
              </table:table-cell>
              <table:table-cell office:value-type="string">
                <text:p>Revenue</text:p>
              </table:table-cell>
            </table:table-row>
          </table:table-header-rows>
          <table:table-rows>
            <table:table-row>
              <table:table-cell office:value-type="string">
                <text:p>0</text:p>
              </table:table-cell>
              <table:table-cell office:value-type="float" office:value="50">
                <text:p>50</text:p>
              </table:table-cell>
              <table:table-cell office:value-type="float" office:value="14">
                <text:p>14</text:p>
              </table:table-cell>
              <table:table-cell office:value-type="float" office:value="-14">
                <text:p>-14</text:p>
              </table:table-cell>
              <table:table-cell office:value-type="float" office:value="0">
                <text:p>0</text:p>
              </table:table-cell>
            </table:table-row>
            <table:table-row>
              <table:table-cell office:value-type="string">
                <text:p>200</text:p>
              </table:table-cell>
              <table:table-cell office:value-type="float" office:value="49.6">
                <text:p>49.6</text:p>
              </table:table-cell>
              <table:table-cell office:value-type="float" office:value="14.2">
                <text:p>14.2</text:p>
              </table:table-cell>
              <table:table-cell office:value-type="float" office:value="-13.208">
                <text:p>-13.208</text:p>
              </table:table-cell>
              <table:table-cell office:value-type="float" office:value="0.992">
                <text:p>0.992</text:p>
              </table:table-cell>
            </table:table-row>
            <table:table-row>
              <table:table-cell office:value-type="string">
                <text:p>400</text:p>
              </table:table-cell>
              <table:table-cell office:value-type="float" office:value="49.2">
                <text:p>49.2</text:p>
              </table:table-cell>
              <table:table-cell office:value-type="float" office:value="14.4">
                <text:p>14.4</text:p>
              </table:table-cell>
              <table:table-cell office:value-type="float" office:value="-12.432">
                <text:p>-12.432</text:p>
              </table:table-cell>
              <table:table-cell office:value-type="float" office:value="1.968">
                <text:p>1.968</text:p>
              </table:table-cell>
            </table:table-row>
            <table:table-row>
              <table:table-cell office:value-type="string">
                <text:p>600</text:p>
              </table:table-cell>
              <table:table-cell office:value-type="float" office:value="48.8">
                <text:p>48.8</text:p>
              </table:table-cell>
              <table:table-cell office:value-type="float" office:value="14.6">
                <text:p>14.6</text:p>
              </table:table-cell>
              <table:table-cell office:value-type="float" office:value="-11.672">
                <text:p>-11.672</text:p>
              </table:table-cell>
              <table:table-cell office:value-type="float" office:value="2.928">
                <text:p>2.928</text:p>
              </table:table-cell>
            </table:table-row>
            <table:table-row>
              <table:table-cell office:value-type="string">
                <text:p>800</text:p>
              </table:table-cell>
              <table:table-cell office:value-type="float" office:value="48.4">
                <text:p>48.4</text:p>
              </table:table-cell>
              <table:table-cell office:value-type="float" office:value="14.8">
                <text:p>14.8</text:p>
              </table:table-cell>
              <table:table-cell office:value-type="float" office:value="-10.928">
                <text:p>-10.928</text:p>
              </table:table-cell>
              <table:table-cell office:value-type="float" office:value="3.872">
                <text:p>3.872</text:p>
              </table:table-cell>
            </table:table-row>
            <table:table-row>
              <table:table-cell office:value-type="string">
                <text:p>1000</text:p>
              </table:table-cell>
              <table:table-cell office:value-type="float" office:value="48">
                <text:p>48</text:p>
              </table:table-cell>
              <table:table-cell office:value-type="float" office:value="15">
                <text:p>15</text:p>
              </table:table-cell>
              <table:table-cell office:value-type="float" office:value="-10.2">
                <text:p>-10.2</text:p>
              </table:table-cell>
              <table:table-cell office:value-type="float" office:value="4.8">
                <text:p>4.8</text:p>
              </table:table-cell>
            </table:table-row>
            <table:table-row>
              <table:table-cell office:value-type="string">
                <text:p>1200</text:p>
              </table:table-cell>
              <table:table-cell office:value-type="float" office:value="47.6">
                <text:p>47.6</text:p>
              </table:table-cell>
              <table:table-cell office:value-type="float" office:value="15.2">
                <text:p>15.2</text:p>
              </table:table-cell>
              <table:table-cell office:value-type="float" office:value="-9.488">
                <text:p>-9.488</text:p>
              </table:table-cell>
              <table:table-cell office:value-type="float" office:value="5.712">
                <text:p>5.712</text:p>
              </table:table-cell>
            </table:table-row>
            <table:table-row>
              <table:table-cell office:value-type="string">
                <text:p>1400</text:p>
              </table:table-cell>
              <table:table-cell office:value-type="float" office:value="47.2">
                <text:p>47.2</text:p>
              </table:table-cell>
              <table:table-cell office:value-type="float" office:value="15.4">
                <text:p>15.4</text:p>
              </table:table-cell>
              <table:table-cell office:value-type="float" office:value="-8.792">
                <text:p>-8.792</text:p>
              </table:table-cell>
              <table:table-cell office:value-type="float" office:value="6.608">
                <text:p>6.608</text:p>
              </table:table-cell>
            </table:table-row>
            <table:table-row>
              <table:table-cell office:value-type="string">
                <text:p>1600</text:p>
              </table:table-cell>
              <table:table-cell office:value-type="float" office:value="46.8">
                <text:p>46.8</text:p>
              </table:table-cell>
              <table:table-cell office:value-type="float" office:value="15.6">
                <text:p>15.6</text:p>
              </table:table-cell>
              <table:table-cell office:value-type="float" office:value="-8.112">
                <text:p>-8.112</text:p>
              </table:table-cell>
              <table:table-cell office:value-type="float" office:value="7.488">
                <text:p>7.488</text:p>
              </table:table-cell>
            </table:table-row>
            <table:table-row>
              <table:table-cell office:value-type="string">
                <text:p>1800</text:p>
              </table:table-cell>
              <table:table-cell office:value-type="float" office:value="46.4">
                <text:p>46.4</text:p>
              </table:table-cell>
              <table:table-cell office:value-type="float" office:value="15.8">
                <text:p>15.8</text:p>
              </table:table-cell>
              <table:table-cell office:value-type="float" office:value="-7.448">
                <text:p>-7.448</text:p>
              </table:table-cell>
              <table:table-cell office:value-type="float" office:value="8.352">
                <text:p>8.352</text:p>
              </table:table-cell>
            </table:table-row>
            <table:table-row>
              <table:table-cell office:value-type="string">
                <text:p>2000</text:p>
              </table:table-cell>
              <table:table-cell office:value-type="float" office:value="46">
                <text:p>46</text:p>
              </table:table-cell>
              <table:table-cell office:value-type="float" office:value="16">
                <text:p>16</text:p>
              </table:table-cell>
              <table:table-cell office:value-type="float" office:value="-6.8">
                <text:p>-6.8</text:p>
              </table:table-cell>
              <table:table-cell office:value-type="float" office:value="9.2">
                <text:p>9.2</text:p>
              </table:table-cell>
            </table:table-row>
            <table:table-row>
              <table:table-cell office:value-type="string">
                <text:p>2200</text:p>
              </table:table-cell>
              <table:table-cell office:value-type="float" office:value="45.6">
                <text:p>45.6</text:p>
              </table:table-cell>
              <table:table-cell office:value-type="float" office:value="16.2">
                <text:p>16.2</text:p>
              </table:table-cell>
              <table:table-cell office:value-type="float" office:value="-6.168">
                <text:p>-6.168</text:p>
              </table:table-cell>
              <table:table-cell office:value-type="float" office:value="10.032">
                <text:p>10.032</text:p>
              </table:table-cell>
            </table:table-row>
            <table:table-row>
              <table:table-cell office:value-type="string">
                <text:p>2400</text:p>
              </table:table-cell>
              <table:table-cell office:value-type="float" office:value="45.2">
                <text:p>45.2</text:p>
              </table:table-cell>
              <table:table-cell office:value-type="float" office:value="16.4">
                <text:p>16.4</text:p>
              </table:table-cell>
              <table:table-cell office:value-type="float" office:value="-5.552">
                <text:p>-5.552</text:p>
              </table:table-cell>
              <table:table-cell office:value-type="float" office:value="10.848">
                <text:p>10.848</text:p>
              </table:table-cell>
            </table:table-row>
            <table:table-row>
              <table:table-cell office:value-type="string">
                <text:p>2600</text:p>
              </table:table-cell>
              <table:table-cell office:value-type="float" office:value="44.8">
                <text:p>44.8</text:p>
              </table:table-cell>
              <table:table-cell office:value-type="float" office:value="16.6">
                <text:p>16.6</text:p>
              </table:table-cell>
              <table:table-cell office:value-type="float" office:value="-4.952">
                <text:p>-4.952</text:p>
              </table:table-cell>
              <table:table-cell office:value-type="float" office:value="11.648">
                <text:p>11.648</text:p>
              </table:table-cell>
            </table:table-row>
            <table:table-row>
              <table:table-cell office:value-type="string">
                <text:p>2800</text:p>
              </table:table-cell>
              <table:table-cell office:value-type="float" office:value="44.4">
                <text:p>44.4</text:p>
              </table:table-cell>
              <table:table-cell office:value-type="float" office:value="16.8">
                <text:p>16.8</text:p>
              </table:table-cell>
              <table:table-cell office:value-type="float" office:value="-4.368">
                <text:p>-4.368</text:p>
              </table:table-cell>
              <table:table-cell office:value-type="float" office:value="12.432">
                <text:p>12.432</text:p>
              </table:table-cell>
            </table:table-row>
            <table:table-row>
              <table:table-cell office:value-type="string">
                <text:p>3000</text:p>
              </table:table-cell>
              <table:table-cell office:value-type="float" office:value="44">
                <text:p>44</text:p>
              </table:table-cell>
              <table:table-cell office:value-type="float" office:value="17">
                <text:p>17</text:p>
              </table:table-cell>
              <table:table-cell office:value-type="float" office:value="-3.8">
                <text:p>-3.8</text:p>
              </table:table-cell>
              <table:table-cell office:value-type="float" office:value="13.2">
                <text:p>13.2</text:p>
              </table:table-cell>
            </table:table-row>
            <table:table-row>
              <table:table-cell office:value-type="string">
                <text:p>3200</text:p>
              </table:table-cell>
              <table:table-cell office:value-type="float" office:value="43.6">
                <text:p>43.6</text:p>
              </table:table-cell>
              <table:table-cell office:value-type="float" office:value="17.2">
                <text:p>17.2</text:p>
              </table:table-cell>
              <table:table-cell office:value-type="float" office:value="-3.248">
                <text:p>-3.248</text:p>
              </table:table-cell>
              <table:table-cell office:value-type="float" office:value="13.952">
                <text:p>13.952</text:p>
              </table:table-cell>
            </table:table-row>
            <table:table-row>
              <table:table-cell office:value-type="string">
                <text:p>3400</text:p>
              </table:table-cell>
              <table:table-cell office:value-type="float" office:value="43.2">
                <text:p>43.2</text:p>
              </table:table-cell>
              <table:table-cell office:value-type="float" office:value="17.4">
                <text:p>17.4</text:p>
              </table:table-cell>
              <table:table-cell office:value-type="float" office:value="-2.712">
                <text:p>-2.712</text:p>
              </table:table-cell>
              <table:table-cell office:value-type="float" office:value="14.688">
                <text:p>14.688</text:p>
              </table:table-cell>
            </table:table-row>
            <table:table-row>
              <table:table-cell office:value-type="string">
                <text:p>3600</text:p>
              </table:table-cell>
              <table:table-cell office:value-type="float" office:value="42.8">
                <text:p>42.8</text:p>
              </table:table-cell>
              <table:table-cell office:value-type="float" office:value="17.6">
                <text:p>17.6</text:p>
              </table:table-cell>
              <table:table-cell office:value-type="float" office:value="-2.192">
                <text:p>-2.192</text:p>
              </table:table-cell>
              <table:table-cell office:value-type="float" office:value="15.408">
                <text:p>15.408</text:p>
              </table:table-cell>
            </table:table-row>
            <table:table-row>
              <table:table-cell office:value-type="string">
                <text:p>3800</text:p>
              </table:table-cell>
              <table:table-cell office:value-type="float" office:value="42.4">
                <text:p>42.4</text:p>
              </table:table-cell>
              <table:table-cell office:value-type="float" office:value="17.8">
                <text:p>17.8</text:p>
              </table:table-cell>
              <table:table-cell office:value-type="float" office:value="-1.688">
                <text:p>-1.688</text:p>
              </table:table-cell>
              <table:table-cell office:value-type="float" office:value="16.112">
                <text:p>16.112</text:p>
              </table:table-cell>
            </table:table-row>
            <table:table-row>
              <table:table-cell office:value-type="string">
                <text:p>4000</text:p>
              </table:table-cell>
              <table:table-cell office:value-type="float" office:value="42">
                <text:p>42</text:p>
              </table:table-cell>
              <table:table-cell office:value-type="float" office:value="18">
                <text:p>18</text:p>
              </table:table-cell>
              <table:table-cell office:value-type="float" office:value="-1.2">
                <text:p>-1.2</text:p>
              </table:table-cell>
              <table:table-cell office:value-type="float" office:value="16.8">
                <text:p>16.8</text:p>
              </table:table-cell>
            </table:table-row>
            <table:table-row>
              <table:table-cell office:value-type="string">
                <text:p>4200</text:p>
              </table:table-cell>
              <table:table-cell office:value-type="float" office:value="41.6">
                <text:p>41.6</text:p>
              </table:table-cell>
              <table:table-cell office:value-type="float" office:value="18.2">
                <text:p>18.2</text:p>
              </table:table-cell>
              <table:table-cell office:value-type="float" office:value="-0.728">
                <text:p>-0.728</text:p>
              </table:table-cell>
              <table:table-cell office:value-type="float" office:value="17.472">
                <text:p>17.472</text:p>
              </table:table-cell>
            </table:table-row>
            <table:table-row>
              <table:table-cell office:value-type="string">
                <text:p>4400</text:p>
              </table:table-cell>
              <table:table-cell office:value-type="float" office:value="41.2">
                <text:p>41.2</text:p>
              </table:table-cell>
              <table:table-cell office:value-type="float" office:value="18.4">
                <text:p>18.4</text:p>
              </table:table-cell>
              <table:table-cell office:value-type="float" office:value="-0.272">
                <text:p>-0.272</text:p>
              </table:table-cell>
              <table:table-cell office:value-type="float" office:value="18.128">
                <text:p>18.128</text:p>
              </table:table-cell>
            </table:table-row>
            <table:table-row>
              <table:table-cell office:value-type="string">
                <text:p>4600</text:p>
              </table:table-cell>
              <table:table-cell office:value-type="float" office:value="40.8">
                <text:p>40.8</text:p>
              </table:table-cell>
              <table:table-cell office:value-type="float" office:value="18.6">
                <text:p>18.6</text:p>
              </table:table-cell>
              <table:table-cell office:value-type="float" office:value="0.168">
                <text:p>0.168</text:p>
              </table:table-cell>
              <table:table-cell office:value-type="float" office:value="18.768">
                <text:p>18.768</text:p>
              </table:table-cell>
            </table:table-row>
            <table:table-row>
              <table:table-cell office:value-type="string">
                <text:p>4800</text:p>
              </table:table-cell>
              <table:table-cell office:value-type="float" office:value="40.4">
                <text:p>40.4</text:p>
              </table:table-cell>
              <table:table-cell office:value-type="float" office:value="18.8">
                <text:p>18.8</text:p>
              </table:table-cell>
              <table:table-cell office:value-type="float" office:value="0.592">
                <text:p>0.592</text:p>
              </table:table-cell>
              <table:table-cell office:value-type="float" office:value="19.392">
                <text:p>19.392</text:p>
              </table:table-cell>
            </table:table-row>
            <table:table-row>
              <table:table-cell office:value-type="string">
                <text:p>5000</text:p>
              </table:table-cell>
              <table:table-cell office:value-type="float" office:value="40">
                <text:p>40</text:p>
              </table:table-cell>
              <table:table-cell office:value-type="float" office:value="19">
                <text:p>19</text:p>
              </table:table-cell>
              <table:table-cell office:value-type="float" office:value="1">
                <text:p>1</text:p>
              </table:table-cell>
              <table:table-cell office:value-type="float" office:value="20">
                <text:p>20</text:p>
              </table:table-cell>
            </table:table-row>
            <table:table-row>
              <table:table-cell office:value-type="string">
                <text:p>5200</text:p>
              </table:table-cell>
              <table:table-cell office:value-type="float" office:value="39.6">
                <text:p>39.6</text:p>
              </table:table-cell>
              <table:table-cell office:value-type="float" office:value="19.2">
                <text:p>19.2</text:p>
              </table:table-cell>
              <table:table-cell office:value-type="float" office:value="1.392">
                <text:p>1.392</text:p>
              </table:table-cell>
              <table:table-cell office:value-type="float" office:value="20.592">
                <text:p>20.592</text:p>
              </table:table-cell>
            </table:table-row>
            <table:table-row>
              <table:table-cell office:value-type="string">
                <text:p>5400</text:p>
              </table:table-cell>
              <table:table-cell office:value-type="float" office:value="39.2">
                <text:p>39.2</text:p>
              </table:table-cell>
              <table:table-cell office:value-type="float" office:value="19.4">
                <text:p>19.4</text:p>
              </table:table-cell>
              <table:table-cell office:value-type="float" office:value="1.768">
                <text:p>1.768</text:p>
              </table:table-cell>
              <table:table-cell office:value-type="float" office:value="21.168">
                <text:p>21.168</text:p>
              </table:table-cell>
            </table:table-row>
            <table:table-row>
              <table:table-cell office:value-type="string">
                <text:p>5600</text:p>
              </table:table-cell>
              <table:table-cell office:value-type="float" office:value="38.8">
                <text:p>38.8</text:p>
              </table:table-cell>
              <table:table-cell office:value-type="float" office:value="19.6">
                <text:p>19.6</text:p>
              </table:table-cell>
              <table:table-cell office:value-type="float" office:value="2.128">
                <text:p>2.128</text:p>
              </table:table-cell>
              <table:table-cell office:value-type="float" office:value="21.728">
                <text:p>21.728</text:p>
              </table:table-cell>
            </table:table-row>
            <table:table-row>
              <table:table-cell office:value-type="string">
                <text:p>5800</text:p>
              </table:table-cell>
              <table:table-cell office:value-type="float" office:value="38.4">
                <text:p>38.4</text:p>
              </table:table-cell>
              <table:table-cell office:value-type="float" office:value="19.8">
                <text:p>19.8</text:p>
              </table:table-cell>
              <table:table-cell office:value-type="float" office:value="2.472">
                <text:p>2.472</text:p>
              </table:table-cell>
              <table:table-cell office:value-type="float" office:value="22.272">
                <text:p>22.272</text:p>
              </table:table-cell>
            </table:table-row>
            <table:table-row>
              <table:table-cell office:value-type="string">
                <text:p>6000</text:p>
              </table:table-cell>
              <table:table-cell office:value-type="float" office:value="38">
                <text:p>38</text:p>
              </table:table-cell>
              <table:table-cell office:value-type="float" office:value="20">
                <text:p>20</text:p>
              </table:table-cell>
              <table:table-cell office:value-type="float" office:value="2.8">
                <text:p>2.8</text:p>
              </table:table-cell>
              <table:table-cell office:value-type="float" office:value="22.8">
                <text:p>22.8</text:p>
              </table:table-cell>
            </table:table-row>
            <table:table-row>
              <table:table-cell office:value-type="string">
                <text:p>6200</text:p>
              </table:table-cell>
              <table:table-cell office:value-type="float" office:value="37.6">
                <text:p>37.6</text:p>
              </table:table-cell>
              <table:table-cell office:value-type="float" office:value="20.2">
                <text:p>20.2</text:p>
              </table:table-cell>
              <table:table-cell office:value-type="float" office:value="3.112">
                <text:p>3.112</text:p>
              </table:table-cell>
              <table:table-cell office:value-type="float" office:value="23.312">
                <text:p>23.312</text:p>
              </table:table-cell>
            </table:table-row>
            <table:table-row>
              <table:table-cell office:value-type="string">
                <text:p>6400</text:p>
              </table:table-cell>
              <table:table-cell office:value-type="float" office:value="37.2">
                <text:p>37.2</text:p>
              </table:table-cell>
              <table:table-cell office:value-type="float" office:value="20.4">
                <text:p>20.4</text:p>
              </table:table-cell>
              <table:table-cell office:value-type="float" office:value="3.408">
                <text:p>3.408</text:p>
              </table:table-cell>
              <table:table-cell office:value-type="float" office:value="23.808">
                <text:p>23.808</text:p>
              </table:table-cell>
            </table:table-row>
            <table:table-row>
              <table:table-cell office:value-type="string">
                <text:p>6600</text:p>
              </table:table-cell>
              <table:table-cell office:value-type="float" office:value="36.8">
                <text:p>36.8</text:p>
              </table:table-cell>
              <table:table-cell office:value-type="float" office:value="20.6">
                <text:p>20.6</text:p>
              </table:table-cell>
              <table:table-cell office:value-type="float" office:value="3.688">
                <text:p>3.688</text:p>
              </table:table-cell>
              <table:table-cell office:value-type="float" office:value="24.288">
                <text:p>24.288</text:p>
              </table:table-cell>
            </table:table-row>
            <table:table-row>
              <table:table-cell office:value-type="string">
                <text:p>6800</text:p>
              </table:table-cell>
              <table:table-cell office:value-type="float" office:value="36.4">
                <text:p>36.4</text:p>
              </table:table-cell>
              <table:table-cell office:value-type="float" office:value="20.8">
                <text:p>20.8</text:p>
              </table:table-cell>
              <table:table-cell office:value-type="float" office:value="3.952">
                <text:p>3.952</text:p>
              </table:table-cell>
              <table:table-cell office:value-type="float" office:value="24.752">
                <text:p>24.752</text:p>
              </table:table-cell>
            </table:table-row>
            <table:table-row>
              <table:table-cell office:value-type="string">
                <text:p>7000</text:p>
              </table:table-cell>
              <table:table-cell office:value-type="float" office:value="36">
                <text:p>36</text:p>
              </table:table-cell>
              <table:table-cell office:value-type="float" office:value="21">
                <text:p>21</text:p>
              </table:table-cell>
              <table:table-cell office:value-type="float" office:value="4.2">
                <text:p>4.2</text:p>
              </table:table-cell>
              <table:table-cell office:value-type="float" office:value="25.2">
                <text:p>25.2</text:p>
              </table:table-cell>
            </table:table-row>
            <table:table-row>
              <table:table-cell office:value-type="string">
                <text:p>7200</text:p>
              </table:table-cell>
              <table:table-cell office:value-type="float" office:value="35.6">
                <text:p>35.6</text:p>
              </table:table-cell>
              <table:table-cell office:value-type="float" office:value="21.2">
                <text:p>21.2</text:p>
              </table:table-cell>
              <table:table-cell office:value-type="float" office:value="4.432">
                <text:p>4.432</text:p>
              </table:table-cell>
              <table:table-cell office:value-type="float" office:value="25.632">
                <text:p>25.632</text:p>
              </table:table-cell>
            </table:table-row>
            <table:table-row>
              <table:table-cell office:value-type="string">
                <text:p>7400</text:p>
              </table:table-cell>
              <table:table-cell office:value-type="float" office:value="35.2">
                <text:p>35.2</text:p>
              </table:table-cell>
              <table:table-cell office:value-type="float" office:value="21.4">
                <text:p>21.4</text:p>
              </table:table-cell>
              <table:table-cell office:value-type="float" office:value="4.648">
                <text:p>4.648</text:p>
              </table:table-cell>
              <table:table-cell office:value-type="float" office:value="26.048">
                <text:p>26.048</text:p>
              </table:table-cell>
            </table:table-row>
            <table:table-row>
              <table:table-cell office:value-type="string">
                <text:p>7600</text:p>
              </table:table-cell>
              <table:table-cell office:value-type="float" office:value="34.8">
                <text:p>34.8</text:p>
              </table:table-cell>
              <table:table-cell office:value-type="float" office:value="21.6">
                <text:p>21.6</text:p>
              </table:table-cell>
              <table:table-cell office:value-type="float" office:value="4.848">
                <text:p>4.848</text:p>
              </table:table-cell>
              <table:table-cell office:value-type="float" office:value="26.448">
                <text:p>26.448</text:p>
              </table:table-cell>
            </table:table-row>
            <table:table-row>
              <table:table-cell office:value-type="string">
                <text:p>7800</text:p>
              </table:table-cell>
              <table:table-cell office:value-type="float" office:value="34.4">
                <text:p>34.4</text:p>
              </table:table-cell>
              <table:table-cell office:value-type="float" office:value="21.8">
                <text:p>21.8</text:p>
              </table:table-cell>
              <table:table-cell office:value-type="float" office:value="5.032">
                <text:p>5.032</text:p>
              </table:table-cell>
              <table:table-cell office:value-type="float" office:value="26.832">
                <text:p>26.832</text:p>
              </table:table-cell>
            </table:table-row>
            <table:table-row>
              <table:table-cell office:value-type="string">
                <text:p>8000</text:p>
              </table:table-cell>
              <table:table-cell office:value-type="float" office:value="34">
                <text:p>34</text:p>
              </table:table-cell>
              <table:table-cell office:value-type="float" office:value="22">
                <text:p>22</text:p>
              </table:table-cell>
              <table:table-cell office:value-type="float" office:value="5.2">
                <text:p>5.2</text:p>
              </table:table-cell>
              <table:table-cell office:value-type="float" office:value="27.2">
                <text:p>27.2</text:p>
              </table:table-cell>
            </table:table-row>
            <table:table-row>
              <table:table-cell office:value-type="string">
                <text:p>8200</text:p>
              </table:table-cell>
              <table:table-cell office:value-type="float" office:value="33.6">
                <text:p>33.6</text:p>
              </table:table-cell>
              <table:table-cell office:value-type="float" office:value="22.2">
                <text:p>22.2</text:p>
              </table:table-cell>
              <table:table-cell office:value-type="float" office:value="5.352">
                <text:p>5.352</text:p>
              </table:table-cell>
              <table:table-cell office:value-type="float" office:value="27.552">
                <text:p>27.552</text:p>
              </table:table-cell>
            </table:table-row>
            <table:table-row>
              <table:table-cell office:value-type="string">
                <text:p>8400</text:p>
              </table:table-cell>
              <table:table-cell office:value-type="float" office:value="33.2">
                <text:p>33.2</text:p>
              </table:table-cell>
              <table:table-cell office:value-type="float" office:value="22.4">
                <text:p>22.4</text:p>
              </table:table-cell>
              <table:table-cell office:value-type="float" office:value="5.488">
                <text:p>5.488</text:p>
              </table:table-cell>
              <table:table-cell office:value-type="float" office:value="27.888">
                <text:p>27.888</text:p>
              </table:table-cell>
            </table:table-row>
            <table:table-row>
              <table:table-cell office:value-type="string">
                <text:p>8600</text:p>
              </table:table-cell>
              <table:table-cell office:value-type="float" office:value="32.8">
                <text:p>32.8</text:p>
              </table:table-cell>
              <table:table-cell office:value-type="float" office:value="22.6">
                <text:p>22.6</text:p>
              </table:table-cell>
              <table:table-cell office:value-type="float" office:value="5.608">
                <text:p>5.608</text:p>
              </table:table-cell>
              <table:table-cell office:value-type="float" office:value="28.208">
                <text:p>28.208</text:p>
              </table:table-cell>
            </table:table-row>
            <table:table-row>
              <table:table-cell office:value-type="string">
                <text:p>8800</text:p>
              </table:table-cell>
              <table:table-cell office:value-type="float" office:value="32.4">
                <text:p>32.4</text:p>
              </table:table-cell>
              <table:table-cell office:value-type="float" office:value="22.8">
                <text:p>22.8</text:p>
              </table:table-cell>
              <table:table-cell office:value-type="float" office:value="5.712">
                <text:p>5.712</text:p>
              </table:table-cell>
              <table:table-cell office:value-type="float" office:value="28.512">
                <text:p>28.512</text:p>
              </table:table-cell>
            </table:table-row>
            <table:table-row>
              <table:table-cell office:value-type="string">
                <text:p>9000</text:p>
              </table:table-cell>
              <table:table-cell office:value-type="float" office:value="32">
                <text:p>32</text:p>
              </table:table-cell>
              <table:table-cell office:value-type="float" office:value="23">
                <text:p>23</text:p>
              </table:table-cell>
              <table:table-cell office:value-type="float" office:value="5.8">
                <text:p>5.8</text:p>
              </table:table-cell>
              <table:table-cell office:value-type="float" office:value="28.8">
                <text:p>28.8</text:p>
              </table:table-cell>
            </table:table-row>
            <table:table-row>
              <table:table-cell office:value-type="string">
                <text:p>9200</text:p>
              </table:table-cell>
              <table:table-cell office:value-type="float" office:value="31.6">
                <text:p>31.6</text:p>
              </table:table-cell>
              <table:table-cell office:value-type="float" office:value="23.2">
                <text:p>23.2</text:p>
              </table:table-cell>
              <table:table-cell office:value-type="float" office:value="5.872">
                <text:p>5.872</text:p>
              </table:table-cell>
              <table:table-cell office:value-type="float" office:value="29.072">
                <text:p>29.072</text:p>
              </table:table-cell>
            </table:table-row>
            <table:table-row>
              <table:table-cell office:value-type="string">
                <text:p>9400</text:p>
              </table:table-cell>
              <table:table-cell office:value-type="float" office:value="31.2">
                <text:p>31.2</text:p>
              </table:table-cell>
              <table:table-cell office:value-type="float" office:value="23.4">
                <text:p>23.4</text:p>
              </table:table-cell>
              <table:table-cell office:value-type="float" office:value="5.928">
                <text:p>5.928</text:p>
              </table:table-cell>
              <table:table-cell office:value-type="float" office:value="29.328">
                <text:p>29.328</text:p>
              </table:table-cell>
            </table:table-row>
            <table:table-row>
              <table:table-cell office:value-type="string">
                <text:p>9600</text:p>
              </table:table-cell>
              <table:table-cell office:value-type="float" office:value="30.8">
                <text:p>30.8</text:p>
              </table:table-cell>
              <table:table-cell office:value-type="float" office:value="23.6">
                <text:p>23.6</text:p>
              </table:table-cell>
              <table:table-cell office:value-type="float" office:value="5.968">
                <text:p>5.968</text:p>
              </table:table-cell>
              <table:table-cell office:value-type="float" office:value="29.568">
                <text:p>29.568</text:p>
              </table:table-cell>
            </table:table-row>
            <table:table-row>
              <table:table-cell office:value-type="string">
                <text:p>9800</text:p>
              </table:table-cell>
              <table:table-cell office:value-type="float" office:value="30.4">
                <text:p>30.4</text:p>
              </table:table-cell>
              <table:table-cell office:value-type="float" office:value="23.8">
                <text:p>23.8</text:p>
              </table:table-cell>
              <table:table-cell office:value-type="float" office:value="5.992">
                <text:p>5.992</text:p>
              </table:table-cell>
              <table:table-cell office:value-type="float" office:value="29.792">
                <text:p>29.792</text:p>
              </table:table-cell>
            </table:table-row>
            <table:table-row>
              <table:table-cell office:value-type="string">
                <text:p>10000</text:p>
              </table:table-cell>
              <table:table-cell office:value-type="float" office:value="30">
                <text:p>30</text:p>
              </table:table-cell>
              <table:table-cell office:value-type="float" office:value="24">
                <text:p>24</text:p>
              </table:table-cell>
              <table:table-cell office:value-type="float" office:value="6">
                <text:p>6</text:p>
              </table:table-cell>
              <table:table-cell office:value-type="float" office:value="30">
                <text:p>30</text:p>
              </table:table-cell>
            </table:table-row>
            <table:table-row>
              <table:table-cell office:value-type="string">
                <text:p>10050</text:p>
              </table:table-cell>
              <table:table-cell office:value-type="float" office:value="29.9">
                <text:p>29.9</text:p>
              </table:table-cell>
              <table:table-cell office:value-type="float" office:value="24.05">
                <text:p>24.05</text:p>
              </table:table-cell>
              <table:table-cell office:value-type="float" office:value="5.9995">
                <text:p>5.9995</text:p>
              </table:table-cell>
              <table:table-cell office:value-type="float" office:value="30.0495">
                <text:p>30.0495</text:p>
              </table:table-cell>
            </table:table-row>
            <table:table-row>
              <table:table-cell office:value-type="string">
                <text:p>10100</text:p>
              </table:table-cell>
              <table:table-cell office:value-type="float" office:value="29.8">
                <text:p>29.8</text:p>
              </table:table-cell>
              <table:table-cell office:value-type="float" office:value="24.1">
                <text:p>24.1</text:p>
              </table:table-cell>
              <table:table-cell office:value-type="float" office:value="5.998">
                <text:p>5.998</text:p>
              </table:table-cell>
              <table:table-cell office:value-type="float" office:value="30.098">
                <text:p>30.098</text:p>
              </table:table-cell>
            </table:table-row>
            <table:table-row>
              <table:table-cell office:value-type="string">
                <text:p>10200</text:p>
              </table:table-cell>
              <table:table-cell office:value-type="float" office:value="29.6">
                <text:p>29.6</text:p>
              </table:table-cell>
              <table:table-cell office:value-type="float" office:value="24.2">
                <text:p>24.2</text:p>
              </table:table-cell>
              <table:table-cell office:value-type="float" office:value="5.992">
                <text:p>5.992</text:p>
              </table:table-cell>
              <table:table-cell office:value-type="float" office:value="30.192">
                <text:p>30.192</text:p>
              </table:table-cell>
            </table:table-row>
            <table:table-row>
              <table:table-cell office:value-type="string">
                <text:p>10400</text:p>
              </table:table-cell>
              <table:table-cell office:value-type="float" office:value="29.2">
                <text:p>29.2</text:p>
              </table:table-cell>
              <table:table-cell office:value-type="float" office:value="24.4">
                <text:p>24.4</text:p>
              </table:table-cell>
              <table:table-cell office:value-type="float" office:value="5.968">
                <text:p>5.968</text:p>
              </table:table-cell>
              <table:table-cell office:value-type="float" office:value="30.368">
                <text:p>30.368</text:p>
              </table:table-cell>
            </table:table-row>
            <table:table-row>
              <table:table-cell office:value-type="string">
                <text:p>10600</text:p>
              </table:table-cell>
              <table:table-cell office:value-type="float" office:value="28.8">
                <text:p>28.8</text:p>
              </table:table-cell>
              <table:table-cell office:value-type="float" office:value="24.6">
                <text:p>24.6</text:p>
              </table:table-cell>
              <table:table-cell office:value-type="float" office:value="5.928">
                <text:p>5.928</text:p>
              </table:table-cell>
              <table:table-cell office:value-type="float" office:value="30.528">
                <text:p>30.528</text:p>
              </table:table-cell>
            </table:table-row>
            <table:table-row>
              <table:table-cell office:value-type="string">
                <text:p>10800</text:p>
              </table:table-cell>
              <table:table-cell office:value-type="float" office:value="28.4">
                <text:p>28.4</text:p>
              </table:table-cell>
              <table:table-cell office:value-type="float" office:value="24.8">
                <text:p>24.8</text:p>
              </table:table-cell>
              <table:table-cell office:value-type="float" office:value="5.872">
                <text:p>5.872</text:p>
              </table:table-cell>
              <table:table-cell office:value-type="float" office:value="30.672">
                <text:p>30.672</text:p>
              </table:table-cell>
            </table:table-row>
            <table:table-row>
              <table:table-cell office:value-type="string">
                <text:p>11000</text:p>
              </table:table-cell>
              <table:table-cell office:value-type="float" office:value="28">
                <text:p>28</text:p>
              </table:table-cell>
              <table:table-cell office:value-type="float" office:value="25">
                <text:p>25</text:p>
              </table:table-cell>
              <table:table-cell office:value-type="float" office:value="5.8">
                <text:p>5.8</text:p>
              </table:table-cell>
              <table:table-cell office:value-type="float" office:value="30.8">
                <text:p>30.8</text:p>
              </table:table-cell>
            </table:table-row>
            <table:table-row>
              <table:table-cell office:value-type="string">
                <text:p>11200</text:p>
              </table:table-cell>
              <table:table-cell office:value-type="float" office:value="27.6">
                <text:p>27.6</text:p>
              </table:table-cell>
              <table:table-cell office:value-type="float" office:value="25.2">
                <text:p>25.2</text:p>
              </table:table-cell>
              <table:table-cell office:value-type="float" office:value="5.712">
                <text:p>5.712</text:p>
              </table:table-cell>
              <table:table-cell office:value-type="float" office:value="30.912">
                <text:p>30.912</text:p>
              </table:table-cell>
            </table:table-row>
            <table:table-row>
              <table:table-cell office:value-type="string">
                <text:p>11400</text:p>
              </table:table-cell>
              <table:table-cell office:value-type="float" office:value="27.2">
                <text:p>27.2</text:p>
              </table:table-cell>
              <table:table-cell office:value-type="float" office:value="25.4">
                <text:p>25.4</text:p>
              </table:table-cell>
              <table:table-cell office:value-type="float" office:value="5.608">
                <text:p>5.608</text:p>
              </table:table-cell>
              <table:table-cell office:value-type="float" office:value="31.008">
                <text:p>31.008</text:p>
              </table:table-cell>
            </table:table-row>
            <table:table-row>
              <table:table-cell office:value-type="string">
                <text:p>11600</text:p>
              </table:table-cell>
              <table:table-cell office:value-type="float" office:value="26.8">
                <text:p>26.8</text:p>
              </table:table-cell>
              <table:table-cell office:value-type="float" office:value="25.6">
                <text:p>25.6</text:p>
              </table:table-cell>
              <table:table-cell office:value-type="float" office:value="5.488">
                <text:p>5.488</text:p>
              </table:table-cell>
              <table:table-cell office:value-type="float" office:value="31.088">
                <text:p>31.088</text:p>
              </table:table-cell>
            </table:table-row>
            <table:table-row>
              <table:table-cell office:value-type="string">
                <text:p>11800</text:p>
              </table:table-cell>
              <table:table-cell office:value-type="float" office:value="26.4">
                <text:p>26.4</text:p>
              </table:table-cell>
              <table:table-cell office:value-type="float" office:value="25.8">
                <text:p>25.8</text:p>
              </table:table-cell>
              <table:table-cell office:value-type="float" office:value="5.352">
                <text:p>5.352</text:p>
              </table:table-cell>
              <table:table-cell office:value-type="float" office:value="31.152">
                <text:p>31.152</text:p>
              </table:table-cell>
            </table:table-row>
            <table:table-row>
              <table:table-cell office:value-type="string">
                <text:p>12000</text:p>
              </table:table-cell>
              <table:table-cell office:value-type="float" office:value="26">
                <text:p>26</text:p>
              </table:table-cell>
              <table:table-cell office:value-type="float" office:value="26">
                <text:p>26</text:p>
              </table:table-cell>
              <table:table-cell office:value-type="float" office:value="5.2">
                <text:p>5.2</text:p>
              </table:table-cell>
              <table:table-cell office:value-type="float" office:value="31.2">
                <text:p>31.2</text:p>
              </table:table-cell>
            </table:table-row>
            <table:table-row>
              <table:table-cell office:value-type="string">
                <text:p>12200</text:p>
              </table:table-cell>
              <table:table-cell office:value-type="float" office:value="25.6">
                <text:p>25.6</text:p>
              </table:table-cell>
              <table:table-cell office:value-type="float" office:value="26.2">
                <text:p>26.2</text:p>
              </table:table-cell>
              <table:table-cell office:value-type="float" office:value="5.032">
                <text:p>5.032</text:p>
              </table:table-cell>
              <table:table-cell office:value-type="float" office:value="31.232">
                <text:p>31.232</text:p>
              </table:table-cell>
            </table:table-row>
            <table:table-row>
              <table:table-cell office:value-type="string">
                <text:p>12400</text:p>
              </table:table-cell>
              <table:table-cell office:value-type="float" office:value="25.2">
                <text:p>25.2</text:p>
              </table:table-cell>
              <table:table-cell office:value-type="float" office:value="26.4">
                <text:p>26.4</text:p>
              </table:table-cell>
              <table:table-cell office:value-type="float" office:value="4.848">
                <text:p>4.848</text:p>
              </table:table-cell>
              <table:table-cell office:value-type="float" office:value="31.248">
                <text:p>31.248</text:p>
              </table:table-cell>
            </table:table-row>
            <table:table-row>
              <table:table-cell office:value-type="string">
                <text:p>12600</text:p>
              </table:table-cell>
              <table:table-cell office:value-type="float" office:value="24.8">
                <text:p>24.8</text:p>
              </table:table-cell>
              <table:table-cell office:value-type="float" office:value="26.6">
                <text:p>26.6</text:p>
              </table:table-cell>
              <table:table-cell office:value-type="float" office:value="4.648">
                <text:p>4.648</text:p>
              </table:table-cell>
              <table:table-cell office:value-type="float" office:value="31.248">
                <text:p>31.248</text:p>
              </table:table-cell>
            </table:table-row>
            <table:table-row>
              <table:table-cell office:value-type="string">
                <text:p>12800</text:p>
              </table:table-cell>
              <table:table-cell office:value-type="float" office:value="24.4">
                <text:p>24.4</text:p>
              </table:table-cell>
              <table:table-cell office:value-type="float" office:value="26.8">
                <text:p>26.8</text:p>
              </table:table-cell>
              <table:table-cell office:value-type="float" office:value="4.432">
                <text:p>4.432</text:p>
              </table:table-cell>
              <table:table-cell office:value-type="float" office:value="31.232">
                <text:p>31.232</text:p>
              </table:table-cell>
            </table:table-row>
            <table:table-row>
              <table:table-cell office:value-type="string">
                <text:p>13000</text:p>
              </table:table-cell>
              <table:table-cell office:value-type="float" office:value="24">
                <text:p>24</text:p>
              </table:table-cell>
              <table:table-cell office:value-type="float" office:value="27">
                <text:p>27</text:p>
              </table:table-cell>
              <table:table-cell office:value-type="float" office:value="4.2">
                <text:p>4.2</text:p>
              </table:table-cell>
              <table:table-cell office:value-type="float" office:value="31.2">
                <text:p>31.2</text:p>
              </table:table-cell>
            </table:table-row>
            <table:table-row>
              <table:table-cell office:value-type="string">
                <text:p>13200</text:p>
              </table:table-cell>
              <table:table-cell office:value-type="float" office:value="23.6">
                <text:p>23.6</text:p>
              </table:table-cell>
              <table:table-cell office:value-type="float" office:value="27.2">
                <text:p>27.2</text:p>
              </table:table-cell>
              <table:table-cell office:value-type="float" office:value="3.952">
                <text:p>3.952</text:p>
              </table:table-cell>
              <table:table-cell office:value-type="float" office:value="31.152">
                <text:p>31.152</text:p>
              </table:table-cell>
            </table:table-row>
            <table:table-row>
              <table:table-cell office:value-type="string">
                <text:p>13400</text:p>
              </table:table-cell>
              <table:table-cell office:value-type="float" office:value="23.2">
                <text:p>23.2</text:p>
              </table:table-cell>
              <table:table-cell office:value-type="float" office:value="27.4">
                <text:p>27.4</text:p>
              </table:table-cell>
              <table:table-cell office:value-type="float" office:value="3.688">
                <text:p>3.688</text:p>
              </table:table-cell>
              <table:table-cell office:value-type="float" office:value="31.088">
                <text:p>31.088</text:p>
              </table:table-cell>
            </table:table-row>
            <table:table-row>
              <table:table-cell office:value-type="string">
                <text:p>13600</text:p>
              </table:table-cell>
              <table:table-cell office:value-type="float" office:value="22.8">
                <text:p>22.8</text:p>
              </table:table-cell>
              <table:table-cell office:value-type="float" office:value="27.6">
                <text:p>27.6</text:p>
              </table:table-cell>
              <table:table-cell office:value-type="float" office:value="3.408">
                <text:p>3.408</text:p>
              </table:table-cell>
              <table:table-cell office:value-type="float" office:value="31.008">
                <text:p>31.008</text:p>
              </table:table-cell>
            </table:table-row>
            <table:table-row>
              <table:table-cell office:value-type="string">
                <text:p>13800</text:p>
              </table:table-cell>
              <table:table-cell office:value-type="float" office:value="22.4">
                <text:p>22.4</text:p>
              </table:table-cell>
              <table:table-cell office:value-type="float" office:value="27.8">
                <text:p>27.8</text:p>
              </table:table-cell>
              <table:table-cell office:value-type="float" office:value="3.112">
                <text:p>3.112</text:p>
              </table:table-cell>
              <table:table-cell office:value-type="float" office:value="30.912">
                <text:p>30.912</text:p>
              </table:table-cell>
            </table:table-row>
            <table:table-row>
              <table:table-cell office:value-type="string">
                <text:p>14000</text:p>
              </table:table-cell>
              <table:table-cell office:value-type="float" office:value="22">
                <text:p>22</text:p>
              </table:table-cell>
              <table:table-cell office:value-type="float" office:value="28">
                <text:p>28</text:p>
              </table:table-cell>
              <table:table-cell office:value-type="float" office:value="2.8">
                <text:p>2.8</text:p>
              </table:table-cell>
              <table:table-cell office:value-type="float" office:value="30.8">
                <text:p>30.8</text:p>
              </table:table-cell>
            </table:table-row>
            <table:table-row>
              <table:table-cell office:value-type="string">
                <text:p>14200</text:p>
              </table:table-cell>
              <table:table-cell office:value-type="float" office:value="21.6">
                <text:p>21.6</text:p>
              </table:table-cell>
              <table:table-cell office:value-type="float" office:value="28.2">
                <text:p>28.2</text:p>
              </table:table-cell>
              <table:table-cell office:value-type="float" office:value="2.47199999999999">
                <text:p>2.47199999999999</text:p>
              </table:table-cell>
              <table:table-cell office:value-type="float" office:value="30.672">
                <text:p>30.672</text:p>
              </table:table-cell>
            </table:table-row>
            <table:table-row>
              <table:table-cell office:value-type="string">
                <text:p>14400</text:p>
              </table:table-cell>
              <table:table-cell office:value-type="float" office:value="21.2">
                <text:p>21.2</text:p>
              </table:table-cell>
              <table:table-cell office:value-type="float" office:value="28.4">
                <text:p>28.4</text:p>
              </table:table-cell>
              <table:table-cell office:value-type="float" office:value="2.128">
                <text:p>2.128</text:p>
              </table:table-cell>
              <table:table-cell office:value-type="float" office:value="30.528">
                <text:p>30.528</text:p>
              </table:table-cell>
            </table:table-row>
            <table:table-row>
              <table:table-cell office:value-type="string">
                <text:p>14600</text:p>
              </table:table-cell>
              <table:table-cell office:value-type="float" office:value="20.8">
                <text:p>20.8</text:p>
              </table:table-cell>
              <table:table-cell office:value-type="float" office:value="28.6">
                <text:p>28.6</text:p>
              </table:table-cell>
              <table:table-cell office:value-type="float" office:value="1.768">
                <text:p>1.768</text:p>
              </table:table-cell>
              <table:table-cell office:value-type="float" office:value="30.368">
                <text:p>30.368</text:p>
              </table:table-cell>
            </table:table-row>
            <table:table-row>
              <table:table-cell office:value-type="string">
                <text:p>14800</text:p>
              </table:table-cell>
              <table:table-cell office:value-type="float" office:value="20.4">
                <text:p>20.4</text:p>
              </table:table-cell>
              <table:table-cell office:value-type="float" office:value="28.8">
                <text:p>28.8</text:p>
              </table:table-cell>
              <table:table-cell office:value-type="float" office:value="1.392">
                <text:p>1.392</text:p>
              </table:table-cell>
              <table:table-cell office:value-type="float" office:value="30.192">
                <text:p>30.192</text:p>
              </table:table-cell>
            </table:table-row>
            <table:table-row>
              <table:table-cell office:value-type="string">
                <text:p>15000</text:p>
              </table:table-cell>
              <table:table-cell office:value-type="float" office:value="20">
                <text:p>20</text:p>
              </table:table-cell>
              <table:table-cell office:value-type="float" office:value="29">
                <text:p>29</text:p>
              </table:table-cell>
              <table:table-cell office:value-type="float" office:value="1">
                <text:p>1</text:p>
              </table:table-cell>
              <table:table-cell office:value-type="float" office:value="30">
                <text:p>30</text:p>
              </table:table-cell>
            </table:table-row>
            <table:table-row>
              <table:table-cell office:value-type="string">
                <text:p>15200</text:p>
              </table:table-cell>
              <table:table-cell office:value-type="float" office:value="19.6">
                <text:p>19.6</text:p>
              </table:table-cell>
              <table:table-cell office:value-type="float" office:value="29.2">
                <text:p>29.2</text:p>
              </table:table-cell>
              <table:table-cell office:value-type="float" office:value="0.591999999999994">
                <text:p>0.591999999999994</text:p>
              </table:table-cell>
              <table:table-cell office:value-type="float" office:value="29.792">
                <text:p>29.792</text:p>
              </table:table-cell>
            </table:table-row>
            <table:table-row>
              <table:table-cell office:value-type="string">
                <text:p>15400</text:p>
              </table:table-cell>
              <table:table-cell office:value-type="float" office:value="19.2">
                <text:p>19.2</text:p>
              </table:table-cell>
              <table:table-cell office:value-type="float" office:value="29.4">
                <text:p>29.4</text:p>
              </table:table-cell>
              <table:table-cell office:value-type="float" office:value="0.168">
                <text:p>0.168</text:p>
              </table:table-cell>
              <table:table-cell office:value-type="float" office:value="29.568">
                <text:p>29.568</text:p>
              </table:table-cell>
            </table:table-row>
            <table:table-row>
              <table:table-cell office:value-type="string">
                <text:p>15600</text:p>
              </table:table-cell>
              <table:table-cell office:value-type="float" office:value="18.8">
                <text:p>18.8</text:p>
              </table:table-cell>
              <table:table-cell office:value-type="float" office:value="29.6">
                <text:p>29.6</text:p>
              </table:table-cell>
              <table:table-cell office:value-type="float" office:value="-0.272">
                <text:p>-0.272</text:p>
              </table:table-cell>
              <table:table-cell office:value-type="float" office:value="29.328">
                <text:p>29.328</text:p>
              </table:table-cell>
            </table:table-row>
            <table:table-row>
              <table:table-cell office:value-type="string">
                <text:p>15800</text:p>
              </table:table-cell>
              <table:table-cell office:value-type="float" office:value="18.4">
                <text:p>18.4</text:p>
              </table:table-cell>
              <table:table-cell office:value-type="float" office:value="29.8">
                <text:p>29.8</text:p>
              </table:table-cell>
              <table:table-cell office:value-type="float" office:value="-0.728">
                <text:p>-0.728</text:p>
              </table:table-cell>
              <table:table-cell office:value-type="float" office:value="29.072">
                <text:p>29.072</text:p>
              </table:table-cell>
            </table:table-row>
            <table:table-row>
              <table:table-cell office:value-type="string">
                <text:p>16000</text:p>
              </table:table-cell>
              <table:table-cell office:value-type="float" office:value="18">
                <text:p>18</text:p>
              </table:table-cell>
              <table:table-cell office:value-type="float" office:value="30">
                <text:p>30</text:p>
              </table:table-cell>
              <table:table-cell office:value-type="float" office:value="-1.2">
                <text:p>-1.2</text:p>
              </table:table-cell>
              <table:table-cell office:value-type="float" office:value="28.8">
                <text:p>28.8</text:p>
              </table:table-cell>
            </table:table-row>
            <table:table-row>
              <table:table-cell office:value-type="string">
                <text:p>16200</text:p>
              </table:table-cell>
              <table:table-cell office:value-type="float" office:value="17.6">
                <text:p>17.6</text:p>
              </table:table-cell>
              <table:table-cell office:value-type="float" office:value="30.2">
                <text:p>30.2</text:p>
              </table:table-cell>
              <table:table-cell office:value-type="float" office:value="-1.688">
                <text:p>-1.688</text:p>
              </table:table-cell>
              <table:table-cell office:value-type="float" office:value="28.512">
                <text:p>28.512</text:p>
              </table:table-cell>
            </table:table-row>
            <table:table-row>
              <table:table-cell office:value-type="string">
                <text:p>16400</text:p>
              </table:table-cell>
              <table:table-cell office:value-type="float" office:value="17.2">
                <text:p>17.2</text:p>
              </table:table-cell>
              <table:table-cell office:value-type="float" office:value="30.4">
                <text:p>30.4</text:p>
              </table:table-cell>
              <table:table-cell office:value-type="float" office:value="-2.19199999999999">
                <text:p>-2.19199999999999</text:p>
              </table:table-cell>
              <table:table-cell office:value-type="float" office:value="28.208">
                <text:p>28.208</text:p>
              </table:table-cell>
            </table:table-row>
            <table:table-row>
              <table:table-cell office:value-type="string">
                <text:p>16600</text:p>
              </table:table-cell>
              <table:table-cell office:value-type="float" office:value="16.8">
                <text:p>16.8</text:p>
              </table:table-cell>
              <table:table-cell office:value-type="float" office:value="30.6">
                <text:p>30.6</text:p>
              </table:table-cell>
              <table:table-cell office:value-type="float" office:value="-2.71200000000001">
                <text:p>-2.71200000000001</text:p>
              </table:table-cell>
              <table:table-cell office:value-type="float" office:value="27.888">
                <text:p>27.888</text:p>
              </table:table-cell>
            </table:table-row>
            <table:table-row>
              <table:table-cell office:value-type="string">
                <text:p>16800</text:p>
              </table:table-cell>
              <table:table-cell office:value-type="float" office:value="16.4">
                <text:p>16.4</text:p>
              </table:table-cell>
              <table:table-cell office:value-type="float" office:value="30.8">
                <text:p>30.8</text:p>
              </table:table-cell>
              <table:table-cell office:value-type="float" office:value="-3.248">
                <text:p>-3.248</text:p>
              </table:table-cell>
              <table:table-cell office:value-type="float" office:value="27.552">
                <text:p>27.552</text:p>
              </table:table-cell>
            </table:table-row>
            <table:table-row>
              <table:table-cell office:value-type="string">
                <text:p>17000</text:p>
              </table:table-cell>
              <table:table-cell office:value-type="float" office:value="16">
                <text:p>16</text:p>
              </table:table-cell>
              <table:table-cell office:value-type="float" office:value="31">
                <text:p>31</text:p>
              </table:table-cell>
              <table:table-cell office:value-type="float" office:value="-3.8">
                <text:p>-3.8</text:p>
              </table:table-cell>
              <table:table-cell office:value-type="float" office:value="27.2">
                <text:p>27.2</text:p>
              </table:table-cell>
            </table:table-row>
            <table:table-row>
              <table:table-cell office:value-type="string">
                <text:p>17200</text:p>
              </table:table-cell>
              <table:table-cell office:value-type="float" office:value="15.6">
                <text:p>15.6</text:p>
              </table:table-cell>
              <table:table-cell office:value-type="float" office:value="31.2">
                <text:p>31.2</text:p>
              </table:table-cell>
              <table:table-cell office:value-type="float" office:value="-4.368">
                <text:p>-4.368</text:p>
              </table:table-cell>
              <table:table-cell office:value-type="float" office:value="26.832">
                <text:p>26.832</text:p>
              </table:table-cell>
            </table:table-row>
            <table:table-row>
              <table:table-cell office:value-type="string">
                <text:p>17400</text:p>
              </table:table-cell>
              <table:table-cell office:value-type="float" office:value="15.2">
                <text:p>15.2</text:p>
              </table:table-cell>
              <table:table-cell office:value-type="float" office:value="31.4">
                <text:p>31.4</text:p>
              </table:table-cell>
              <table:table-cell office:value-type="float" office:value="-4.95200000000001">
                <text:p>-4.95200000000001</text:p>
              </table:table-cell>
              <table:table-cell office:value-type="float" office:value="26.448">
                <text:p>26.448</text:p>
              </table:table-cell>
            </table:table-row>
            <table:table-row>
              <table:table-cell office:value-type="string">
                <text:p>17600</text:p>
              </table:table-cell>
              <table:table-cell office:value-type="float" office:value="14.8">
                <text:p>14.8</text:p>
              </table:table-cell>
              <table:table-cell office:value-type="float" office:value="31.6">
                <text:p>31.6</text:p>
              </table:table-cell>
              <table:table-cell office:value-type="float" office:value="-5.55200000000001">
                <text:p>-5.55200000000001</text:p>
              </table:table-cell>
              <table:table-cell office:value-type="float" office:value="26.048">
                <text:p>26.048</text:p>
              </table:table-cell>
            </table:table-row>
            <table:table-row>
              <table:table-cell office:value-type="string">
                <text:p>17800</text:p>
              </table:table-cell>
              <table:table-cell office:value-type="float" office:value="14.4">
                <text:p>14.4</text:p>
              </table:table-cell>
              <table:table-cell office:value-type="float" office:value="31.8">
                <text:p>31.8</text:p>
              </table:table-cell>
              <table:table-cell office:value-type="float" office:value="-6.168">
                <text:p>-6.168</text:p>
              </table:table-cell>
              <table:table-cell office:value-type="float" office:value="25.632">
                <text:p>25.632</text:p>
              </table:table-cell>
            </table:table-row>
            <table:table-row>
              <table:table-cell office:value-type="string">
                <text:p>18000</text:p>
              </table:table-cell>
              <table:table-cell office:value-type="float" office:value="14">
                <text:p>14</text:p>
              </table:table-cell>
              <table:table-cell office:value-type="float" office:value="32">
                <text:p>32</text:p>
              </table:table-cell>
              <table:table-cell office:value-type="float" office:value="-6.8">
                <text:p>-6.8</text:p>
              </table:table-cell>
              <table:table-cell office:value-type="float" office:value="25.2">
                <text:p>25.2</text:p>
              </table:table-cell>
            </table:table-row>
            <table:table-row>
              <table:table-cell office:value-type="string">
                <text:p>18200</text:p>
              </table:table-cell>
              <table:table-cell office:value-type="float" office:value="13.6">
                <text:p>13.6</text:p>
              </table:table-cell>
              <table:table-cell office:value-type="float" office:value="32.2">
                <text:p>32.2</text:p>
              </table:table-cell>
              <table:table-cell office:value-type="float" office:value="-7.448">
                <text:p>-7.448</text:p>
              </table:table-cell>
              <table:table-cell office:value-type="float" office:value="24.752">
                <text:p>24.752</text:p>
              </table:table-cell>
            </table:table-row>
            <table:table-row>
              <table:table-cell office:value-type="string">
                <text:p>18400</text:p>
              </table:table-cell>
              <table:table-cell office:value-type="float" office:value="13.2">
                <text:p>13.2</text:p>
              </table:table-cell>
              <table:table-cell office:value-type="float" office:value="32.4">
                <text:p>32.4</text:p>
              </table:table-cell>
              <table:table-cell office:value-type="float" office:value="-8.11200000000001">
                <text:p>-8.11200000000001</text:p>
              </table:table-cell>
              <table:table-cell office:value-type="float" office:value="24.288">
                <text:p>24.288</text:p>
              </table:table-cell>
            </table:table-row>
            <table:table-row>
              <table:table-cell office:value-type="string">
                <text:p>18600</text:p>
              </table:table-cell>
              <table:table-cell office:value-type="float" office:value="12.8">
                <text:p>12.8</text:p>
              </table:table-cell>
              <table:table-cell office:value-type="float" office:value="32.6">
                <text:p>32.6</text:p>
              </table:table-cell>
              <table:table-cell office:value-type="float" office:value="-8.79200000000001">
                <text:p>-8.79200000000001</text:p>
              </table:table-cell>
              <table:table-cell office:value-type="float" office:value="23.808">
                <text:p>23.808</text:p>
              </table:table-cell>
            </table:table-row>
            <table:table-row>
              <table:table-cell office:value-type="string">
                <text:p>18800</text:p>
              </table:table-cell>
              <table:table-cell office:value-type="float" office:value="12.4">
                <text:p>12.4</text:p>
              </table:table-cell>
              <table:table-cell office:value-type="float" office:value="32.8">
                <text:p>32.8</text:p>
              </table:table-cell>
              <table:table-cell office:value-type="float" office:value="-9.488">
                <text:p>-9.488</text:p>
              </table:table-cell>
              <table:table-cell office:value-type="float" office:value="23.312">
                <text:p>23.312</text:p>
              </table:table-cell>
            </table:table-row>
            <table:table-row>
              <table:table-cell office:value-type="string">
                <text:p>19000</text:p>
              </table:table-cell>
              <table:table-cell office:value-type="float" office:value="12">
                <text:p>12</text:p>
              </table:table-cell>
              <table:table-cell office:value-type="float" office:value="33">
                <text:p>33</text:p>
              </table:table-cell>
              <table:table-cell office:value-type="float" office:value="-10.2">
                <text:p>-10.2</text:p>
              </table:table-cell>
              <table:table-cell office:value-type="float" office:value="22.8">
                <text:p>22.8</text:p>
              </table:table-cell>
            </table:table-row>
            <table:table-row>
              <table:table-cell office:value-type="string">
                <text:p>19200</text:p>
              </table:table-cell>
              <table:table-cell office:value-type="float" office:value="11.6">
                <text:p>11.6</text:p>
              </table:table-cell>
              <table:table-cell office:value-type="float" office:value="33.2">
                <text:p>33.2</text:p>
              </table:table-cell>
              <table:table-cell office:value-type="float" office:value="-10.928">
                <text:p>-10.928</text:p>
              </table:table-cell>
              <table:table-cell office:value-type="float" office:value="22.272">
                <text:p>22.272</text:p>
              </table:table-cell>
            </table:table-row>
            <table:table-row>
              <table:table-cell office:value-type="string">
                <text:p>19400</text:p>
              </table:table-cell>
              <table:table-cell office:value-type="float" office:value="11.2">
                <text:p>11.2</text:p>
              </table:table-cell>
              <table:table-cell office:value-type="float" office:value="33.4">
                <text:p>33.4</text:p>
              </table:table-cell>
              <table:table-cell office:value-type="float" office:value="-11.672">
                <text:p>-11.672</text:p>
              </table:table-cell>
              <table:table-cell office:value-type="float" office:value="21.728">
                <text:p>21.728</text:p>
              </table:table-cell>
            </table:table-row>
            <table:table-row>
              <table:table-cell office:value-type="string">
                <text:p>19600</text:p>
              </table:table-cell>
              <table:table-cell office:value-type="float" office:value="10.8">
                <text:p>10.8</text:p>
              </table:table-cell>
              <table:table-cell office:value-type="float" office:value="33.6">
                <text:p>33.6</text:p>
              </table:table-cell>
              <table:table-cell office:value-type="float" office:value="-12.432">
                <text:p>-12.432</text:p>
              </table:table-cell>
              <table:table-cell office:value-type="float" office:value="21.168">
                <text:p>21.168</text:p>
              </table:table-cell>
            </table:table-row>
            <table:table-row>
              <table:table-cell office:value-type="string">
                <text:p>19800</text:p>
              </table:table-cell>
              <table:table-cell office:value-type="float" office:value="10.4">
                <text:p>10.4</text:p>
              </table:table-cell>
              <table:table-cell office:value-type="float" office:value="33.8">
                <text:p>33.8</text:p>
              </table:table-cell>
              <table:table-cell office:value-type="float" office:value="-13.208">
                <text:p>-13.208</text:p>
              </table:table-cell>
              <table:table-cell office:value-type="float" office:value="20.592">
                <text:p>20.592</text:p>
              </table:table-cell>
            </table:table-row>
            <table:table-row>
              <table:table-cell office:value-type="string">
                <text:p>20000</text:p>
              </table:table-cell>
              <table:table-cell office:value-type="float" office:value="10">
                <text:p>10</text:p>
              </table:table-cell>
              <table:table-cell office:value-type="float" office:value="34">
                <text:p>34</text:p>
              </table:table-cell>
              <table:table-cell office:value-type="float" office:value="-14">
                <text:p>-14</text:p>
              </table:table-cell>
              <table:table-cell office:value-type="float" office:value="20">
                <text:p>20</text:p>
              </table:table-cell>
            </table:table-row>
            <table:table-row>
              <table:table-cell office:value-type="string">
                <text:p>20200</text:p>
              </table:table-cell>
              <table:table-cell office:value-type="float" office:value="9.6">
                <text:p>9.6</text:p>
              </table:table-cell>
              <table:table-cell office:value-type="float" office:value="34.2">
                <text:p>34.2</text:p>
              </table:table-cell>
              <table:table-cell office:value-type="float" office:value="-14.808">
                <text:p>-14.808</text:p>
              </table:table-cell>
              <table:table-cell office:value-type="float" office:value="19.392">
                <text:p>19.392</text:p>
              </table:table-cell>
            </table:table-row>
            <table:table-row>
              <table:table-cell office:value-type="string">
                <text:p>20400</text:p>
              </table:table-cell>
              <table:table-cell office:value-type="float" office:value="9.2">
                <text:p>9.2</text:p>
              </table:table-cell>
              <table:table-cell office:value-type="float" office:value="34.4">
                <text:p>34.4</text:p>
              </table:table-cell>
              <table:table-cell office:value-type="float" office:value="-15.632">
                <text:p>-15.632</text:p>
              </table:table-cell>
              <table:table-cell office:value-type="float" office:value="18.768">
                <text:p>18.768</text:p>
              </table:table-cell>
            </table:table-row>
            <table:table-row>
              <table:table-cell office:value-type="string">
                <text:p>20600</text:p>
              </table:table-cell>
              <table:table-cell office:value-type="float" office:value="8.8">
                <text:p>8.8</text:p>
              </table:table-cell>
              <table:table-cell office:value-type="float" office:value="34.6">
                <text:p>34.6</text:p>
              </table:table-cell>
              <table:table-cell office:value-type="float" office:value="-16.472">
                <text:p>-16.472</text:p>
              </table:table-cell>
              <table:table-cell office:value-type="float" office:value="18.128">
                <text:p>18.128</text:p>
              </table:table-cell>
            </table:table-row>
            <table:table-row>
              <table:table-cell office:value-type="string">
                <text:p>20800</text:p>
              </table:table-cell>
              <table:table-cell office:value-type="float" office:value="8.4">
                <text:p>8.4</text:p>
              </table:table-cell>
              <table:table-cell office:value-type="float" office:value="34.8">
                <text:p>34.8</text:p>
              </table:table-cell>
              <table:table-cell office:value-type="float" office:value="-17.328">
                <text:p>-17.328</text:p>
              </table:table-cell>
              <table:table-cell office:value-type="float" office:value="17.472">
                <text:p>17.472</text:p>
              </table:table-cell>
            </table:table-row>
            <table:table-row>
              <table:table-cell office:value-type="string">
                <text:p>21000</text:p>
              </table:table-cell>
              <table:table-cell office:value-type="float" office:value="8">
                <text:p>8</text:p>
              </table:table-cell>
              <table:table-cell office:value-type="float" office:value="35">
                <text:p>35</text:p>
              </table:table-cell>
              <table:table-cell office:value-type="float" office:value="-18.2">
                <text:p>-18.2</text:p>
              </table:table-cell>
              <table:table-cell office:value-type="float" office:value="16.8">
                <text:p>16.8</text:p>
              </table:table-cell>
            </table:table-row>
            <table:table-row>
              <table:table-cell office:value-type="string">
                <text:p>21200</text:p>
              </table:table-cell>
              <table:table-cell office:value-type="float" office:value="7.6">
                <text:p>7.6</text:p>
              </table:table-cell>
              <table:table-cell office:value-type="float" office:value="35.2">
                <text:p>35.2</text:p>
              </table:table-cell>
              <table:table-cell office:value-type="float" office:value="-19.088">
                <text:p>-19.088</text:p>
              </table:table-cell>
              <table:table-cell office:value-type="float" office:value="16.112">
                <text:p>16.112</text:p>
              </table:table-cell>
            </table:table-row>
            <table:table-row>
              <table:table-cell office:value-type="string">
                <text:p>21400</text:p>
              </table:table-cell>
              <table:table-cell office:value-type="float" office:value="7.2">
                <text:p>7.2</text:p>
              </table:table-cell>
              <table:table-cell office:value-type="float" office:value="35.4">
                <text:p>35.4</text:p>
              </table:table-cell>
              <table:table-cell office:value-type="float" office:value="-19.992">
                <text:p>-19.992</text:p>
              </table:table-cell>
              <table:table-cell office:value-type="float" office:value="15.408">
                <text:p>15.408</text:p>
              </table:table-cell>
            </table:table-row>
            <table:table-row>
              <table:table-cell office:value-type="string">
                <text:p>21600</text:p>
              </table:table-cell>
              <table:table-cell office:value-type="float" office:value="6.8">
                <text:p>6.8</text:p>
              </table:table-cell>
              <table:table-cell office:value-type="float" office:value="35.6">
                <text:p>35.6</text:p>
              </table:table-cell>
              <table:table-cell office:value-type="float" office:value="-20.912">
                <text:p>-20.912</text:p>
              </table:table-cell>
              <table:table-cell office:value-type="float" office:value="14.688">
                <text:p>14.688</text:p>
              </table:table-cell>
            </table:table-row>
            <table:table-row>
              <table:table-cell office:value-type="string">
                <text:p>21800</text:p>
              </table:table-cell>
              <table:table-cell office:value-type="float" office:value="6.4">
                <text:p>6.4</text:p>
              </table:table-cell>
              <table:table-cell office:value-type="float" office:value="35.8">
                <text:p>35.8</text:p>
              </table:table-cell>
              <table:table-cell office:value-type="float" office:value="-21.848">
                <text:p>-21.848</text:p>
              </table:table-cell>
              <table:table-cell office:value-type="float" office:value="13.952">
                <text:p>13.952</text:p>
              </table:table-cell>
            </table:table-row>
            <table:table-row>
              <table:table-cell office:value-type="string">
                <text:p>22000</text:p>
              </table:table-cell>
              <table:table-cell office:value-type="float" office:value="6">
                <text:p>6</text:p>
              </table:table-cell>
              <table:table-cell office:value-type="float" office:value="36">
                <text:p>36</text:p>
              </table:table-cell>
              <table:table-cell office:value-type="float" office:value="-22.8">
                <text:p>-22.8</text:p>
              </table:table-cell>
              <table:table-cell office:value-type="float" office:value="13.2">
                <text:p>13.2</text:p>
              </table:table-cell>
            </table:table-row>
            <table:table-row>
              <table:table-cell office:value-type="string">
                <text:p>22200</text:p>
              </table:table-cell>
              <table:table-cell office:value-type="float" office:value="5.6">
                <text:p>5.6</text:p>
              </table:table-cell>
              <table:table-cell office:value-type="float" office:value="36.2">
                <text:p>36.2</text:p>
              </table:table-cell>
              <table:table-cell office:value-type="float" office:value="-23.768">
                <text:p>-23.768</text:p>
              </table:table-cell>
              <table:table-cell office:value-type="float" office:value="12.432">
                <text:p>12.432</text:p>
              </table:table-cell>
            </table:table-row>
            <table:table-row>
              <table:table-cell office:value-type="string">
                <text:p>22400</text:p>
              </table:table-cell>
              <table:table-cell office:value-type="float" office:value="5.2">
                <text:p>5.2</text:p>
              </table:table-cell>
              <table:table-cell office:value-type="float" office:value="36.4">
                <text:p>36.4</text:p>
              </table:table-cell>
              <table:table-cell office:value-type="float" office:value="-24.752">
                <text:p>-24.752</text:p>
              </table:table-cell>
              <table:table-cell office:value-type="float" office:value="11.648">
                <text:p>11.648</text:p>
              </table:table-cell>
            </table:table-row>
            <table:table-row>
              <table:table-cell office:value-type="string">
                <text:p>22600</text:p>
              </table:table-cell>
              <table:table-cell office:value-type="float" office:value="4.8">
                <text:p>4.8</text:p>
              </table:table-cell>
              <table:table-cell office:value-type="float" office:value="36.6">
                <text:p>36.6</text:p>
              </table:table-cell>
              <table:table-cell office:value-type="float" office:value="-25.752">
                <text:p>-25.752</text:p>
              </table:table-cell>
              <table:table-cell office:value-type="float" office:value="10.848">
                <text:p>10.848</text:p>
              </table:table-cell>
            </table:table-row>
            <table:table-row>
              <table:table-cell office:value-type="string">
                <text:p>22800</text:p>
              </table:table-cell>
              <table:table-cell office:value-type="float" office:value="4.4">
                <text:p>4.4</text:p>
              </table:table-cell>
              <table:table-cell office:value-type="float" office:value="36.8">
                <text:p>36.8</text:p>
              </table:table-cell>
              <table:table-cell office:value-type="float" office:value="-26.768">
                <text:p>-26.768</text:p>
              </table:table-cell>
              <table:table-cell office:value-type="float" office:value="10.032">
                <text:p>10.032</text:p>
              </table:table-cell>
            </table:table-row>
            <table:table-row>
              <table:table-cell office:value-type="string">
                <text:p>23000</text:p>
              </table:table-cell>
              <table:table-cell office:value-type="float" office:value="4">
                <text:p>4</text:p>
              </table:table-cell>
              <table:table-cell office:value-type="float" office:value="37">
                <text:p>37</text:p>
              </table:table-cell>
              <table:table-cell office:value-type="float" office:value="-27.8">
                <text:p>-27.8</text:p>
              </table:table-cell>
              <table:table-cell office:value-type="float" office:value="9.2">
                <text:p>9.2</text:p>
              </table:table-cell>
            </table:table-row>
            <table:table-row>
              <table:table-cell office:value-type="string">
                <text:p>23200</text:p>
              </table:table-cell>
              <table:table-cell office:value-type="float" office:value="3.6">
                <text:p>3.6</text:p>
              </table:table-cell>
              <table:table-cell office:value-type="float" office:value="37.2">
                <text:p>37.2</text:p>
              </table:table-cell>
              <table:table-cell office:value-type="float" office:value="-28.848">
                <text:p>-28.848</text:p>
              </table:table-cell>
              <table:table-cell office:value-type="float" office:value="8.352">
                <text:p>8.352</text:p>
              </table:table-cell>
            </table:table-row>
            <table:table-row>
              <table:table-cell office:value-type="string">
                <text:p>23400</text:p>
              </table:table-cell>
              <table:table-cell office:value-type="float" office:value="3.2">
                <text:p>3.2</text:p>
              </table:table-cell>
              <table:table-cell office:value-type="float" office:value="37.4">
                <text:p>37.4</text:p>
              </table:table-cell>
              <table:table-cell office:value-type="float" office:value="-29.912">
                <text:p>-29.912</text:p>
              </table:table-cell>
              <table:table-cell office:value-type="float" office:value="7.48799999999999">
                <text:p>7.48799999999999</text:p>
              </table:table-cell>
            </table:table-row>
            <table:table-row>
              <table:table-cell office:value-type="string">
                <text:p>23600</text:p>
              </table:table-cell>
              <table:table-cell office:value-type="float" office:value="2.8">
                <text:p>2.8</text:p>
              </table:table-cell>
              <table:table-cell office:value-type="float" office:value="37.6">
                <text:p>37.6</text:p>
              </table:table-cell>
              <table:table-cell office:value-type="float" office:value="-30.992">
                <text:p>-30.992</text:p>
              </table:table-cell>
              <table:table-cell office:value-type="float" office:value="6.60799999999999">
                <text:p>6.60799999999999</text:p>
              </table:table-cell>
            </table:table-row>
            <table:table-row>
              <table:table-cell office:value-type="string">
                <text:p>23800</text:p>
              </table:table-cell>
              <table:table-cell office:value-type="float" office:value="2.4">
                <text:p>2.4</text:p>
              </table:table-cell>
              <table:table-cell office:value-type="float" office:value="37.8">
                <text:p>37.8</text:p>
              </table:table-cell>
              <table:table-cell office:value-type="float" office:value="-32.088">
                <text:p>-32.088</text:p>
              </table:table-cell>
              <table:table-cell office:value-type="float" office:value="5.712">
                <text:p>5.712</text:p>
              </table:table-cell>
            </table:table-row>
            <table:table-row>
              <table:table-cell office:value-type="string">
                <text:p>24000</text:p>
              </table:table-cell>
              <table:table-cell office:value-type="float" office:value="2">
                <text:p>2</text:p>
              </table:table-cell>
              <table:table-cell office:value-type="float" office:value="38">
                <text:p>38</text:p>
              </table:table-cell>
              <table:table-cell office:value-type="float" office:value="-33.2">
                <text:p>-33.2</text:p>
              </table:table-cell>
              <table:table-cell office:value-type="float" office:value="4.8">
                <text:p>4.8</text:p>
              </table:table-cell>
            </table:table-row>
            <table:table-row>
              <table:table-cell office:value-type="string">
                <text:p>24200</text:p>
              </table:table-cell>
              <table:table-cell office:value-type="float" office:value="1.6">
                <text:p>1.6</text:p>
              </table:table-cell>
              <table:table-cell office:value-type="float" office:value="38.2">
                <text:p>38.2</text:p>
              </table:table-cell>
              <table:table-cell office:value-type="float" office:value="-34.328">
                <text:p>-34.328</text:p>
              </table:table-cell>
              <table:table-cell office:value-type="float" office:value="3.872">
                <text:p>3.872</text:p>
              </table:table-cell>
            </table:table-row>
            <table:table-row>
              <table:table-cell office:value-type="string">
                <text:p>24400</text:p>
              </table:table-cell>
              <table:table-cell office:value-type="float" office:value="1.2">
                <text:p>1.2</text:p>
              </table:table-cell>
              <table:table-cell office:value-type="float" office:value="38.4">
                <text:p>38.4</text:p>
              </table:table-cell>
              <table:table-cell office:value-type="float" office:value="-35.472">
                <text:p>-35.472</text:p>
              </table:table-cell>
              <table:table-cell office:value-type="float" office:value="2.92799999999999">
                <text:p>2.92799999999999</text:p>
              </table:table-cell>
            </table:table-row>
            <table:table-row>
              <table:table-cell office:value-type="string">
                <text:p>24600</text:p>
              </table:table-cell>
              <table:table-cell office:value-type="float" office:value="0.799999999999997">
                <text:p>0.799999999999997</text:p>
              </table:table-cell>
              <table:table-cell office:value-type="float" office:value="38.6">
                <text:p>38.6</text:p>
              </table:table-cell>
              <table:table-cell office:value-type="float" office:value="-36.632">
                <text:p>-36.632</text:p>
              </table:table-cell>
              <table:table-cell office:value-type="float" office:value="1.96799999999999">
                <text:p>1.96799999999999</text:p>
              </table:table-cell>
            </table:table-row>
            <table:table-row>
              <table:table-cell office:value-type="string">
                <text:p>24800</text:p>
              </table:table-cell>
              <table:table-cell office:value-type="float" office:value="0.399999999999999">
                <text:p>0.399999999999999</text:p>
              </table:table-cell>
              <table:table-cell office:value-type="float" office:value="38.8">
                <text:p>38.8</text:p>
              </table:table-cell>
              <table:table-cell office:value-type="float" office:value="-37.808">
                <text:p>-37.808</text:p>
              </table:table-cell>
              <table:table-cell office:value-type="float" office:value="0.991999999999996">
                <text:p>0.991999999999996</text:p>
              </table:table-cell>
            </table:table-row>
            <table:table-row>
              <table:table-cell office:value-type="string">
                <text:p>25000</text:p>
              </table:table-cell>
              <table:table-cell office:value-type="float" office:value="0">
                <text:p>0</text:p>
              </table:table-cell>
              <table:table-cell office:value-type="float" office:value="39">
                <text:p>39</text:p>
              </table:table-cell>
              <table:table-cell office:value-type="float" office:value="-39">
                <text:p>-39</text:p>
              </table:table-cell>
              <table:table-cell office:value-type="float" office:value="0">
                <text:p>0</text:p>
              </table:table-cell>
            </table:table-row>
            <table:table-row>
              <table:table-cell office:value-type="string">
                <text:p>25200</text:p>
              </table:table-cell>
              <table:table-cell office:value-type="float" office:value="-0.399999999999999">
                <text:p>-0.399999999999999</text:p>
              </table:table-cell>
              <table:table-cell office:value-type="float" office:value="39.2">
                <text:p>39.2</text:p>
              </table:table-cell>
              <table:table-cell office:value-type="float" office:value="-40.208">
                <text:p>-40.208</text:p>
              </table:table-cell>
              <table:table-cell office:value-type="float" office:value="-1.008">
                <text:p>-1.008</text:p>
              </table:table-cell>
            </table:table-row>
            <table:table-row>
              <table:table-cell office:value-type="string">
                <text:p>25400</text:p>
              </table:table-cell>
              <table:table-cell office:value-type="float" office:value="-0.800000000000004">
                <text:p>-0.800000000000004</text:p>
              </table:table-cell>
              <table:table-cell office:value-type="float" office:value="39.4">
                <text:p>39.4</text:p>
              </table:table-cell>
              <table:table-cell office:value-type="float" office:value="-41.432">
                <text:p>-41.432</text:p>
              </table:table-cell>
              <table:table-cell office:value-type="float" office:value="-2.03200000000001">
                <text:p>-2.03200000000001</text:p>
              </table:table-cell>
            </table:table-row>
            <table:table-row>
              <table:table-cell office:value-type="string">
                <text:p>25600</text:p>
              </table:table-cell>
              <table:table-cell office:value-type="float" office:value="-1.2">
                <text:p>-1.2</text:p>
              </table:table-cell>
              <table:table-cell office:value-type="float" office:value="39.6">
                <text:p>39.6</text:p>
              </table:table-cell>
              <table:table-cell office:value-type="float" office:value="-42.672">
                <text:p>-42.672</text:p>
              </table:table-cell>
              <table:table-cell office:value-type="float" office:value="-3.07200000000001">
                <text:p>-3.07200000000001</text:p>
              </table:table-cell>
            </table:table-row>
          </table:table-rows>
        </table:table>
      </chart:chart>
    </office:chart>
  </office:body>
</office:document-content>
</file>

<file path=Object 3/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